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02cm" fo:min-width="1.024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4cm" fo:min-width="0.944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solid" draw:fill-color="#ff6d6d" draw:opacity="100%" draw:textarea-horizontal-align="justify" draw:textarea-vertical-align="middle" draw:auto-grow-height="false" fo:min-height="0.94cm" fo:min-width="0.944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solid" draw:fill-color="#ff6d6d" draw:textarea-horizontal-align="justify" draw:textarea-vertical-align="middle" draw:auto-grow-height="false" fo:min-height="0.94cm" fo:min-width="0.944cm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dash" draw:stroke-dash="Fine_20_Dashed" svg:stroke-width="0.081cm" svg:stroke-color="#ff6d6d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000000" draw:marker-start-width="0.321cm" draw:marker-end-width="0.321cm" draw:fill="none" draw:fill-color="#ff6d6d" draw:textarea-horizontal-align="justify" draw:textarea-vertical-align="middle" draw:auto-grow-height="false" fo:min-height="0.94cm" fo:min-width="0.944cm" fo:padding-top="0.165cm" fo:padding-bottom="0.165cm" fo:padding-left="0.29cm" fo:padding-right="0.29cm"/>
    </style:style>
    <style:style style:name="gr9" style:family="graphic" style:parent-style-name="objectwithoutfill">
      <style:graphic-properties draw:stroke="solid" draw:stroke-dash="Fine_20_Dashed"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ff6d6d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ff6d6d" draw:marker-start="Arrow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94cm" fo:min-width="0.944cm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="solid" draw:fill-color="#ff6d6d" draw:opacity="100%"/>
      <style:paragraph-properties fo:text-align="center"/>
    </style:style>
    <style:style style:name="P6" style:family="paragraph">
      <loext:graphic-properties draw:fill="solid" draw:fill-color="#ff6d6d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6d6d"/>
      <style:paragraph-properties fo:text-align="center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loext:graphic-properties draw:fill="none"/>
      <style:paragraph-properties fo:text-align="center"/>
      <style:text-properties fo:color="#c9211e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solid" draw:fill-color="#729fcf"/>
      <style:paragraph-properties fo:text-align="center"/>
    </style:style>
    <style:style style:name="P12" style:family="paragraph">
      <style:paragraph-properties fo:text-align="center"/>
      <style:text-properties style:text-line-through-style="none" style:text-line-through-type="none" fo:font-weight="bold" style:font-weight-asian="bold" style:font-weight-complex="bold"/>
    </style:style>
    <style:style style:name="P13" style:family="paragraph">
      <loext:graphic-properties draw:fill="solid" draw:fill-color="#ff6d6d"/>
      <style:paragraph-properties fo:text-align="center"/>
      <style:text-properties style:text-line-through-style="none" style:text-line-through-type="none" fo:font-weight="bold" style:font-weight-asian="bold" style:font-weight-complex="bold"/>
    </style:style>
    <style:style style:name="P14" style:family="paragraph">
      <style:text-properties fo:color="#729fcf"/>
    </style:style>
    <style:style style:name="P15" style:family="paragraph">
      <loext:graphic-properties draw:fill="none" draw:fill-color="#ffffff"/>
      <style:text-properties fo:color="#729fcf" fo:font-weight="bold" style:font-weight-asian="bold" style:font-weight-complex="bold"/>
    </style:style>
    <style:style style:name="P16" style:family="paragraph">
      <style:paragraph-properties fo:text-align="center"/>
      <style:text-properties style:text-line-through-style="none" style:text-line-through-type="none" fo:font-weight="normal" style:font-weight-asian="normal" style:font-weight-complex="normal"/>
    </style:style>
    <style:style style:name="P17" style:family="paragraph">
      <loext:graphic-properties draw:fill="none" draw:fill-color="#ff6d6d"/>
      <style:paragraph-properties fo:text-align="center"/>
      <style:text-properties style:text-line-through-style="none" style:text-line-through-type="none" fo:font-weight="normal" style:font-weight-asian="normal" style:font-weight-complex="normal"/>
    </style:style>
    <style:style style:name="T1" style:family="text">
      <style:text-properties fo:color="#c9211e" fo:font-size="24pt" fo:font-weight="bold" style:font-size-asian="24pt" style:font-weight-asian="bold" style:font-size-complex="24pt" style:font-weight-complex="bold"/>
    </style:style>
    <style:style style:name="T2" style:family="text">
      <style:text-properties style:text-line-through-style="none" style:text-line-through-type="none" fo:font-weight="bold" style:font-weight-asian="bold" style:font-weight-complex="bold"/>
    </style:style>
    <style:style style:name="T3" style:family="text">
      <style:text-properties fo:color="#729fcf" fo:font-weight="bold" style:font-weight-asian="bold" style:font-weight-complex="bold"/>
    </style:style>
    <style:style style:name="T4" style:family="text">
      <style:text-properties style:text-line-through-style="none" style:text-line-through-typ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524cm" svg:height="1.27cm" svg:x="9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524cm" svg:height="1.27cm" svg:x="4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524cm" svg:height="1.27cm" svg:x="7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524cm" svg:height="1.27cm" svg:x="1.509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524cm" svg:height="1.27cm" svg:x="5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1.524cm" svg:height="1.27cm" svg:x="7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524cm" svg:height="1.27cm" svg:x="3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271cm" svg:y1="2.794cm" svg:x2="5.271cm" svg:y2="4.524cm" draw:start-shape="id1" draw:start-glue-point="2" draw:end-shape="id2" draw:end-glue-point="0" svg:d="M10271 2794l-5000 1730" svg:viewBox="0 0 5001 1731">
          <text:p/>
        </draw:connector>
        <draw:connector draw:style-name="gr2" draw:text-style-name="P2" draw:layer="layout" draw:type="line" svg:x1="5.271cm" svg:y1="5.794cm" svg:x2="2.271cm" svg:y2="7.524cm" draw:start-shape="id2" draw:start-glue-point="2" draw:end-shape="id3" draw:end-glue-point="0" svg:d="M5271 5794l-3000 1730" svg:viewBox="0 0 3001 1731">
          <text:p/>
        </draw:connector>
        <draw:connector draw:style-name="gr2" draw:text-style-name="P2" draw:layer="layout" draw:type="line" svg:x1="5.271cm" svg:y1="5.794cm" svg:x2="8.271cm" svg:y2="7.524cm" draw:start-shape="id2" draw:start-glue-point="2" draw:end-shape="id4" draw:end-glue-point="0" svg:d="M5271 5794l3000 1730" svg:viewBox="0 0 3001 1731">
          <text:p/>
        </draw:connector>
        <draw:connector draw:style-name="gr2" draw:text-style-name="P2" draw:layer="layout" draw:type="line" svg:x1="8.271cm" svg:y1="8.794cm" svg:x2="6.271cm" svg:y2="10.524cm" draw:start-shape="id4" draw:start-glue-point="2" draw:end-shape="id5" draw:end-glue-point="0" svg:d="M8271 8794l-2000 1730" svg:viewBox="0 0 2001 1731">
          <text:p/>
        </draw:connector>
        <draw:connector draw:style-name="gr2" draw:text-style-name="P2" draw:layer="layout" draw:type="line" svg:x1="6.271cm" svg:y1="11.794cm" svg:x2="4.271cm" svg:y2="13.524cm" draw:start-shape="id5" draw:start-glue-point="2" draw:end-shape="id6" draw:end-glue-point="0" svg:d="M6271 11794l-2000 1730" svg:viewBox="0 0 2001 1731">
          <text:p/>
        </draw:connector>
        <draw:connector draw:style-name="gr2" draw:text-style-name="P2" draw:layer="layout" draw:type="line" svg:x1="6.271cm" svg:y1="11.794cm" svg:x2="8.271cm" svg:y2="13.524cm" draw:start-shape="id5" draw:start-glue-point="2" draw:end-shape="id7" draw:end-glue-point="0" svg:d="M6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8" draw:start-glue-point="2" draw:end-shape="id9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10" draw:start-glue-point="2" draw:end-shape="id11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11" draw:start-glue-point="2" draw:end-shape="id12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8" draw:start-glue-point="2" draw:end-shape="id10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11" draw:start-glue-point="2" draw:end-shape="id13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14" draw:start-glue-point="2" draw:end-shape="id8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15" draw:start-glue-point="0" draw:end-shape="id16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16" draw:start-glue-point="0" draw:end-shape="id14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10.271cm" svg:y2="2.794cm" draw:start-shape="id14" draw:start-glue-point="0" draw:end-shape="id1" draw:end-glue-point="2" svg:d="M15271 4524l-5000-1730" svg:viewBox="0 0 5001 1731">
          <text:p/>
        </draw:connector>
      </draw:page>
      <draw:page draw:name="page2" draw:style-name="dp1" draw:master-page-name="Default">
        <draw:custom-shape draw:style-name="gr3" draw:text-style-name="P2" xml:id="id17" draw:id="id17" draw:layer="layout" svg:width="1.524cm" svg:height="1.27cm" svg:x="9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18" draw:id="id18" draw:layer="layout" svg:width="1.524cm" svg:height="1.27cm" svg:x="4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30" draw:id="id30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24" draw:id="id24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32" draw:id="id32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2" xml:id="id26" draw:id="id26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25" draw:id="id25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27" draw:id="id27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3" draw:text-style-name="P2" xml:id="id28" draw:id="id28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29" draw:id="id29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31" draw:id="id31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20" draw:id="id20" draw:layer="layout" svg:width="1.524cm" svg:height="1.27cm" svg:x="7.509cm" svg:y="7.524cm">
          <text:p text:style-name="P1">47</text:p>
          <draw:enhanced-geometry svg:viewBox="0 0 21600 21600" draw:type="rectangle" draw:enhanced-path="M 0 0 L 21600 0 21600 21600 0 21600 0 0 Z N"/>
        </draw:custom-shape>
        <draw:custom-shape draw:style-name="gr3" draw:text-style-name="P2" xml:id="id19" draw:id="id19" draw:layer="layout" svg:width="1.524cm" svg:height="1.27cm" svg:x="1.509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21" draw:id="id21" draw:layer="layout" svg:width="1.524cm" svg:height="1.27cm" svg:x="5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23" draw:id="id23" draw:layer="layout" svg:width="1.524cm" svg:height="1.27cm" svg:x="7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22" draw:id="id22" draw:layer="layout" svg:width="1.524cm" svg:height="1.27cm" svg:x="3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271cm" svg:y1="2.794cm" svg:x2="5.271cm" svg:y2="4.524cm" draw:start-shape="id17" draw:start-glue-point="2" draw:end-shape="id18" draw:end-glue-point="0" svg:d="M10271 2794l-5000 1730" svg:viewBox="0 0 5001 1731">
          <text:p/>
        </draw:connector>
        <draw:connector draw:style-name="gr2" draw:text-style-name="P2" draw:layer="layout" draw:type="line" svg:x1="5.271cm" svg:y1="5.794cm" svg:x2="2.271cm" svg:y2="7.524cm" draw:start-shape="id18" draw:start-glue-point="2" draw:end-shape="id19" draw:end-glue-point="0" svg:d="M5271 5794l-3000 1730" svg:viewBox="0 0 3001 1731">
          <text:p/>
        </draw:connector>
        <draw:connector draw:style-name="gr2" draw:text-style-name="P2" draw:layer="layout" draw:type="line" svg:x1="5.271cm" svg:y1="5.794cm" svg:x2="8.271cm" svg:y2="7.524cm" draw:start-shape="id18" draw:start-glue-point="2" draw:end-shape="id20" draw:end-glue-point="0" svg:d="M5271 5794l3000 1730" svg:viewBox="0 0 3001 1731">
          <text:p/>
        </draw:connector>
        <draw:connector draw:style-name="gr2" draw:text-style-name="P2" draw:layer="layout" draw:type="line" svg:x1="8.271cm" svg:y1="8.794cm" svg:x2="6.271cm" svg:y2="10.524cm" draw:start-shape="id20" draw:start-glue-point="2" draw:end-shape="id21" draw:end-glue-point="0" svg:d="M8271 8794l-2000 1730" svg:viewBox="0 0 2001 1731">
          <text:p/>
        </draw:connector>
        <draw:connector draw:style-name="gr2" draw:text-style-name="P2" draw:layer="layout" draw:type="line" svg:x1="6.271cm" svg:y1="11.794cm" svg:x2="4.271cm" svg:y2="13.524cm" draw:start-shape="id21" draw:start-glue-point="2" draw:end-shape="id22" draw:end-glue-point="0" svg:d="M6271 11794l-2000 1730" svg:viewBox="0 0 2001 1731">
          <text:p/>
        </draw:connector>
        <draw:connector draw:style-name="gr2" draw:text-style-name="P2" draw:layer="layout" draw:type="line" svg:x1="6.271cm" svg:y1="11.794cm" svg:x2="8.271cm" svg:y2="13.524cm" draw:start-shape="id21" draw:start-glue-point="2" draw:end-shape="id23" draw:end-glue-point="0" svg:d="M6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24" draw:start-glue-point="2" draw:end-shape="id25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26" draw:start-glue-point="2" draw:end-shape="id27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27" draw:start-glue-point="2" draw:end-shape="id28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24" draw:start-glue-point="2" draw:end-shape="id26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27" draw:start-glue-point="2" draw:end-shape="id29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30" draw:start-glue-point="2" draw:end-shape="id24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31" draw:start-glue-point="0" draw:end-shape="id32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32" draw:start-glue-point="0" draw:end-shape="id30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10.271cm" svg:y2="2.794cm" draw:start-shape="id30" draw:start-glue-point="0" draw:end-shape="id17" draw:end-glue-point="2" svg:d="M15271 4524l-5000-1730" svg:viewBox="0 0 5001 1731">
          <text:p/>
        </draw:connector>
      </draw:page>
      <draw:page draw:name="page3" draw:style-name="dp1" draw:master-page-name="Default">
        <draw:custom-shape draw:style-name="gr3" draw:text-style-name="P2" xml:id="id33" draw:id="id33" draw:layer="layout" svg:width="1.524cm" svg:height="1.27cm" svg:x="9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34" draw:id="id34" draw:layer="layout" svg:width="1.524cm" svg:height="1.27cm" svg:x="4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46" draw:id="id46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40" draw:id="id40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48" draw:id="id48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2" xml:id="id42" draw:id="id42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41" draw:id="id41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43" draw:id="id43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3" draw:text-style-name="P2" xml:id="id44" draw:id="id44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45" draw:id="id45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47" draw:id="id47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36" draw:id="id36" draw:layer="layout" svg:width="1.524cm" svg:height="1.27cm" svg:x="7.509cm" svg:y="7.524cm">
          <text:p text:style-name="P1">47</text:p>
          <draw:enhanced-geometry svg:viewBox="0 0 21600 21600" draw:type="rectangle" draw:enhanced-path="M 0 0 L 21600 0 21600 21600 0 21600 0 0 Z N"/>
        </draw:custom-shape>
        <draw:custom-shape draw:style-name="gr3" draw:text-style-name="P2" xml:id="id35" draw:id="id35" draw:layer="layout" svg:width="1.524cm" svg:height="1.27cm" svg:x="1.509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37" draw:id="id37" draw:layer="layout" svg:width="1.524cm" svg:height="1.27cm" svg:x="5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39" draw:id="id39" draw:layer="layout" svg:width="1.524cm" svg:height="1.27cm" svg:x="7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38" draw:id="id38" draw:layer="layout" svg:width="1.524cm" svg:height="1.27cm" svg:x="3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271cm" svg:y1="2.794cm" svg:x2="5.271cm" svg:y2="4.524cm" draw:start-shape="id33" draw:start-glue-point="2" draw:end-shape="id34" draw:end-glue-point="0" svg:d="M10271 2794l-5000 1730" svg:viewBox="0 0 5001 1731">
          <text:p/>
        </draw:connector>
        <draw:connector draw:style-name="gr2" draw:text-style-name="P2" draw:layer="layout" draw:type="line" svg:x1="5.271cm" svg:y1="5.794cm" svg:x2="2.271cm" svg:y2="7.524cm" draw:start-shape="id34" draw:start-glue-point="2" draw:end-shape="id35" draw:end-glue-point="0" svg:d="M5271 5794l-3000 1730" svg:viewBox="0 0 3001 1731">
          <text:p/>
        </draw:connector>
        <draw:connector draw:style-name="gr2" draw:text-style-name="P2" draw:layer="layout" draw:type="line" svg:x1="5.271cm" svg:y1="5.794cm" svg:x2="8.271cm" svg:y2="7.524cm" draw:start-shape="id34" draw:start-glue-point="2" draw:end-shape="id36" draw:end-glue-point="0" svg:d="M5271 5794l3000 1730" svg:viewBox="0 0 3001 1731">
          <text:p/>
        </draw:connector>
        <draw:connector draw:style-name="gr2" draw:text-style-name="P2" draw:layer="layout" draw:type="line" svg:x1="8.271cm" svg:y1="8.794cm" svg:x2="6.271cm" svg:y2="10.524cm" draw:start-shape="id36" draw:start-glue-point="2" draw:end-shape="id37" draw:end-glue-point="0" svg:d="M8271 8794l-2000 1730" svg:viewBox="0 0 2001 1731">
          <text:p/>
        </draw:connector>
        <draw:connector draw:style-name="gr2" draw:text-style-name="P2" draw:layer="layout" draw:type="line" svg:x1="6.271cm" svg:y1="11.794cm" svg:x2="4.271cm" svg:y2="13.524cm" draw:start-shape="id37" draw:start-glue-point="2" draw:end-shape="id38" draw:end-glue-point="0" svg:d="M6271 11794l-2000 1730" svg:viewBox="0 0 2001 1731">
          <text:p/>
        </draw:connector>
        <draw:connector draw:style-name="gr2" draw:text-style-name="P2" draw:layer="layout" draw:type="line" svg:x1="6.271cm" svg:y1="11.794cm" svg:x2="8.271cm" svg:y2="13.524cm" draw:start-shape="id37" draw:start-glue-point="2" draw:end-shape="id39" draw:end-glue-point="0" svg:d="M6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40" draw:start-glue-point="2" draw:end-shape="id41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42" draw:start-glue-point="2" draw:end-shape="id43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43" draw:start-glue-point="2" draw:end-shape="id44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40" draw:start-glue-point="2" draw:end-shape="id42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43" draw:start-glue-point="2" draw:end-shape="id45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46" draw:start-glue-point="2" draw:end-shape="id40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47" draw:start-glue-point="0" draw:end-shape="id48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48" draw:start-glue-point="0" draw:end-shape="id46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10.271cm" svg:y2="2.794cm" draw:start-shape="id46" draw:start-glue-point="0" draw:end-shape="id33" draw:end-glue-point="2" svg:d="M15271 4524l-5000-1730" svg:viewBox="0 0 5001 1731">
          <text:p/>
        </draw:connector>
      </draw:page>
      <draw:page draw:name="page4" draw:style-name="dp1" draw:master-page-name="Default">
        <draw:custom-shape draw:style-name="gr3" draw:text-style-name="P2" xml:id="id49" draw:id="id49" draw:layer="layout" svg:width="1.524cm" svg:height="1.27cm" svg:x="9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50" draw:id="id50" draw:layer="layout" svg:width="1.524cm" svg:height="1.27cm" svg:x="4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62" draw:id="id62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56" draw:id="id56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64" draw:id="id64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2" xml:id="id58" draw:id="id58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57" draw:id="id57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59" draw:id="id59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3" draw:text-style-name="P2" xml:id="id60" draw:id="id60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61" draw:id="id61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63" draw:id="id63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52" draw:id="id52" draw:layer="layout" svg:width="1.524cm" svg:height="1.27cm" svg:x="7.509cm" svg:y="7.524cm">
          <text:p text:style-name="P1">47</text:p>
          <draw:enhanced-geometry svg:viewBox="0 0 21600 21600" draw:type="rectangle" draw:enhanced-path="M 0 0 L 21600 0 21600 21600 0 21600 0 0 Z N"/>
        </draw:custom-shape>
        <draw:custom-shape draw:style-name="gr3" draw:text-style-name="P2" xml:id="id51" draw:id="id51" draw:layer="layout" svg:width="1.524cm" svg:height="1.27cm" svg:x="1.509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53" draw:id="id53" draw:layer="layout" svg:width="1.524cm" svg:height="1.27cm" svg:x="5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55" draw:id="id55" draw:layer="layout" svg:width="1.524cm" svg:height="1.27cm" svg:x="7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54" draw:id="id54" draw:layer="layout" svg:width="1.524cm" svg:height="1.27cm" svg:x="3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271cm" svg:y1="2.794cm" svg:x2="5.271cm" svg:y2="4.524cm" draw:start-shape="id49" draw:start-glue-point="2" draw:end-shape="id50" draw:end-glue-point="0" svg:d="M10271 2794l-5000 1730" svg:viewBox="0 0 5001 1731">
          <text:p/>
        </draw:connector>
        <draw:connector draw:style-name="gr2" draw:text-style-name="P2" draw:layer="layout" draw:type="line" svg:x1="5.271cm" svg:y1="5.794cm" svg:x2="2.271cm" svg:y2="7.524cm" draw:start-shape="id50" draw:start-glue-point="2" draw:end-shape="id51" draw:end-glue-point="0" svg:d="M5271 5794l-3000 1730" svg:viewBox="0 0 3001 1731">
          <text:p/>
        </draw:connector>
        <draw:connector draw:style-name="gr2" draw:text-style-name="P2" draw:layer="layout" draw:type="line" svg:x1="5.271cm" svg:y1="5.794cm" svg:x2="8.271cm" svg:y2="7.524cm" draw:start-shape="id50" draw:start-glue-point="2" draw:end-shape="id52" draw:end-glue-point="0" svg:d="M5271 5794l3000 1730" svg:viewBox="0 0 3001 1731">
          <text:p/>
        </draw:connector>
        <draw:connector draw:style-name="gr2" draw:text-style-name="P2" draw:layer="layout" draw:type="line" svg:x1="8.271cm" svg:y1="8.794cm" svg:x2="6.271cm" svg:y2="10.524cm" draw:start-shape="id52" draw:start-glue-point="2" draw:end-shape="id53" draw:end-glue-point="0" svg:d="M8271 8794l-2000 1730" svg:viewBox="0 0 2001 1731">
          <text:p/>
        </draw:connector>
        <draw:connector draw:style-name="gr2" draw:text-style-name="P2" draw:layer="layout" draw:type="line" svg:x1="6.271cm" svg:y1="11.794cm" svg:x2="4.271cm" svg:y2="13.524cm" draw:start-shape="id53" draw:start-glue-point="2" draw:end-shape="id54" draw:end-glue-point="0" svg:d="M6271 11794l-2000 1730" svg:viewBox="0 0 2001 1731">
          <text:p/>
        </draw:connector>
        <draw:connector draw:style-name="gr2" draw:text-style-name="P2" draw:layer="layout" draw:type="line" svg:x1="6.271cm" svg:y1="11.794cm" svg:x2="8.271cm" svg:y2="13.524cm" draw:start-shape="id53" draw:start-glue-point="2" draw:end-shape="id55" draw:end-glue-point="0" svg:d="M6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56" draw:start-glue-point="2" draw:end-shape="id57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58" draw:start-glue-point="2" draw:end-shape="id59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59" draw:start-glue-point="2" draw:end-shape="id60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56" draw:start-glue-point="2" draw:end-shape="id58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59" draw:start-glue-point="2" draw:end-shape="id61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62" draw:start-glue-point="2" draw:end-shape="id56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63" draw:start-glue-point="0" draw:end-shape="id64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64" draw:start-glue-point="0" draw:end-shape="id62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10.271cm" svg:y2="2.794cm" draw:start-shape="id62" draw:start-glue-point="0" draw:end-shape="id49" draw:end-glue-point="2" svg:d="M15271 4524l-5000-1730" svg:viewBox="0 0 5001 1731">
          <text:p/>
        </draw:connector>
      </draw:page>
      <draw:page draw:name="page5" draw:style-name="dp1" draw:master-page-name="Default">
        <draw:custom-shape draw:style-name="gr3" draw:text-style-name="P4" xml:id="id65" draw:id="id65" draw:layer="layout" svg:width="1.524cm" svg:height="1.27cm" svg:x="9.509cm" svg:y="1.524cm">
          <text:p text:style-name="P3">44</text:p>
          <draw:enhanced-geometry svg:viewBox="0 0 21600 21600" draw:type="rectangle" draw:enhanced-path="M 0 0 L 21600 0 21600 21600 0 21600 0 0 Z N"/>
        </draw:custom-shape>
        <draw:custom-shape draw:style-name="gr3" draw:text-style-name="P4" xml:id="id66" draw:id="id66" draw:layer="layout" svg:width="1.524cm" svg:height="1.27cm" svg:x="4.509cm" svg:y="4.524cm">
          <text:p text:style-name="P3">17</text:p>
          <draw:enhanced-geometry svg:viewBox="0 0 21600 21600" draw:type="rectangle" draw:enhanced-path="M 0 0 L 21600 0 21600 21600 0 21600 0 0 Z N"/>
        </draw:custom-shape>
        <draw:custom-shape draw:style-name="gr3" draw:text-style-name="P4" xml:id="id78" draw:id="id78" draw:layer="layout" svg:width="1.524cm" svg:height="1.27cm" svg:x="14.509cm" svg:y="4.524cm">
          <text:p text:style-name="P3">88</text:p>
          <draw:enhanced-geometry svg:viewBox="0 0 21600 21600" draw:type="rectangle" draw:enhanced-path="M 0 0 L 21600 0 21600 21600 0 21600 0 0 Z N"/>
        </draw:custom-shape>
        <draw:custom-shape draw:style-name="gr3" draw:text-style-name="P4" xml:id="id72" draw:id="id72" draw:layer="layout" svg:width="1.524cm" svg:height="1.27cm" svg:x="11.509cm" svg:y="7.524cm">
          <text:p text:style-name="P3">65</text:p>
          <draw:enhanced-geometry svg:viewBox="0 0 21600 21600" draw:type="rectangle" draw:enhanced-path="M 0 0 L 21600 0 21600 21600 0 21600 0 0 Z N"/>
        </draw:custom-shape>
        <draw:custom-shape draw:style-name="gr3" draw:text-style-name="P4" xml:id="id80" draw:id="id80" draw:layer="layout" svg:width="1.524cm" svg:height="1.27cm" svg:x="17.509cm" svg:y="7.524cm">
          <text:p text:style-name="P3">97</text:p>
          <draw:enhanced-geometry svg:viewBox="0 0 21600 21600" draw:type="rectangle" draw:enhanced-path="M 0 0 L 21600 0 21600 21600 0 21600 0 0 Z N"/>
        </draw:custom-shape>
        <draw:custom-shape draw:style-name="gr3" draw:text-style-name="P4" xml:id="id74" draw:id="id74" draw:layer="layout" svg:width="1.524cm" svg:height="1.27cm" svg:x="13.509cm" svg:y="10.524cm">
          <text:p text:style-name="P3">82</text:p>
          <draw:enhanced-geometry svg:viewBox="0 0 21600 21600" draw:type="rectangle" draw:enhanced-path="M 0 0 L 21600 0 21600 21600 0 21600 0 0 Z N"/>
        </draw:custom-shape>
        <draw:custom-shape draw:style-name="gr3" draw:text-style-name="P4" xml:id="id73" draw:id="id73" draw:layer="layout" svg:width="1.524cm" svg:height="1.27cm" svg:x="9.509cm" svg:y="10.524cm">
          <text:p text:style-name="P3">54</text:p>
          <draw:enhanced-geometry svg:viewBox="0 0 21600 21600" draw:type="rectangle" draw:enhanced-path="M 0 0 L 21600 0 21600 21600 0 21600 0 0 Z N"/>
        </draw:custom-shape>
        <draw:custom-shape draw:style-name="gr3" draw:text-style-name="P4" xml:id="id75" draw:id="id75" draw:layer="layout" svg:width="1.524cm" svg:height="1.27cm" svg:x="11.509cm" svg:y="13.524cm">
          <text:p text:style-name="P3">76</text:p>
          <draw:enhanced-geometry svg:viewBox="0 0 21600 21600" draw:type="rectangle" draw:enhanced-path="M 0 0 L 21600 0 21600 21600 0 21600 0 0 Z N"/>
        </draw:custom-shape>
        <draw:custom-shape draw:style-name="gr3" draw:text-style-name="P4" xml:id="id76" draw:id="id76" draw:layer="layout" svg:width="1.524cm" svg:height="1.27cm" svg:x="10.509cm" svg:y="16.524cm">
          <text:p text:style-name="P3">68</text:p>
          <draw:enhanced-geometry svg:viewBox="0 0 21600 21600" draw:type="rectangle" draw:enhanced-path="M 0 0 L 21600 0 21600 21600 0 21600 0 0 Z N"/>
        </draw:custom-shape>
        <draw:custom-shape draw:style-name="gr3" draw:text-style-name="P4" xml:id="id77" draw:id="id77" draw:layer="layout" svg:width="1.524cm" svg:height="1.27cm" svg:x="12.509cm" svg:y="16.524cm">
          <text:p text:style-name="P3">80</text:p>
          <draw:enhanced-geometry svg:viewBox="0 0 21600 21600" draw:type="rectangle" draw:enhanced-path="M 0 0 L 21600 0 21600 21600 0 21600 0 0 Z N"/>
        </draw:custom-shape>
        <draw:custom-shape draw:style-name="gr3" draw:text-style-name="P4" xml:id="id79" draw:id="id79" draw:layer="layout" svg:width="1.524cm" svg:height="1.27cm" svg:x="15.509cm" svg:y="10.524cm">
          <text:p text:style-name="P3">93</text:p>
          <draw:enhanced-geometry svg:viewBox="0 0 21600 21600" draw:type="rectangle" draw:enhanced-path="M 0 0 L 21600 0 21600 21600 0 21600 0 0 Z N"/>
        </draw:custom-shape>
        <draw:custom-shape draw:style-name="gr3" draw:text-style-name="P4" xml:id="id68" draw:id="id68" draw:layer="layout" svg:width="1.524cm" svg:height="1.27cm" svg:x="7.509cm" svg:y="7.524cm">
          <text:p text:style-name="P3">47</text:p>
          <draw:enhanced-geometry svg:viewBox="0 0 21600 21600" draw:type="rectangle" draw:enhanced-path="M 0 0 L 21600 0 21600 21600 0 21600 0 0 Z N"/>
        </draw:custom-shape>
        <draw:custom-shape draw:style-name="gr3" draw:text-style-name="P4" xml:id="id67" draw:id="id67" draw:layer="layout" svg:width="1.524cm" svg:height="1.27cm" svg:x="1.509cm" svg:y="7.524cm">
          <text:p text:style-name="P3">8</text:p>
          <draw:enhanced-geometry svg:viewBox="0 0 21600 21600" draw:type="rectangle" draw:enhanced-path="M 0 0 L 21600 0 21600 21600 0 21600 0 0 Z N"/>
        </draw:custom-shape>
        <draw:custom-shape draw:style-name="gr3" draw:text-style-name="P4" xml:id="id69" draw:id="id69" draw:layer="layout" svg:width="1.524cm" svg:height="1.27cm" svg:x="5.509cm" svg:y="10.524cm">
          <text:p text:style-name="P3">28</text:p>
          <draw:enhanced-geometry svg:viewBox="0 0 21600 21600" draw:type="rectangle" draw:enhanced-path="M 0 0 L 21600 0 21600 21600 0 21600 0 0 Z N"/>
        </draw:custom-shape>
        <draw:custom-shape draw:style-name="gr3" draw:text-style-name="P4" xml:id="id71" draw:id="id71" draw:layer="layout" svg:width="1.524cm" svg:height="1.27cm" svg:x="7.509cm" svg:y="13.524cm">
          <text:p text:style-name="P3">29</text:p>
          <draw:enhanced-geometry svg:viewBox="0 0 21600 21600" draw:type="rectangle" draw:enhanced-path="M 0 0 L 21600 0 21600 21600 0 21600 0 0 Z N"/>
        </draw:custom-shape>
        <draw:custom-shape draw:style-name="gr3" draw:text-style-name="P4" xml:id="id70" draw:id="id70" draw:layer="layout" svg:width="1.524cm" svg:height="1.27cm" svg:x="3.509cm" svg:y="13.524cm">
          <text:p text:style-name="P3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271cm" svg:y1="2.794cm" svg:x2="5.271cm" svg:y2="4.524cm" draw:start-shape="id65" draw:start-glue-point="2" draw:end-shape="id66" draw:end-glue-point="0" svg:d="M10271 2794l-5000 1730" svg:viewBox="0 0 5001 1731">
          <text:p/>
        </draw:connector>
        <draw:connector draw:style-name="gr2" draw:text-style-name="P2" draw:layer="layout" draw:type="line" svg:x1="5.271cm" svg:y1="5.794cm" svg:x2="2.271cm" svg:y2="7.524cm" draw:start-shape="id66" draw:start-glue-point="2" draw:end-shape="id67" draw:end-glue-point="0" svg:d="M5271 5794l-3000 1730" svg:viewBox="0 0 3001 1731">
          <text:p/>
        </draw:connector>
        <draw:connector draw:style-name="gr2" draw:text-style-name="P2" draw:layer="layout" draw:type="line" svg:x1="5.271cm" svg:y1="5.794cm" svg:x2="8.271cm" svg:y2="7.524cm" draw:start-shape="id66" draw:start-glue-point="2" draw:end-shape="id68" draw:end-glue-point="0" svg:d="M5271 5794l3000 1730" svg:viewBox="0 0 3001 1731">
          <text:p/>
        </draw:connector>
        <draw:connector draw:style-name="gr2" draw:text-style-name="P2" draw:layer="layout" draw:type="line" svg:x1="8.271cm" svg:y1="8.794cm" svg:x2="6.271cm" svg:y2="10.524cm" draw:start-shape="id68" draw:start-glue-point="2" draw:end-shape="id69" draw:end-glue-point="0" svg:d="M8271 8794l-2000 1730" svg:viewBox="0 0 2001 1731">
          <text:p/>
        </draw:connector>
        <draw:connector draw:style-name="gr2" draw:text-style-name="P2" draw:layer="layout" draw:type="line" svg:x1="6.271cm" svg:y1="11.794cm" svg:x2="4.271cm" svg:y2="13.524cm" draw:start-shape="id69" draw:start-glue-point="2" draw:end-shape="id70" draw:end-glue-point="0" svg:d="M6271 11794l-2000 1730" svg:viewBox="0 0 2001 1731">
          <text:p/>
        </draw:connector>
        <draw:connector draw:style-name="gr2" draw:text-style-name="P2" draw:layer="layout" draw:type="line" svg:x1="6.271cm" svg:y1="11.794cm" svg:x2="8.271cm" svg:y2="13.524cm" draw:start-shape="id69" draw:start-glue-point="2" draw:end-shape="id71" draw:end-glue-point="0" svg:d="M6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72" draw:start-glue-point="2" draw:end-shape="id73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74" draw:start-glue-point="2" draw:end-shape="id75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75" draw:start-glue-point="2" draw:end-shape="id76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72" draw:start-glue-point="2" draw:end-shape="id74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75" draw:start-glue-point="2" draw:end-shape="id77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78" draw:start-glue-point="2" draw:end-shape="id72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79" draw:start-glue-point="0" draw:end-shape="id80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80" draw:start-glue-point="0" draw:end-shape="id78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10.271cm" svg:y2="2.794cm" draw:start-shape="id78" draw:start-glue-point="0" draw:end-shape="id65" draw:end-glue-point="2" svg:d="M15271 4524l-5000-1730" svg:viewBox="0 0 5001 1731">
          <text:p/>
        </draw:connector>
      </draw:page>
      <draw:page draw:name="page6" draw:style-name="dp1" draw:master-page-name="Default">
        <draw:custom-shape draw:style-name="gr4" draw:text-style-name="P5" xml:id="id81" draw:id="id81" draw:layer="layout" svg:width="1.524cm" svg:height="1.27cm" svg:x="9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82" draw:id="id82" draw:layer="layout" svg:width="1.524cm" svg:height="1.27cm" svg:x="4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94" draw:id="id94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88" draw:id="id88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96" draw:id="id96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2" xml:id="id90" draw:id="id90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89" draw:id="id89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91" draw:id="id91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3" draw:text-style-name="P2" xml:id="id92" draw:id="id92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93" draw:id="id93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95" draw:id="id95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4" draw:text-style-name="P5" xml:id="id84" draw:id="id84" draw:layer="layout" svg:width="1.524cm" svg:height="1.27cm" svg:x="7.509cm" svg:y="7.524cm">
          <text:p text:style-name="P1">47</text:p>
          <draw:enhanced-geometry svg:viewBox="0 0 21600 21600" draw:type="rectangle" draw:enhanced-path="M 0 0 L 21600 0 21600 21600 0 21600 0 0 Z N"/>
        </draw:custom-shape>
        <draw:custom-shape draw:style-name="gr3" draw:text-style-name="P2" xml:id="id83" draw:id="id83" draw:layer="layout" svg:width="1.524cm" svg:height="1.27cm" svg:x="1.509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85" draw:id="id85" draw:layer="layout" svg:width="1.524cm" svg:height="1.27cm" svg:x="5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87" draw:id="id87" draw:layer="layout" svg:width="1.524cm" svg:height="1.27cm" svg:x="7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86" draw:id="id86" draw:layer="layout" svg:width="1.524cm" svg:height="1.27cm" svg:x="3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271cm" svg:y1="2.794cm" svg:x2="5.271cm" svg:y2="4.524cm" draw:start-shape="id81" draw:start-glue-point="2" draw:end-shape="id82" draw:end-glue-point="0" svg:d="M10271 2794l-5000 1730" svg:viewBox="0 0 5001 1731">
          <text:p/>
        </draw:connector>
        <draw:connector draw:style-name="gr2" draw:text-style-name="P2" draw:layer="layout" draw:type="line" svg:x1="5.271cm" svg:y1="5.794cm" svg:x2="2.271cm" svg:y2="7.524cm" draw:start-shape="id82" draw:start-glue-point="2" draw:end-shape="id83" draw:end-glue-point="0" svg:d="M5271 5794l-3000 1730" svg:viewBox="0 0 3001 1731">
          <text:p/>
        </draw:connector>
        <draw:connector draw:style-name="gr2" draw:text-style-name="P2" draw:layer="layout" draw:type="line" svg:x1="5.271cm" svg:y1="5.794cm" svg:x2="8.271cm" svg:y2="7.524cm" draw:start-shape="id82" draw:start-glue-point="2" draw:end-shape="id84" draw:end-glue-point="0" svg:d="M5271 5794l3000 1730" svg:viewBox="0 0 3001 1731">
          <text:p/>
        </draw:connector>
        <draw:connector draw:style-name="gr2" draw:text-style-name="P2" draw:layer="layout" draw:type="line" svg:x1="8.271cm" svg:y1="8.794cm" svg:x2="6.271cm" svg:y2="10.524cm" draw:start-shape="id84" draw:start-glue-point="2" draw:end-shape="id85" draw:end-glue-point="0" svg:d="M8271 8794l-2000 1730" svg:viewBox="0 0 2001 1731">
          <text:p/>
        </draw:connector>
        <draw:connector draw:style-name="gr2" draw:text-style-name="P2" draw:layer="layout" draw:type="line" svg:x1="6.271cm" svg:y1="11.794cm" svg:x2="4.271cm" svg:y2="13.524cm" draw:start-shape="id85" draw:start-glue-point="2" draw:end-shape="id86" draw:end-glue-point="0" svg:d="M6271 11794l-2000 1730" svg:viewBox="0 0 2001 1731">
          <text:p/>
        </draw:connector>
        <draw:connector draw:style-name="gr2" draw:text-style-name="P2" draw:layer="layout" draw:type="line" svg:x1="6.271cm" svg:y1="11.794cm" svg:x2="8.271cm" svg:y2="13.524cm" draw:start-shape="id85" draw:start-glue-point="2" draw:end-shape="id87" draw:end-glue-point="0" svg:d="M6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88" draw:start-glue-point="2" draw:end-shape="id89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90" draw:start-glue-point="2" draw:end-shape="id91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91" draw:start-glue-point="2" draw:end-shape="id92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88" draw:start-glue-point="2" draw:end-shape="id90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91" draw:start-glue-point="2" draw:end-shape="id93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94" draw:start-glue-point="2" draw:end-shape="id88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95" draw:start-glue-point="0" draw:end-shape="id96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96" draw:start-glue-point="0" draw:end-shape="id94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10.271cm" svg:y2="2.794cm" draw:start-shape="id94" draw:start-glue-point="0" draw:end-shape="id81" draw:end-glue-point="2" svg:d="M15271 4524l-5000-1730" svg:viewBox="0 0 5001 1731">
          <text:p/>
        </draw:connector>
      </draw:page>
      <draw:page draw:name="page7" draw:style-name="dp1" draw:master-page-name="Default">
        <draw:custom-shape draw:style-name="gr3" draw:text-style-name="P2" xml:id="id97" draw:id="id97" draw:layer="layout" svg:width="1.524cm" svg:height="1.27cm" svg:x="9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98" draw:id="id98" draw:layer="layout" svg:width="1.524cm" svg:height="1.27cm" svg:x="4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110" draw:id="id110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104" draw:id="id104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112" draw:id="id112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2" xml:id="id106" draw:id="id106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105" draw:id="id105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107" draw:id="id107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3" draw:text-style-name="P2" xml:id="id108" draw:id="id108" draw:layer="layout" svg:width="1.524cm" svg:height="1.27cm" svg:x="10.509cm" svg:y="16.524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3" draw:text-style-name="P2" xml:id="id109" draw:id="id109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111" draw:id="id111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100" draw:id="id100" draw:layer="layout" svg:width="1.524cm" svg:height="1.27cm" svg:x="7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99" draw:id="id99" draw:layer="layout" svg:width="1.524cm" svg:height="1.27cm" svg:x="1.509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101" draw:id="id101" draw:layer="layout" svg:width="1.524cm" svg:height="1.27cm" svg:x="5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103" draw:id="id103" draw:layer="layout" svg:width="1.524cm" svg:height="1.27cm" svg:x="7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102" draw:id="id102" draw:layer="layout" svg:width="1.524cm" svg:height="1.27cm" svg:x="3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271cm" svg:y1="2.794cm" svg:x2="5.271cm" svg:y2="4.524cm" draw:start-shape="id97" draw:start-glue-point="2" draw:end-shape="id98" draw:end-glue-point="0" svg:d="M10271 2794l-5000 1730" svg:viewBox="0 0 5001 1731">
          <text:p/>
        </draw:connector>
        <draw:connector draw:style-name="gr2" draw:text-style-name="P2" draw:layer="layout" draw:type="line" svg:x1="5.271cm" svg:y1="5.794cm" svg:x2="2.271cm" svg:y2="7.524cm" draw:start-shape="id98" draw:start-glue-point="2" draw:end-shape="id99" draw:end-glue-point="0" svg:d="M5271 5794l-3000 1730" svg:viewBox="0 0 3001 1731">
          <text:p/>
        </draw:connector>
        <draw:connector draw:style-name="gr2" draw:text-style-name="P2" draw:layer="layout" draw:type="line" svg:x1="5.271cm" svg:y1="5.794cm" svg:x2="8.271cm" svg:y2="7.524cm" draw:start-shape="id98" draw:start-glue-point="2" draw:end-shape="id100" draw:end-glue-point="0" svg:d="M5271 5794l3000 1730" svg:viewBox="0 0 3001 1731">
          <text:p/>
        </draw:connector>
        <draw:connector draw:style-name="gr2" draw:text-style-name="P2" draw:layer="layout" draw:type="line" svg:x1="8.271cm" svg:y1="8.794cm" svg:x2="6.271cm" svg:y2="10.524cm" draw:start-shape="id100" draw:start-glue-point="2" draw:end-shape="id101" draw:end-glue-point="0" svg:d="M8271 8794l-2000 1730" svg:viewBox="0 0 2001 1731">
          <text:p/>
        </draw:connector>
        <draw:connector draw:style-name="gr2" draw:text-style-name="P2" draw:layer="layout" draw:type="line" svg:x1="6.271cm" svg:y1="11.794cm" svg:x2="4.271cm" svg:y2="13.524cm" draw:start-shape="id101" draw:start-glue-point="2" draw:end-shape="id102" draw:end-glue-point="0" svg:d="M6271 11794l-2000 1730" svg:viewBox="0 0 2001 1731">
          <text:p/>
        </draw:connector>
        <draw:connector draw:style-name="gr2" draw:text-style-name="P2" draw:layer="layout" draw:type="line" svg:x1="6.271cm" svg:y1="11.794cm" svg:x2="8.271cm" svg:y2="13.524cm" draw:start-shape="id101" draw:start-glue-point="2" draw:end-shape="id103" draw:end-glue-point="0" svg:d="M6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104" draw:start-glue-point="2" draw:end-shape="id105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106" draw:start-glue-point="2" draw:end-shape="id107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107" draw:start-glue-point="2" draw:end-shape="id108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104" draw:start-glue-point="2" draw:end-shape="id106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107" draw:start-glue-point="2" draw:end-shape="id109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110" draw:start-glue-point="2" draw:end-shape="id104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111" draw:start-glue-point="0" draw:end-shape="id112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112" draw:start-glue-point="0" draw:end-shape="id110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10.271cm" svg:y2="2.794cm" draw:start-shape="id110" draw:start-glue-point="0" draw:end-shape="id97" draw:end-glue-point="2" svg:d="M15271 4524l-5000-1730" svg:viewBox="0 0 5001 1731">
          <text:p/>
        </draw:connector>
      </draw:page>
      <draw:page draw:name="page8" draw:style-name="dp1" draw:master-page-name="Default">
        <draw:custom-shape draw:style-name="gr3" draw:text-style-name="P2" xml:id="id113" draw:id="id113" draw:layer="layout" svg:width="1.524cm" svg:height="1.27cm" svg:x="9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114" draw:id="id114" draw:layer="layout" svg:width="1.524cm" svg:height="1.27cm" svg:x="4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126" draw:id="id126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5" draw:text-style-name="P6" xml:id="id120" draw:id="id120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128" draw:id="id128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2" xml:id="id122" draw:id="id122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121" draw:id="id121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123" draw:id="id123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5" draw:text-style-name="P6" xml:id="id124" draw:id="id124" draw:layer="layout" svg:width="1.524cm" svg:height="1.27cm" svg:x="10.509cm" svg:y="16.524cm">
          <text:p text:style-name="P1">63</text:p>
          <draw:enhanced-geometry svg:viewBox="0 0 21600 21600" draw:type="rectangle" draw:enhanced-path="M 0 0 L 21600 0 21600 21600 0 21600 0 0 Z N"/>
        </draw:custom-shape>
        <draw:custom-shape draw:style-name="gr3" draw:text-style-name="P2" xml:id="id125" draw:id="id125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127" draw:id="id127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116" draw:id="id116" draw:layer="layout" svg:width="1.524cm" svg:height="1.27cm" svg:x="7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115" draw:id="id115" draw:layer="layout" svg:width="1.524cm" svg:height="1.27cm" svg:x="1.509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117" draw:id="id117" draw:layer="layout" svg:width="1.524cm" svg:height="1.27cm" svg:x="5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119" draw:id="id119" draw:layer="layout" svg:width="1.524cm" svg:height="1.27cm" svg:x="7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118" draw:id="id118" draw:layer="layout" svg:width="1.524cm" svg:height="1.27cm" svg:x="3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271cm" svg:y1="2.794cm" svg:x2="5.271cm" svg:y2="4.524cm" draw:start-shape="id113" draw:start-glue-point="2" draw:end-shape="id114" draw:end-glue-point="0" svg:d="M10271 2794l-5000 1730" svg:viewBox="0 0 5001 1731">
          <text:p/>
        </draw:connector>
        <draw:connector draw:style-name="gr2" draw:text-style-name="P2" draw:layer="layout" draw:type="line" svg:x1="5.271cm" svg:y1="5.794cm" svg:x2="2.271cm" svg:y2="7.524cm" draw:start-shape="id114" draw:start-glue-point="2" draw:end-shape="id115" draw:end-glue-point="0" svg:d="M5271 5794l-3000 1730" svg:viewBox="0 0 3001 1731">
          <text:p/>
        </draw:connector>
        <draw:connector draw:style-name="gr2" draw:text-style-name="P2" draw:layer="layout" draw:type="line" svg:x1="5.271cm" svg:y1="5.794cm" svg:x2="8.271cm" svg:y2="7.524cm" draw:start-shape="id114" draw:start-glue-point="2" draw:end-shape="id116" draw:end-glue-point="0" svg:d="M5271 5794l3000 1730" svg:viewBox="0 0 3001 1731">
          <text:p/>
        </draw:connector>
        <draw:connector draw:style-name="gr2" draw:text-style-name="P2" draw:layer="layout" draw:type="line" svg:x1="8.271cm" svg:y1="8.794cm" svg:x2="6.271cm" svg:y2="10.524cm" draw:start-shape="id116" draw:start-glue-point="2" draw:end-shape="id117" draw:end-glue-point="0" svg:d="M8271 8794l-2000 1730" svg:viewBox="0 0 2001 1731">
          <text:p/>
        </draw:connector>
        <draw:connector draw:style-name="gr2" draw:text-style-name="P2" draw:layer="layout" draw:type="line" svg:x1="6.271cm" svg:y1="11.794cm" svg:x2="4.271cm" svg:y2="13.524cm" draw:start-shape="id117" draw:start-glue-point="2" draw:end-shape="id118" draw:end-glue-point="0" svg:d="M6271 11794l-2000 1730" svg:viewBox="0 0 2001 1731">
          <text:p/>
        </draw:connector>
        <draw:connector draw:style-name="gr2" draw:text-style-name="P2" draw:layer="layout" draw:type="line" svg:x1="6.271cm" svg:y1="11.794cm" svg:x2="8.271cm" svg:y2="13.524cm" draw:start-shape="id117" draw:start-glue-point="2" draw:end-shape="id119" draw:end-glue-point="0" svg:d="M6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120" draw:start-glue-point="2" draw:end-shape="id121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122" draw:start-glue-point="2" draw:end-shape="id123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123" draw:start-glue-point="2" draw:end-shape="id124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120" draw:start-glue-point="2" draw:end-shape="id122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123" draw:start-glue-point="2" draw:end-shape="id125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126" draw:start-glue-point="2" draw:end-shape="id120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127" draw:start-glue-point="0" draw:end-shape="id128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128" draw:start-glue-point="0" draw:end-shape="id126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10.271cm" svg:y2="2.794cm" draw:start-shape="id126" draw:start-glue-point="0" draw:end-shape="id113" draw:end-glue-point="2" svg:d="M15271 4524l-5000-1730" svg:viewBox="0 0 5001 1731">
          <text:p/>
        </draw:connector>
      </draw:page>
      <draw:page draw:name="page9" draw:style-name="dp1" draw:master-page-name="Default">
        <draw:custom-shape draw:style-name="gr3" draw:text-style-name="P2" xml:id="id129" draw:id="id129" draw:layer="layout" svg:width="1.524cm" svg:height="1.27cm" svg:x="9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130" draw:id="id130" draw:layer="layout" svg:width="1.524cm" svg:height="1.27cm" svg:x="4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142" draw:id="id142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136" draw:id="id136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144" draw:id="id144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2" xml:id="id138" draw:id="id138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137" draw:id="id137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139" draw:id="id139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3" draw:text-style-name="P2" xml:id="id140" draw:id="id140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141" draw:id="id141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143" draw:id="id143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132" draw:id="id132" draw:layer="layout" svg:width="1.524cm" svg:height="1.27cm" svg:x="7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131" draw:id="id131" draw:layer="layout" svg:width="1.524cm" svg:height="1.27cm" svg:x="1.509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133" draw:id="id133" draw:layer="layout" svg:width="1.524cm" svg:height="1.27cm" svg:x="5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135" draw:id="id135" draw:layer="layout" svg:width="1.524cm" svg:height="1.27cm" svg:x="7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134" draw:id="id134" draw:layer="layout" svg:width="1.524cm" svg:height="1.27cm" svg:x="3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271cm" svg:y1="2.794cm" svg:x2="5.271cm" svg:y2="4.524cm" draw:start-shape="id129" draw:start-glue-point="2" draw:end-shape="id130" draw:end-glue-point="0" svg:d="M10271 2794l-5000 1730" svg:viewBox="0 0 5001 1731">
          <text:p/>
        </draw:connector>
        <draw:connector draw:style-name="gr2" draw:text-style-name="P2" draw:layer="layout" draw:type="line" svg:x1="5.271cm" svg:y1="5.794cm" svg:x2="2.271cm" svg:y2="7.524cm" draw:start-shape="id130" draw:start-glue-point="2" draw:end-shape="id131" draw:end-glue-point="0" svg:d="M5271 5794l-3000 1730" svg:viewBox="0 0 3001 1731">
          <text:p/>
        </draw:connector>
        <draw:connector draw:style-name="gr2" draw:text-style-name="P2" draw:layer="layout" draw:type="line" svg:x1="5.271cm" svg:y1="5.794cm" svg:x2="8.271cm" svg:y2="7.524cm" draw:start-shape="id130" draw:start-glue-point="2" draw:end-shape="id132" draw:end-glue-point="0" svg:d="M5271 5794l3000 1730" svg:viewBox="0 0 3001 1731">
          <text:p/>
        </draw:connector>
        <draw:connector draw:style-name="gr2" draw:text-style-name="P2" draw:layer="layout" draw:type="line" svg:x1="8.271cm" svg:y1="8.794cm" svg:x2="6.271cm" svg:y2="10.524cm" draw:start-shape="id132" draw:start-glue-point="2" draw:end-shape="id133" draw:end-glue-point="0" svg:d="M8271 8794l-2000 1730" svg:viewBox="0 0 2001 1731">
          <text:p/>
        </draw:connector>
        <draw:connector draw:style-name="gr2" draw:text-style-name="P2" draw:layer="layout" draw:type="line" svg:x1="6.271cm" svg:y1="11.794cm" svg:x2="4.271cm" svg:y2="13.524cm" draw:start-shape="id133" draw:start-glue-point="2" draw:end-shape="id134" draw:end-glue-point="0" svg:d="M6271 11794l-2000 1730" svg:viewBox="0 0 2001 1731">
          <text:p/>
        </draw:connector>
        <draw:connector draw:style-name="gr2" draw:text-style-name="P2" draw:layer="layout" draw:type="line" svg:x1="6.271cm" svg:y1="11.794cm" svg:x2="8.271cm" svg:y2="13.524cm" draw:start-shape="id133" draw:start-glue-point="2" draw:end-shape="id135" draw:end-glue-point="0" svg:d="M6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136" draw:start-glue-point="2" draw:end-shape="id137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138" draw:start-glue-point="2" draw:end-shape="id139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139" draw:start-glue-point="2" draw:end-shape="id140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136" draw:start-glue-point="2" draw:end-shape="id138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139" draw:start-glue-point="2" draw:end-shape="id141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142" draw:start-glue-point="2" draw:end-shape="id136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143" draw:start-glue-point="0" draw:end-shape="id144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144" draw:start-glue-point="0" draw:end-shape="id142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10.271cm" svg:y2="2.794cm" draw:start-shape="id142" draw:start-glue-point="0" draw:end-shape="id129" draw:end-glue-point="2" svg:d="M15271 4524l-5000-1730" svg:viewBox="0 0 5001 1731">
          <text:p/>
        </draw:connector>
      </draw:page>
      <draw:page draw:name="page10" draw:style-name="dp1" draw:master-page-name="Default">
        <draw:custom-shape draw:style-name="gr3" draw:text-style-name="P2" xml:id="id145" draw:id="id145" draw:layer="layout" svg:width="1.524cm" svg:height="1.27cm" svg:x="9.509cm" svg:y="1.52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xml:id="id146" draw:id="id146" draw:layer="layout" svg:width="1.524cm" svg:height="1.27cm" svg:x="4.509cm" svg:y="4.52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xml:id="id149" draw:id="id149" draw:layer="layout" svg:width="1.524cm" svg:height="1.27cm" svg:x="14.509cm" svg:y="4.52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xml:id="id150" draw:id="id150" draw:layer="layout" svg:width="1.524cm" svg:height="1.27cm" svg:x="11.509cm" svg:y="7.52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xml:id="id151" draw:id="id151" draw:layer="layout" svg:width="1.524cm" svg:height="1.27cm" svg:x="17.509cm" svg:y="7.52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xml:id="id148" draw:id="id148" draw:layer="layout" svg:width="1.524cm" svg:height="1.27cm" svg:x="7.509cm" svg:y="7.524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xml:id="id147" draw:id="id147" draw:layer="layout" svg:width="1.524cm" svg:height="1.27cm" svg:x="1.509cm" svg:y="7.524cm">
          <text:p text:style-name="P1"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271cm" svg:y1="2.794cm" svg:x2="5.271cm" svg:y2="4.524cm" draw:start-shape="id145" draw:start-glue-point="2" draw:end-shape="id146" draw:end-glue-point="0" svg:d="M10271 2794l-5000 1730" svg:viewBox="0 0 5001 1731">
          <text:p/>
        </draw:connector>
        <draw:connector draw:style-name="gr2" draw:text-style-name="P2" draw:layer="layout" draw:type="line" svg:x1="5.271cm" svg:y1="5.794cm" svg:x2="2.271cm" svg:y2="7.524cm" draw:start-shape="id146" draw:start-glue-point="2" draw:end-shape="id147" draw:end-glue-point="0" svg:d="M5271 5794l-3000 1730" svg:viewBox="0 0 3001 1731">
          <text:p/>
        </draw:connector>
        <draw:connector draw:style-name="gr2" draw:text-style-name="P2" draw:layer="layout" draw:type="line" svg:x1="5.271cm" svg:y1="5.794cm" svg:x2="8.271cm" svg:y2="7.524cm" draw:start-shape="id146" draw:start-glue-point="2" draw:end-shape="id148" draw:end-glue-point="0" svg:d="M5271 5794l3000 1730" svg:viewBox="0 0 3001 1731">
          <text:p/>
        </draw:connector>
        <draw:connector draw:style-name="gr2" draw:text-style-name="P2" draw:layer="layout" draw:type="line" svg:x1="15.271cm" svg:y1="5.794cm" svg:x2="12.271cm" svg:y2="7.524cm" draw:start-shape="id149" draw:start-glue-point="2" draw:end-shape="id150" draw:end-glue-point="0" svg:d="M15271 5794l-3000 1730" svg:viewBox="0 0 3001 1731">
          <text:p/>
        </draw:connector>
        <draw:connector draw:style-name="gr2" draw:text-style-name="P2" draw:layer="layout" draw:type="line" svg:x1="18.271cm" svg:y1="7.524cm" svg:x2="15.271cm" svg:y2="5.794cm" draw:start-shape="id151" draw:start-glue-point="0" draw:end-shape="id149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10.271cm" svg:y2="2.794cm" draw:start-shape="id149" draw:start-glue-point="0" draw:end-shape="id145" draw:end-glue-point="2" svg:d="M15271 4524l-5000-1730" svg:viewBox="0 0 5001 1731">
          <text:p/>
        </draw:connector>
        <draw:custom-shape draw:style-name="gr3" draw:text-style-name="P2" xml:id="id158" draw:id="id158" draw:layer="layout" svg:width="1.524cm" svg:height="1.27cm" svg:x="12.509cm" svg:y="10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54" draw:id="id154" draw:layer="layout" svg:width="1.524cm" svg:height="1.27cm" svg:x="10.509cm" svg:y="10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55" draw:id="id155" draw:layer="layout" svg:width="1.524cm" svg:height="1.27cm" svg:x="16.509cm" svg:y="10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59" draw:id="id159" draw:layer="layout" svg:width="1.524cm" svg:height="1.27cm" svg:x="18.509cm" svg:y="10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57" draw:id="id157" draw:layer="layout" svg:width="1.524cm" svg:height="1.27cm" svg:x="8.509cm" svg:y="10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53" draw:id="id153" draw:layer="layout" svg:width="1.524cm" svg:height="1.27cm" svg:x="6.509cm" svg:y="10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56" draw:id="id156" draw:layer="layout" svg:width="1.524cm" svg:height="1.27cm" svg:x="2.509cm" svg:y="10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52" draw:id="id152" draw:layer="layout" svg:width="1.524cm" svg:height="1.27cm" svg:x="0.509cm" svg:y="10.524cm">
          <text:p/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2.271cm" svg:y1="8.794cm" svg:x2="1.271cm" svg:y2="10.524cm" draw:start-shape="id147" draw:start-glue-point="2" draw:end-shape="id152" draw:end-glue-point="0" svg:d="M2271 8794l-1000 1730" svg:viewBox="0 0 1001 1731">
          <text:p/>
        </draw:connector>
        <draw:connector draw:style-name="gr6" draw:text-style-name="P7" draw:layer="layout" draw:type="line" svg:x1="8.271cm" svg:y1="8.794cm" svg:x2="7.271cm" svg:y2="10.524cm" draw:start-shape="id148" draw:start-glue-point="2" draw:end-shape="id153" draw:end-glue-point="0" svg:d="M8271 8794l-1000 1730" svg:viewBox="0 0 1001 1731">
          <text:p/>
        </draw:connector>
        <draw:connector draw:style-name="gr6" draw:text-style-name="P7" draw:layer="layout" draw:type="line" svg:x1="12.271cm" svg:y1="8.794cm" svg:x2="11.271cm" svg:y2="10.524cm" draw:start-shape="id150" draw:start-glue-point="2" draw:end-shape="id154" draw:end-glue-point="0" svg:d="M12271 8794l-1000 1730" svg:viewBox="0 0 1001 1731">
          <text:p/>
        </draw:connector>
        <draw:connector draw:style-name="gr6" draw:text-style-name="P7" draw:layer="layout" draw:type="line" svg:x1="18.271cm" svg:y1="8.794cm" svg:x2="17.271cm" svg:y2="10.524cm" draw:start-shape="id151" draw:start-glue-point="2" draw:end-shape="id155" draw:end-glue-point="0" svg:d="M18271 8794l-1000 1730" svg:viewBox="0 0 1001 1731">
          <text:p/>
        </draw:connector>
        <draw:connector draw:style-name="gr6" draw:text-style-name="P7" draw:layer="layout" draw:type="line" svg:x1="2.271cm" svg:y1="8.794cm" svg:x2="3.271cm" svg:y2="10.524cm" draw:start-shape="id147" draw:start-glue-point="2" draw:end-shape="id156" draw:end-glue-point="0" svg:d="M2271 8794l1000 1730" svg:viewBox="0 0 1001 1731">
          <text:p/>
        </draw:connector>
        <draw:connector draw:style-name="gr6" draw:text-style-name="P7" draw:layer="layout" draw:type="line" svg:x1="8.271cm" svg:y1="8.794cm" svg:x2="9.271cm" svg:y2="10.524cm" draw:start-shape="id148" draw:start-glue-point="2" draw:end-shape="id157" draw:end-glue-point="0" svg:d="M8271 8794l1000 1730" svg:viewBox="0 0 1001 1731">
          <text:p/>
        </draw:connector>
        <draw:connector draw:style-name="gr6" draw:text-style-name="P7" draw:layer="layout" draw:type="line" svg:x1="12.271cm" svg:y1="8.794cm" svg:x2="13.271cm" svg:y2="10.524cm" draw:start-shape="id150" draw:start-glue-point="2" draw:end-shape="id158" draw:end-glue-point="0" svg:d="M12271 8794l1000 1730" svg:viewBox="0 0 1001 1731">
          <text:p/>
        </draw:connector>
        <draw:connector draw:style-name="gr6" draw:text-style-name="P7" draw:layer="layout" draw:type="line" svg:x1="18.271cm" svg:y1="8.794cm" svg:x2="19.271cm" svg:y2="10.524cm" draw:start-shape="id151" draw:start-glue-point="2" draw:end-shape="id159" draw:end-glue-point="0" svg:d="M18271 8794l1000 1730" svg:viewBox="0 0 1001 1731">
          <text:p/>
        </draw:connector>
        <draw:custom-shape draw:style-name="gr3" draw:text-style-name="P2" xml:id="id160" draw:id="id160" draw:layer="layout" svg:width="1.524cm" svg:height="1.27cm" svg:x="9.509cm" svg:y="13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61" draw:id="id161" draw:layer="layout" svg:width="1.524cm" svg:height="1.27cm" svg:x="4.509cm" svg:y="16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64" draw:id="id164" draw:layer="layout" svg:width="1.524cm" svg:height="1.27cm" svg:x="14.509cm" svg:y="16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65" draw:id="id165" draw:layer="layout" svg:width="1.524cm" svg:height="1.27cm" svg:x="11.509cm" svg:y="19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66" draw:id="id166" draw:layer="layout" svg:width="1.524cm" svg:height="1.27cm" svg:x="17.509cm" svg:y="19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63" draw:id="id163" draw:layer="layout" svg:width="1.524cm" svg:height="1.27cm" svg:x="7.509cm" svg:y="19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62" draw:id="id162" draw:layer="layout" svg:width="1.524cm" svg:height="1.27cm" svg:x="1.509cm" svg:y="19.524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271cm" svg:y1="14.794cm" svg:x2="5.271cm" svg:y2="16.524cm" draw:start-shape="id160" draw:start-glue-point="2" draw:end-shape="id161" draw:end-glue-point="0" svg:d="M10271 14794l-5000 1730" svg:viewBox="0 0 5001 1731">
          <text:p/>
        </draw:connector>
        <draw:connector draw:style-name="gr2" draw:text-style-name="P2" draw:layer="layout" draw:type="line" svg:x1="5.271cm" svg:y1="17.794cm" svg:x2="2.271cm" svg:y2="19.524cm" draw:start-shape="id161" draw:start-glue-point="2" draw:end-shape="id162" draw:end-glue-point="0" svg:d="M5271 17794l-3000 1730" svg:viewBox="0 0 3001 1731">
          <text:p/>
        </draw:connector>
        <draw:connector draw:style-name="gr2" draw:text-style-name="P2" draw:layer="layout" draw:type="line" svg:x1="5.271cm" svg:y1="17.794cm" svg:x2="8.271cm" svg:y2="19.524cm" draw:start-shape="id161" draw:start-glue-point="2" draw:end-shape="id163" draw:end-glue-point="0" svg:d="M5271 17794l3000 1730" svg:viewBox="0 0 3001 1731">
          <text:p/>
        </draw:connector>
        <draw:connector draw:style-name="gr2" draw:text-style-name="P2" draw:layer="layout" draw:type="line" svg:x1="15.271cm" svg:y1="17.794cm" svg:x2="12.271cm" svg:y2="19.524cm" draw:start-shape="id164" draw:start-glue-point="2" draw:end-shape="id165" draw:end-glue-point="0" svg:d="M15271 17794l-3000 1730" svg:viewBox="0 0 3001 1731">
          <text:p/>
        </draw:connector>
        <draw:connector draw:style-name="gr2" draw:text-style-name="P2" draw:layer="layout" draw:type="line" svg:x1="18.271cm" svg:y1="19.524cm" svg:x2="15.271cm" svg:y2="17.794cm" draw:start-shape="id166" draw:start-glue-point="0" draw:end-shape="id164" draw:end-glue-point="2" svg:d="M18271 19524l-3000-1730" svg:viewBox="0 0 3001 1731">
          <text:p/>
        </draw:connector>
        <draw:connector draw:style-name="gr2" draw:text-style-name="P2" draw:layer="layout" draw:type="line" svg:x1="15.271cm" svg:y1="16.524cm" svg:x2="10.271cm" svg:y2="14.794cm" draw:start-shape="id164" draw:start-glue-point="0" draw:end-shape="id160" draw:end-glue-point="2" svg:d="M15271 16524l-5000-1730" svg:viewBox="0 0 5001 1731">
          <text:p/>
        </draw:connector>
        <draw:custom-shape draw:style-name="gr3" draw:text-style-name="P2" xml:id="id173" draw:id="id173" draw:layer="layout" svg:width="1.524cm" svg:height="1.27cm" svg:x="12.509cm" svg:y="22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69" draw:id="id169" draw:layer="layout" svg:width="1.524cm" svg:height="1.27cm" svg:x="10.509cm" svg:y="22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70" draw:id="id170" draw:layer="layout" svg:width="1.524cm" svg:height="1.27cm" svg:x="16.509cm" svg:y="22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74" draw:id="id174" draw:layer="layout" svg:width="1.524cm" svg:height="1.27cm" svg:x="18.509cm" svg:y="22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72" draw:id="id172" draw:layer="layout" svg:width="1.524cm" svg:height="1.27cm" svg:x="8.509cm" svg:y="22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68" draw:id="id168" draw:layer="layout" svg:width="1.524cm" svg:height="1.27cm" svg:x="6.509cm" svg:y="22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71" draw:id="id171" draw:layer="layout" svg:width="1.524cm" svg:height="1.27cm" svg:x="2.509cm" svg:y="22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67" draw:id="id167" draw:layer="layout" svg:width="1.524cm" svg:height="1.27cm" svg:x="0.509cm" svg:y="22.524cm">
          <text:p/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2.271cm" svg:y1="20.794cm" svg:x2="1.271cm" svg:y2="22.524cm" draw:start-shape="id162" draw:start-glue-point="2" draw:end-shape="id167" draw:end-glue-point="0" svg:d="M2271 20794l-1000 1730" svg:viewBox="0 0 1001 1731">
          <text:p/>
        </draw:connector>
        <draw:connector draw:style-name="gr6" draw:text-style-name="P7" draw:layer="layout" draw:type="line" svg:x1="8.271cm" svg:y1="20.794cm" svg:x2="7.271cm" svg:y2="22.524cm" draw:start-shape="id163" draw:start-glue-point="2" draw:end-shape="id168" draw:end-glue-point="0" svg:d="M8271 20794l-1000 1730" svg:viewBox="0 0 1001 1731">
          <text:p/>
        </draw:connector>
        <draw:connector draw:style-name="gr6" draw:text-style-name="P7" draw:layer="layout" draw:type="line" svg:x1="12.271cm" svg:y1="20.794cm" svg:x2="11.271cm" svg:y2="22.524cm" draw:start-shape="id165" draw:start-glue-point="2" draw:end-shape="id169" draw:end-glue-point="0" svg:d="M12271 20794l-1000 1730" svg:viewBox="0 0 1001 1731">
          <text:p/>
        </draw:connector>
        <draw:connector draw:style-name="gr6" draw:text-style-name="P7" draw:layer="layout" draw:type="line" svg:x1="18.271cm" svg:y1="20.794cm" svg:x2="17.271cm" svg:y2="22.524cm" draw:start-shape="id166" draw:start-glue-point="2" draw:end-shape="id170" draw:end-glue-point="0" svg:d="M18271 20794l-1000 1730" svg:viewBox="0 0 1001 1731">
          <text:p/>
        </draw:connector>
        <draw:connector draw:style-name="gr6" draw:text-style-name="P7" draw:layer="layout" draw:type="line" svg:x1="2.271cm" svg:y1="20.794cm" svg:x2="3.271cm" svg:y2="22.524cm" draw:start-shape="id162" draw:start-glue-point="2" draw:end-shape="id171" draw:end-glue-point="0" svg:d="M2271 20794l1000 1730" svg:viewBox="0 0 1001 1731">
          <text:p/>
        </draw:connector>
        <draw:connector draw:style-name="gr6" draw:text-style-name="P7" draw:layer="layout" draw:type="line" svg:x1="8.271cm" svg:y1="20.794cm" svg:x2="9.271cm" svg:y2="22.524cm" draw:start-shape="id163" draw:start-glue-point="2" draw:end-shape="id172" draw:end-glue-point="0" svg:d="M8271 20794l1000 1730" svg:viewBox="0 0 1001 1731">
          <text:p/>
        </draw:connector>
        <draw:connector draw:style-name="gr6" draw:text-style-name="P7" draw:layer="layout" draw:type="line" svg:x1="12.271cm" svg:y1="20.794cm" svg:x2="13.271cm" svg:y2="22.524cm" draw:start-shape="id165" draw:start-glue-point="2" draw:end-shape="id173" draw:end-glue-point="0" svg:d="M12271 20794l1000 1730" svg:viewBox="0 0 1001 1731">
          <text:p/>
        </draw:connector>
        <draw:connector draw:style-name="gr6" draw:text-style-name="P7" draw:layer="layout" draw:type="line" svg:x1="18.271cm" svg:y1="20.794cm" svg:x2="19.271cm" svg:y2="22.524cm" draw:start-shape="id166" draw:start-glue-point="2" draw:end-shape="id174" draw:end-glue-point="0" svg:d="M18271 20794l1000 1730" svg:viewBox="0 0 1001 1731">
          <text:p/>
        </draw:connector>
      </draw:page>
      <draw:page draw:name="page11" draw:style-name="dp1" draw:master-page-name="Default">
        <draw:custom-shape draw:style-name="gr3" draw:text-style-name="P2" xml:id="id175" draw:id="id175" draw:layer="layout" svg:width="1.524cm" svg:height="1.27cm" svg:x="9.509cm" svg:y="1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76" draw:id="id176" draw:layer="layout" svg:width="1.524cm" svg:height="1.27cm" svg:x="4.509cm" svg:y="4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79" draw:id="id179" draw:layer="layout" svg:width="1.524cm" svg:height="1.27cm" svg:x="14.509cm" svg:y="4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80" draw:id="id180" draw:layer="layout" svg:width="1.524cm" svg:height="1.27cm" svg:x="11.509cm" svg:y="7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81" draw:id="id181" draw:layer="layout" svg:width="1.524cm" svg:height="1.27cm" svg:x="17.509cm" svg:y="7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78" draw:id="id178" draw:layer="layout" svg:width="1.524cm" svg:height="1.27cm" svg:x="7.509cm" svg:y="7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77" draw:id="id177" draw:layer="layout" svg:width="1.524cm" svg:height="1.27cm" svg:x="1.509cm" svg:y="7.524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271cm" svg:y1="2.794cm" svg:x2="5.271cm" svg:y2="4.524cm" draw:start-shape="id175" draw:start-glue-point="2" draw:end-shape="id176" draw:end-glue-point="0" svg:d="M10271 2794l-5000 1730" svg:viewBox="0 0 5001 1731">
          <text:p/>
        </draw:connector>
        <draw:connector draw:style-name="gr2" draw:text-style-name="P2" draw:layer="layout" draw:type="line" svg:x1="5.271cm" svg:y1="5.794cm" svg:x2="2.271cm" svg:y2="7.524cm" draw:start-shape="id176" draw:start-glue-point="2" draw:end-shape="id177" draw:end-glue-point="0" svg:d="M5271 5794l-3000 1730" svg:viewBox="0 0 3001 1731">
          <text:p/>
        </draw:connector>
        <draw:connector draw:style-name="gr2" draw:text-style-name="P2" draw:layer="layout" draw:type="line" svg:x1="5.271cm" svg:y1="5.794cm" svg:x2="8.271cm" svg:y2="7.524cm" draw:start-shape="id176" draw:start-glue-point="2" draw:end-shape="id178" draw:end-glue-point="0" svg:d="M5271 5794l3000 1730" svg:viewBox="0 0 3001 1731">
          <text:p/>
        </draw:connector>
        <draw:connector draw:style-name="gr2" draw:text-style-name="P2" draw:layer="layout" draw:type="line" svg:x1="15.271cm" svg:y1="5.794cm" svg:x2="12.271cm" svg:y2="7.524cm" draw:start-shape="id179" draw:start-glue-point="2" draw:end-shape="id180" draw:end-glue-point="0" svg:d="M15271 5794l-3000 1730" svg:viewBox="0 0 3001 1731">
          <text:p/>
        </draw:connector>
        <draw:connector draw:style-name="gr2" draw:text-style-name="P2" draw:layer="layout" draw:type="line" svg:x1="18.271cm" svg:y1="7.524cm" svg:x2="15.271cm" svg:y2="5.794cm" draw:start-shape="id181" draw:start-glue-point="0" draw:end-shape="id179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10.271cm" svg:y2="2.794cm" draw:start-shape="id179" draw:start-glue-point="0" draw:end-shape="id175" draw:end-glue-point="2" svg:d="M15271 4524l-5000-1730" svg:viewBox="0 0 5001 1731">
          <text:p/>
        </draw:connector>
        <draw:custom-shape draw:style-name="gr3" draw:text-style-name="P2" xml:id="id188" draw:id="id188" draw:layer="layout" svg:width="1.524cm" svg:height="1.27cm" svg:x="12.509cm" svg:y="10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84" draw:id="id184" draw:layer="layout" svg:width="1.524cm" svg:height="1.27cm" svg:x="10.509cm" svg:y="10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85" draw:id="id185" draw:layer="layout" svg:width="1.524cm" svg:height="1.27cm" svg:x="16.509cm" svg:y="10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89" draw:id="id189" draw:layer="layout" svg:width="1.524cm" svg:height="1.27cm" svg:x="18.509cm" svg:y="10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87" draw:id="id187" draw:layer="layout" svg:width="1.524cm" svg:height="1.27cm" svg:x="8.509cm" svg:y="10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83" draw:id="id183" draw:layer="layout" svg:width="1.524cm" svg:height="1.27cm" svg:x="6.509cm" svg:y="10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86" draw:id="id186" draw:layer="layout" svg:width="1.524cm" svg:height="1.27cm" svg:x="2.509cm" svg:y="10.5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82" draw:id="id182" draw:layer="layout" svg:width="1.524cm" svg:height="1.27cm" svg:x="0.509cm" svg:y="10.524cm">
          <text:p/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2.271cm" svg:y1="8.794cm" svg:x2="1.271cm" svg:y2="10.524cm" draw:start-shape="id177" draw:start-glue-point="2" draw:end-shape="id182" draw:end-glue-point="0" svg:d="M2271 8794l-1000 1730" svg:viewBox="0 0 1001 1731">
          <text:p/>
        </draw:connector>
        <draw:connector draw:style-name="gr6" draw:text-style-name="P7" draw:layer="layout" draw:type="line" svg:x1="8.271cm" svg:y1="8.794cm" svg:x2="7.271cm" svg:y2="10.524cm" draw:start-shape="id178" draw:start-glue-point="2" draw:end-shape="id183" draw:end-glue-point="0" svg:d="M8271 8794l-1000 1730" svg:viewBox="0 0 1001 1731">
          <text:p/>
        </draw:connector>
        <draw:connector draw:style-name="gr6" draw:text-style-name="P7" draw:layer="layout" draw:type="line" svg:x1="12.271cm" svg:y1="8.794cm" svg:x2="11.271cm" svg:y2="10.524cm" draw:start-shape="id180" draw:start-glue-point="2" draw:end-shape="id184" draw:end-glue-point="0" svg:d="M12271 8794l-1000 1730" svg:viewBox="0 0 1001 1731">
          <text:p/>
        </draw:connector>
        <draw:connector draw:style-name="gr6" draw:text-style-name="P7" draw:layer="layout" draw:type="line" svg:x1="18.271cm" svg:y1="8.794cm" svg:x2="17.271cm" svg:y2="10.524cm" draw:start-shape="id181" draw:start-glue-point="2" draw:end-shape="id185" draw:end-glue-point="0" svg:d="M18271 8794l-1000 1730" svg:viewBox="0 0 1001 1731">
          <text:p/>
        </draw:connector>
        <draw:connector draw:style-name="gr6" draw:text-style-name="P7" draw:layer="layout" draw:type="line" svg:x1="2.271cm" svg:y1="8.794cm" svg:x2="3.271cm" svg:y2="10.524cm" draw:start-shape="id177" draw:start-glue-point="2" draw:end-shape="id186" draw:end-glue-point="0" svg:d="M2271 8794l1000 1730" svg:viewBox="0 0 1001 1731">
          <text:p/>
        </draw:connector>
        <draw:connector draw:style-name="gr6" draw:text-style-name="P7" draw:layer="layout" draw:type="line" svg:x1="8.271cm" svg:y1="8.794cm" svg:x2="9.271cm" svg:y2="10.524cm" draw:start-shape="id178" draw:start-glue-point="2" draw:end-shape="id187" draw:end-glue-point="0" svg:d="M8271 8794l1000 1730" svg:viewBox="0 0 1001 1731">
          <text:p/>
        </draw:connector>
        <draw:connector draw:style-name="gr6" draw:text-style-name="P7" draw:layer="layout" draw:type="line" svg:x1="12.271cm" svg:y1="8.794cm" svg:x2="13.271cm" svg:y2="10.524cm" draw:start-shape="id180" draw:start-glue-point="2" draw:end-shape="id188" draw:end-glue-point="0" svg:d="M12271 8794l1000 1730" svg:viewBox="0 0 1001 1731">
          <text:p/>
        </draw:connector>
        <draw:connector draw:style-name="gr6" draw:text-style-name="P7" draw:layer="layout" draw:type="line" svg:x1="18.271cm" svg:y1="8.794cm" svg:x2="19.271cm" svg:y2="10.524cm" draw:start-shape="id181" draw:start-glue-point="2" draw:end-shape="id189" draw:end-glue-point="0" svg:d="M18271 8794l1000 1730" svg:viewBox="0 0 1001 1731">
          <text:p/>
        </draw:connector>
      </draw:page>
      <draw:page draw:name="page12" draw:style-name="dp1" draw:master-page-name="Default">
        <draw:custom-shape draw:style-name="gr3" draw:text-style-name="P2" xml:id="id190" draw:id="id190" draw:layer="layout" svg:width="1.524cm" svg:height="1.27cm" svg:x="9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191" draw:id="id191" draw:layer="layout" svg:width="1.524cm" svg:height="1.27cm" svg:x="4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203" draw:id="id203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197" draw:id="id197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205" draw:id="id205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2" xml:id="id199" draw:id="id199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198" draw:id="id198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200" draw:id="id200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3" draw:text-style-name="P2" xml:id="id201" draw:id="id201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202" draw:id="id202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204" draw:id="id204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193" draw:id="id193" draw:layer="layout" svg:width="1.524cm" svg:height="1.27cm" svg:x="7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192" draw:id="id192" draw:layer="layout" svg:width="1.524cm" svg:height="1.27cm" svg:x="1.509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194" draw:id="id194" draw:layer="layout" svg:width="1.524cm" svg:height="1.27cm" svg:x="5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196" draw:id="id196" draw:layer="layout" svg:width="1.524cm" svg:height="1.27cm" svg:x="7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195" draw:id="id195" draw:layer="layout" svg:width="1.524cm" svg:height="1.27cm" svg:x="3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271cm" svg:y1="2.794cm" svg:x2="5.271cm" svg:y2="4.524cm" draw:start-shape="id190" draw:start-glue-point="2" draw:end-shape="id191" draw:end-glue-point="0" svg:d="M10271 2794l-5000 1730" svg:viewBox="0 0 5001 1731">
          <text:p/>
        </draw:connector>
        <draw:connector draw:style-name="gr2" draw:text-style-name="P2" draw:layer="layout" draw:type="line" svg:x1="5.271cm" svg:y1="5.794cm" svg:x2="2.271cm" svg:y2="7.524cm" draw:start-shape="id191" draw:start-glue-point="2" draw:end-shape="id192" draw:end-glue-point="0" svg:d="M5271 5794l-3000 1730" svg:viewBox="0 0 3001 1731">
          <text:p/>
        </draw:connector>
        <draw:connector draw:style-name="gr2" draw:text-style-name="P2" draw:layer="layout" draw:type="line" svg:x1="5.271cm" svg:y1="5.794cm" svg:x2="8.271cm" svg:y2="7.524cm" draw:start-shape="id191" draw:start-glue-point="2" draw:end-shape="id193" draw:end-glue-point="0" svg:d="M5271 5794l3000 1730" svg:viewBox="0 0 3001 1731">
          <text:p/>
        </draw:connector>
        <draw:connector draw:style-name="gr2" draw:text-style-name="P2" draw:layer="layout" draw:type="line" svg:x1="8.271cm" svg:y1="8.794cm" svg:x2="6.271cm" svg:y2="10.524cm" draw:start-shape="id193" draw:start-glue-point="2" draw:end-shape="id194" draw:end-glue-point="0" svg:d="M8271 8794l-2000 1730" svg:viewBox="0 0 2001 1731">
          <text:p/>
        </draw:connector>
        <draw:connector draw:style-name="gr2" draw:text-style-name="P2" draw:layer="layout" draw:type="line" svg:x1="6.271cm" svg:y1="11.794cm" svg:x2="4.271cm" svg:y2="13.524cm" draw:start-shape="id194" draw:start-glue-point="2" draw:end-shape="id195" draw:end-glue-point="0" svg:d="M6271 11794l-2000 1730" svg:viewBox="0 0 2001 1731">
          <text:p/>
        </draw:connector>
        <draw:connector draw:style-name="gr2" draw:text-style-name="P2" draw:layer="layout" draw:type="line" svg:x1="6.271cm" svg:y1="11.794cm" svg:x2="8.271cm" svg:y2="13.524cm" draw:start-shape="id194" draw:start-glue-point="2" draw:end-shape="id196" draw:end-glue-point="0" svg:d="M6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197" draw:start-glue-point="2" draw:end-shape="id198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199" draw:start-glue-point="2" draw:end-shape="id200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200" draw:start-glue-point="2" draw:end-shape="id201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197" draw:start-glue-point="2" draw:end-shape="id199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200" draw:start-glue-point="2" draw:end-shape="id202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203" draw:start-glue-point="2" draw:end-shape="id197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204" draw:start-glue-point="0" draw:end-shape="id205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205" draw:start-glue-point="0" draw:end-shape="id203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10.271cm" svg:y2="2.794cm" draw:start-shape="id203" draw:start-glue-point="0" draw:end-shape="id190" draw:end-glue-point="2" svg:d="M15271 4524l-5000-1730" svg:viewBox="0 0 5001 1731">
          <text:p/>
        </draw:connector>
      </draw:page>
      <draw:page draw:name="page13" draw:style-name="dp1" draw:master-page-name="Default">
        <draw:custom-shape draw:style-name="gr3" draw:text-style-name="P2" xml:id="id206" draw:id="id206" draw:layer="layout" svg:width="1.524cm" svg:height="1.27cm" svg:x="9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207" draw:id="id207" draw:layer="layout" svg:width="1.524cm" svg:height="1.27cm" svg:x="4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219" draw:id="id219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213" draw:id="id213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221" draw:id="id221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2" xml:id="id215" draw:id="id215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214" draw:id="id214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216" draw:id="id216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3" draw:text-style-name="P2" xml:id="id217" draw:id="id217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218" draw:id="id218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220" draw:id="id220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209" draw:id="id209" draw:layer="layout" svg:width="1.524cm" svg:height="1.27cm" svg:x="7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208" draw:id="id208" draw:layer="layout" svg:width="1.524cm" svg:height="1.27cm" svg:x="1.509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210" draw:id="id210" draw:layer="layout" svg:width="1.524cm" svg:height="1.27cm" svg:x="5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212" draw:id="id212" draw:layer="layout" svg:width="1.524cm" svg:height="1.27cm" svg:x="7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211" draw:id="id211" draw:layer="layout" svg:width="1.524cm" svg:height="1.27cm" svg:x="3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271cm" svg:y1="2.794cm" svg:x2="5.271cm" svg:y2="4.524cm" draw:start-shape="id206" draw:start-glue-point="2" draw:end-shape="id207" draw:end-glue-point="0" svg:d="M10271 2794l-5000 1730" svg:viewBox="0 0 5001 1731">
          <text:p/>
        </draw:connector>
        <draw:connector draw:style-name="gr2" draw:text-style-name="P2" draw:layer="layout" draw:type="line" svg:x1="5.271cm" svg:y1="5.794cm" svg:x2="2.271cm" svg:y2="7.524cm" draw:start-shape="id207" draw:start-glue-point="2" draw:end-shape="id208" draw:end-glue-point="0" svg:d="M5271 5794l-3000 1730" svg:viewBox="0 0 3001 1731">
          <text:p/>
        </draw:connector>
        <draw:connector draw:style-name="gr2" draw:text-style-name="P2" draw:layer="layout" draw:type="line" svg:x1="5.271cm" svg:y1="5.794cm" svg:x2="8.271cm" svg:y2="7.524cm" draw:start-shape="id207" draw:start-glue-point="2" draw:end-shape="id209" draw:end-glue-point="0" svg:d="M5271 5794l3000 1730" svg:viewBox="0 0 3001 1731">
          <text:p/>
        </draw:connector>
        <draw:connector draw:style-name="gr2" draw:text-style-name="P2" draw:layer="layout" draw:type="line" svg:x1="8.271cm" svg:y1="8.794cm" svg:x2="6.271cm" svg:y2="10.524cm" draw:start-shape="id209" draw:start-glue-point="2" draw:end-shape="id210" draw:end-glue-point="0" svg:d="M8271 8794l-2000 1730" svg:viewBox="0 0 2001 1731">
          <text:p/>
        </draw:connector>
        <draw:connector draw:style-name="gr2" draw:text-style-name="P2" draw:layer="layout" draw:type="line" svg:x1="6.271cm" svg:y1="11.794cm" svg:x2="4.271cm" svg:y2="13.524cm" draw:start-shape="id210" draw:start-glue-point="2" draw:end-shape="id211" draw:end-glue-point="0" svg:d="M6271 11794l-2000 1730" svg:viewBox="0 0 2001 1731">
          <text:p/>
        </draw:connector>
        <draw:connector draw:style-name="gr2" draw:text-style-name="P2" draw:layer="layout" draw:type="line" svg:x1="6.271cm" svg:y1="11.794cm" svg:x2="8.271cm" svg:y2="13.524cm" draw:start-shape="id210" draw:start-glue-point="2" draw:end-shape="id212" draw:end-glue-point="0" svg:d="M6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213" draw:start-glue-point="2" draw:end-shape="id214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215" draw:start-glue-point="2" draw:end-shape="id216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216" draw:start-glue-point="2" draw:end-shape="id217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213" draw:start-glue-point="2" draw:end-shape="id215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216" draw:start-glue-point="2" draw:end-shape="id218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219" draw:start-glue-point="2" draw:end-shape="id213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220" draw:start-glue-point="0" draw:end-shape="id221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221" draw:start-glue-point="0" draw:end-shape="id219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10.271cm" svg:y2="2.794cm" draw:start-shape="id219" draw:start-glue-point="0" draw:end-shape="id206" draw:end-glue-point="2" svg:d="M15271 4524l-5000-1730" svg:viewBox="0 0 5001 1731">
          <text:p/>
        </draw:connector>
      </draw:page>
      <draw:page draw:name="page14" draw:style-name="dp1" draw:master-page-name="Default">
        <draw:custom-shape draw:style-name="gr3" draw:text-style-name="P2" xml:id="id222" draw:id="id222" draw:layer="layout" svg:width="1.524cm" svg:height="1.27cm" svg:x="9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223" draw:id="id223" draw:layer="layout" svg:width="1.524cm" svg:height="1.27cm" svg:x="4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235" draw:id="id235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229" draw:id="id229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237" draw:id="id237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2" xml:id="id231" draw:id="id231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230" draw:id="id230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232" draw:id="id232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3" draw:text-style-name="P2" xml:id="id233" draw:id="id233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234" draw:id="id234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236" draw:id="id236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225" draw:id="id225" draw:layer="layout" svg:width="1.524cm" svg:height="1.27cm" svg:x="7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224" draw:id="id224" draw:layer="layout" svg:width="1.524cm" svg:height="1.27cm" svg:x="1.509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226" draw:id="id226" draw:layer="layout" svg:width="1.524cm" svg:height="1.27cm" svg:x="5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228" draw:id="id228" draw:layer="layout" svg:width="1.524cm" svg:height="1.27cm" svg:x="7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227" draw:id="id227" draw:layer="layout" svg:width="1.524cm" svg:height="1.27cm" svg:x="3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271cm" svg:y1="2.794cm" svg:x2="5.271cm" svg:y2="4.524cm" draw:start-shape="id222" draw:start-glue-point="2" draw:end-shape="id223" draw:end-glue-point="0" svg:d="M10271 2794l-5000 1730" svg:viewBox="0 0 5001 1731">
          <text:p/>
        </draw:connector>
        <draw:connector draw:style-name="gr2" draw:text-style-name="P2" draw:layer="layout" draw:type="line" svg:x1="5.271cm" svg:y1="5.794cm" svg:x2="2.271cm" svg:y2="7.524cm" draw:start-shape="id223" draw:start-glue-point="2" draw:end-shape="id224" draw:end-glue-point="0" svg:d="M5271 5794l-3000 1730" svg:viewBox="0 0 3001 1731">
          <text:p/>
        </draw:connector>
        <draw:connector draw:style-name="gr2" draw:text-style-name="P2" draw:layer="layout" draw:type="line" svg:x1="5.271cm" svg:y1="5.794cm" svg:x2="8.271cm" svg:y2="7.524cm" draw:start-shape="id223" draw:start-glue-point="2" draw:end-shape="id225" draw:end-glue-point="0" svg:d="M5271 5794l3000 1730" svg:viewBox="0 0 3001 1731">
          <text:p/>
        </draw:connector>
        <draw:connector draw:style-name="gr2" draw:text-style-name="P2" draw:layer="layout" draw:type="line" svg:x1="8.271cm" svg:y1="8.794cm" svg:x2="6.271cm" svg:y2="10.524cm" draw:start-shape="id225" draw:start-glue-point="2" draw:end-shape="id226" draw:end-glue-point="0" svg:d="M8271 8794l-2000 1730" svg:viewBox="0 0 2001 1731">
          <text:p/>
        </draw:connector>
        <draw:connector draw:style-name="gr2" draw:text-style-name="P2" draw:layer="layout" draw:type="line" svg:x1="6.271cm" svg:y1="11.794cm" svg:x2="4.271cm" svg:y2="13.524cm" draw:start-shape="id226" draw:start-glue-point="2" draw:end-shape="id227" draw:end-glue-point="0" svg:d="M6271 11794l-2000 1730" svg:viewBox="0 0 2001 1731">
          <text:p/>
        </draw:connector>
        <draw:connector draw:style-name="gr2" draw:text-style-name="P2" draw:layer="layout" draw:type="line" svg:x1="6.271cm" svg:y1="11.794cm" svg:x2="8.271cm" svg:y2="13.524cm" draw:start-shape="id226" draw:start-glue-point="2" draw:end-shape="id228" draw:end-glue-point="0" svg:d="M6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229" draw:start-glue-point="2" draw:end-shape="id230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231" draw:start-glue-point="2" draw:end-shape="id232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232" draw:start-glue-point="2" draw:end-shape="id233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229" draw:start-glue-point="2" draw:end-shape="id231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232" draw:start-glue-point="2" draw:end-shape="id234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235" draw:start-glue-point="2" draw:end-shape="id229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236" draw:start-glue-point="0" draw:end-shape="id237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237" draw:start-glue-point="0" draw:end-shape="id235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10.271cm" svg:y2="2.794cm" draw:start-shape="id235" draw:start-glue-point="0" draw:end-shape="id222" draw:end-glue-point="2" svg:d="M15271 4524l-5000-1730" svg:viewBox="0 0 5001 1731">
          <text:p/>
        </draw:connector>
      </draw:page>
      <draw:page draw:name="page15" draw:style-name="dp1" draw:master-page-name="Default">
        <draw:custom-shape draw:style-name="gr3" draw:text-style-name="P2" xml:id="id238" draw:id="id238" draw:layer="layout" svg:width="1.524cm" svg:height="1.27cm" svg:x="9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239" draw:id="id239" draw:layer="layout" svg:width="1.524cm" svg:height="1.27cm" svg:x="4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251" draw:id="id251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245" draw:id="id245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253" draw:id="id253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2" xml:id="id247" draw:id="id247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246" draw:id="id246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248" draw:id="id248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3" draw:text-style-name="P2" xml:id="id249" draw:id="id249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250" draw:id="id250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252" draw:id="id252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241" draw:id="id241" draw:layer="layout" svg:width="1.524cm" svg:height="1.27cm" svg:x="7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240" draw:id="id240" draw:layer="layout" svg:width="1.524cm" svg:height="1.27cm" svg:x="1.509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242" draw:id="id242" draw:layer="layout" svg:width="1.524cm" svg:height="1.27cm" svg:x="5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244" draw:id="id244" draw:layer="layout" svg:width="1.524cm" svg:height="1.27cm" svg:x="7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243" draw:id="id243" draw:layer="layout" svg:width="1.524cm" svg:height="1.27cm" svg:x="3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271cm" svg:y1="2.794cm" svg:x2="5.271cm" svg:y2="4.524cm" draw:start-shape="id238" draw:start-glue-point="2" draw:end-shape="id239" draw:end-glue-point="0" svg:d="M10271 2794l-5000 1730" svg:viewBox="0 0 5001 1731">
          <text:p/>
        </draw:connector>
        <draw:connector draw:style-name="gr2" draw:text-style-name="P2" draw:layer="layout" draw:type="line" svg:x1="5.271cm" svg:y1="5.794cm" svg:x2="2.271cm" svg:y2="7.524cm" draw:start-shape="id239" draw:start-glue-point="2" draw:end-shape="id240" draw:end-glue-point="0" svg:d="M5271 5794l-3000 1730" svg:viewBox="0 0 3001 1731">
          <text:p/>
        </draw:connector>
        <draw:connector draw:style-name="gr2" draw:text-style-name="P2" draw:layer="layout" draw:type="line" svg:x1="5.271cm" svg:y1="5.794cm" svg:x2="8.271cm" svg:y2="7.524cm" draw:start-shape="id239" draw:start-glue-point="2" draw:end-shape="id241" draw:end-glue-point="0" svg:d="M5271 5794l3000 1730" svg:viewBox="0 0 3001 1731">
          <text:p/>
        </draw:connector>
        <draw:connector draw:style-name="gr2" draw:text-style-name="P2" draw:layer="layout" draw:type="line" svg:x1="8.271cm" svg:y1="8.794cm" svg:x2="6.271cm" svg:y2="10.524cm" draw:start-shape="id241" draw:start-glue-point="2" draw:end-shape="id242" draw:end-glue-point="0" svg:d="M8271 8794l-2000 1730" svg:viewBox="0 0 2001 1731">
          <text:p/>
        </draw:connector>
        <draw:connector draw:style-name="gr2" draw:text-style-name="P2" draw:layer="layout" draw:type="line" svg:x1="6.271cm" svg:y1="11.794cm" svg:x2="4.271cm" svg:y2="13.524cm" draw:start-shape="id242" draw:start-glue-point="2" draw:end-shape="id243" draw:end-glue-point="0" svg:d="M6271 11794l-2000 1730" svg:viewBox="0 0 2001 1731">
          <text:p/>
        </draw:connector>
        <draw:connector draw:style-name="gr2" draw:text-style-name="P2" draw:layer="layout" draw:type="line" svg:x1="6.271cm" svg:y1="11.794cm" svg:x2="8.271cm" svg:y2="13.524cm" draw:start-shape="id242" draw:start-glue-point="2" draw:end-shape="id244" draw:end-glue-point="0" svg:d="M6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245" draw:start-glue-point="2" draw:end-shape="id246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247" draw:start-glue-point="2" draw:end-shape="id248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248" draw:start-glue-point="2" draw:end-shape="id249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245" draw:start-glue-point="2" draw:end-shape="id247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248" draw:start-glue-point="2" draw:end-shape="id250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251" draw:start-glue-point="2" draw:end-shape="id245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252" draw:start-glue-point="0" draw:end-shape="id253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253" draw:start-glue-point="0" draw:end-shape="id251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10.271cm" svg:y2="2.794cm" draw:start-shape="id251" draw:start-glue-point="0" draw:end-shape="id238" draw:end-glue-point="2" svg:d="M15271 4524l-5000-1730" svg:viewBox="0 0 5001 1731">
          <text:p/>
        </draw:connector>
      </draw:page>
      <draw:page draw:name="page16" draw:style-name="dp1" draw:master-page-name="Default">
        <draw:custom-shape draw:style-name="gr3" draw:text-style-name="P2" xml:id="id254" draw:id="id254" draw:layer="layout" svg:width="1.524cm" svg:height="1.27cm" svg:x="9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255" draw:id="id255" draw:layer="layout" svg:width="1.524cm" svg:height="1.27cm" svg:x="4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267" draw:id="id267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261" draw:id="id261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269" draw:id="id269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2" xml:id="id263" draw:id="id263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262" draw:id="id262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264" draw:id="id264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3" draw:text-style-name="P2" xml:id="id265" draw:id="id265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266" draw:id="id266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268" draw:id="id268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257" draw:id="id257" draw:layer="layout" svg:width="1.524cm" svg:height="1.27cm" svg:x="7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256" draw:id="id256" draw:layer="layout" svg:width="1.524cm" svg:height="1.27cm" svg:x="1.509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258" draw:id="id258" draw:layer="layout" svg:width="1.524cm" svg:height="1.27cm" svg:x="5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260" draw:id="id260" draw:layer="layout" svg:width="1.524cm" svg:height="1.27cm" svg:x="7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259" draw:id="id259" draw:layer="layout" svg:width="1.524cm" svg:height="1.27cm" svg:x="3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271cm" svg:y1="2.794cm" svg:x2="5.271cm" svg:y2="4.524cm" draw:start-shape="id254" draw:start-glue-point="2" draw:end-shape="id255" draw:end-glue-point="0" svg:d="M10271 2794l-5000 1730" svg:viewBox="0 0 5001 1731">
          <text:p/>
        </draw:connector>
        <draw:connector draw:style-name="gr2" draw:text-style-name="P2" draw:layer="layout" draw:type="line" svg:x1="5.271cm" svg:y1="5.794cm" svg:x2="2.271cm" svg:y2="7.524cm" draw:start-shape="id255" draw:start-glue-point="2" draw:end-shape="id256" draw:end-glue-point="0" svg:d="M5271 5794l-3000 1730" svg:viewBox="0 0 3001 1731">
          <text:p/>
        </draw:connector>
        <draw:connector draw:style-name="gr2" draw:text-style-name="P2" draw:layer="layout" draw:type="line" svg:x1="5.271cm" svg:y1="5.794cm" svg:x2="8.271cm" svg:y2="7.524cm" draw:start-shape="id255" draw:start-glue-point="2" draw:end-shape="id257" draw:end-glue-point="0" svg:d="M5271 5794l3000 1730" svg:viewBox="0 0 3001 1731">
          <text:p/>
        </draw:connector>
        <draw:connector draw:style-name="gr2" draw:text-style-name="P2" draw:layer="layout" draw:type="line" svg:x1="8.271cm" svg:y1="8.794cm" svg:x2="6.271cm" svg:y2="10.524cm" draw:start-shape="id257" draw:start-glue-point="2" draw:end-shape="id258" draw:end-glue-point="0" svg:d="M8271 8794l-2000 1730" svg:viewBox="0 0 2001 1731">
          <text:p/>
        </draw:connector>
        <draw:connector draw:style-name="gr2" draw:text-style-name="P2" draw:layer="layout" draw:type="line" svg:x1="6.271cm" svg:y1="11.794cm" svg:x2="4.271cm" svg:y2="13.524cm" draw:start-shape="id258" draw:start-glue-point="2" draw:end-shape="id259" draw:end-glue-point="0" svg:d="M6271 11794l-2000 1730" svg:viewBox="0 0 2001 1731">
          <text:p/>
        </draw:connector>
        <draw:connector draw:style-name="gr2" draw:text-style-name="P2" draw:layer="layout" draw:type="line" svg:x1="6.271cm" svg:y1="11.794cm" svg:x2="8.271cm" svg:y2="13.524cm" draw:start-shape="id258" draw:start-glue-point="2" draw:end-shape="id260" draw:end-glue-point="0" svg:d="M6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261" draw:start-glue-point="2" draw:end-shape="id262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263" draw:start-glue-point="2" draw:end-shape="id264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264" draw:start-glue-point="2" draw:end-shape="id265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261" draw:start-glue-point="2" draw:end-shape="id263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264" draw:start-glue-point="2" draw:end-shape="id266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267" draw:start-glue-point="2" draw:end-shape="id261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268" draw:start-glue-point="0" draw:end-shape="id269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269" draw:start-glue-point="0" draw:end-shape="id267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10.271cm" svg:y2="2.794cm" draw:start-shape="id267" draw:start-glue-point="0" draw:end-shape="id254" draw:end-glue-point="2" svg:d="M15271 4524l-5000-1730" svg:viewBox="0 0 5001 1731">
          <text:p/>
        </draw:connector>
      </draw:page>
      <draw:page draw:name="page17" draw:style-name="dp1" draw:master-page-name="Default">
        <draw:custom-shape draw:style-name="gr3" draw:text-style-name="P2" xml:id="id270" draw:id="id270" draw:layer="layout" svg:width="1.524cm" svg:height="1.27cm" svg:x="8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271" draw:id="id271" draw:layer="layout" svg:width="1.524cm" svg:height="1.27cm" svg:x="2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283" draw:id="id283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277" draw:id="id277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285" draw:id="id285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2" xml:id="id279" draw:id="id279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278" draw:id="id278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280" draw:id="id280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3" draw:text-style-name="P2" xml:id="id281" draw:id="id281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282" draw:id="id282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284" draw:id="id284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273" draw:id="id273" draw:layer="layout" svg:width="1.524cm" svg:height="1.27cm" svg:x="5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272" draw:id="id272" draw:layer="layout" svg:width="1.524cm" svg:height="1.27cm" svg:x="-0.491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274" draw:id="id274" draw:layer="layout" svg:width="1.524cm" svg:height="1.27cm" svg:x="3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276" draw:id="id276" draw:layer="layout" svg:width="1.524cm" svg:height="1.27cm" svg:x="5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275" draw:id="id275" draw:layer="layout" svg:width="1.524cm" svg:height="1.27cm" svg:x="1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271cm" svg:y1="2.794cm" svg:x2="3.271cm" svg:y2="4.524cm" draw:start-shape="id270" draw:start-glue-point="2" draw:end-shape="id271" draw:end-glue-point="0" svg:d="M9271 2794l-6000 1730" svg:viewBox="0 0 6001 1731">
          <text:p/>
        </draw:connector>
        <draw:connector draw:style-name="gr2" draw:text-style-name="P2" draw:layer="layout" draw:type="line" svg:x1="3.271cm" svg:y1="5.794cm" svg:x2="0.271cm" svg:y2="7.524cm" draw:start-shape="id271" draw:start-glue-point="2" draw:end-shape="id272" draw:end-glue-point="0" svg:d="M3271 5794l-3000 1730" svg:viewBox="0 0 3001 1731">
          <text:p/>
        </draw:connector>
        <draw:connector draw:style-name="gr2" draw:text-style-name="P2" draw:layer="layout" draw:type="line" svg:x1="3.271cm" svg:y1="5.794cm" svg:x2="6.271cm" svg:y2="7.524cm" draw:start-shape="id271" draw:start-glue-point="2" draw:end-shape="id273" draw:end-glue-point="0" svg:d="M3271 5794l3000 1730" svg:viewBox="0 0 3001 1731">
          <text:p/>
        </draw:connector>
        <draw:connector draw:style-name="gr2" draw:text-style-name="P2" draw:layer="layout" draw:type="line" svg:x1="6.271cm" svg:y1="8.794cm" svg:x2="4.271cm" svg:y2="10.524cm" draw:start-shape="id273" draw:start-glue-point="2" draw:end-shape="id274" draw:end-glue-point="0" svg:d="M6271 8794l-2000 1730" svg:viewBox="0 0 2001 1731">
          <text:p/>
        </draw:connector>
        <draw:connector draw:style-name="gr2" draw:text-style-name="P2" draw:layer="layout" draw:type="line" svg:x1="4.271cm" svg:y1="11.794cm" svg:x2="2.271cm" svg:y2="13.524cm" draw:start-shape="id274" draw:start-glue-point="2" draw:end-shape="id275" draw:end-glue-point="0" svg:d="M4271 11794l-2000 1730" svg:viewBox="0 0 2001 1731">
          <text:p/>
        </draw:connector>
        <draw:connector draw:style-name="gr2" draw:text-style-name="P2" draw:layer="layout" draw:type="line" svg:x1="4.271cm" svg:y1="11.794cm" svg:x2="6.271cm" svg:y2="13.524cm" draw:start-shape="id274" draw:start-glue-point="2" draw:end-shape="id276" draw:end-glue-point="0" svg:d="M4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277" draw:start-glue-point="2" draw:end-shape="id278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279" draw:start-glue-point="2" draw:end-shape="id280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280" draw:start-glue-point="2" draw:end-shape="id281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277" draw:start-glue-point="2" draw:end-shape="id279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280" draw:start-glue-point="2" draw:end-shape="id282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283" draw:start-glue-point="2" draw:end-shape="id277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284" draw:start-glue-point="0" draw:end-shape="id285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285" draw:start-glue-point="0" draw:end-shape="id283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9.271cm" svg:y2="2.794cm" draw:start-shape="id283" draw:start-glue-point="0" draw:end-shape="id270" draw:end-glue-point="2" svg:d="M15271 4524l-6000-1730" svg:viewBox="0 0 6001 1731">
          <text:p/>
        </draw:connector>
        <draw:custom-shape draw:style-name="gr5" draw:text-style-name="P6" xml:id="id286" draw:id="id286" draw:layer="layout" svg:width="1.524cm" svg:height="1.27cm" svg:x="7.509cm" svg:y="10.524cm">
          <text:p text:style-name="P1">37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6.271cm" svg:y1="8.794cm" svg:x2="8.271cm" svg:y2="10.524cm" draw:start-shape="id273" draw:start-glue-point="2" draw:end-shape="id286" draw:end-glue-point="0" svg:d="M6271 8794l2000 1730" svg:viewBox="0 0 2001 1731">
          <text:p/>
        </draw:connector>
      </draw:page>
      <draw:page draw:name="page18" draw:style-name="dp1" draw:master-page-name="Default">
        <draw:custom-shape draw:style-name="gr3" draw:text-style-name="P2" xml:id="id287" draw:id="id287" draw:layer="layout" svg:width="1.524cm" svg:height="1.27cm" svg:x="8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288" draw:id="id288" draw:layer="layout" svg:width="1.524cm" svg:height="1.27cm" svg:x="2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300" draw:id="id300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294" draw:id="id294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302" draw:id="id302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2" xml:id="id296" draw:id="id296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295" draw:id="id295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297" draw:id="id297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3" draw:text-style-name="P2" xml:id="id298" draw:id="id298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299" draw:id="id299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301" draw:id="id301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290" draw:id="id290" draw:layer="layout" svg:width="1.524cm" svg:height="1.27cm" svg:x="5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289" draw:id="id289" draw:layer="layout" svg:width="1.524cm" svg:height="1.27cm" svg:x="-0.491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291" draw:id="id291" draw:layer="layout" svg:width="1.524cm" svg:height="1.27cm" svg:x="3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293" draw:id="id293" draw:layer="layout" svg:width="1.524cm" svg:height="1.27cm" svg:x="5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292" draw:id="id292" draw:layer="layout" svg:width="1.524cm" svg:height="1.27cm" svg:x="1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271cm" svg:y1="2.794cm" svg:x2="3.271cm" svg:y2="4.524cm" draw:start-shape="id287" draw:start-glue-point="2" draw:end-shape="id288" draw:end-glue-point="0" svg:d="M9271 2794l-6000 1730" svg:viewBox="0 0 6001 1731">
          <text:p/>
        </draw:connector>
        <draw:connector draw:style-name="gr2" draw:text-style-name="P2" draw:layer="layout" draw:type="line" svg:x1="3.271cm" svg:y1="5.794cm" svg:x2="0.271cm" svg:y2="7.524cm" draw:start-shape="id288" draw:start-glue-point="2" draw:end-shape="id289" draw:end-glue-point="0" svg:d="M3271 5794l-3000 1730" svg:viewBox="0 0 3001 1731">
          <text:p/>
        </draw:connector>
        <draw:connector draw:style-name="gr2" draw:text-style-name="P2" draw:layer="layout" draw:type="line" svg:x1="3.271cm" svg:y1="5.794cm" svg:x2="6.271cm" svg:y2="7.524cm" draw:start-shape="id288" draw:start-glue-point="2" draw:end-shape="id290" draw:end-glue-point="0" svg:d="M3271 5794l3000 1730" svg:viewBox="0 0 3001 1731">
          <text:p/>
        </draw:connector>
        <draw:connector draw:style-name="gr2" draw:text-style-name="P2" draw:layer="layout" draw:type="line" svg:x1="6.271cm" svg:y1="8.794cm" svg:x2="4.271cm" svg:y2="10.524cm" draw:start-shape="id290" draw:start-glue-point="2" draw:end-shape="id291" draw:end-glue-point="0" svg:d="M6271 8794l-2000 1730" svg:viewBox="0 0 2001 1731">
          <text:p/>
        </draw:connector>
        <draw:connector draw:style-name="gr2" draw:text-style-name="P2" draw:layer="layout" draw:type="line" svg:x1="4.271cm" svg:y1="11.794cm" svg:x2="2.271cm" svg:y2="13.524cm" draw:start-shape="id291" draw:start-glue-point="2" draw:end-shape="id292" draw:end-glue-point="0" svg:d="M4271 11794l-2000 1730" svg:viewBox="0 0 2001 1731">
          <text:p/>
        </draw:connector>
        <draw:connector draw:style-name="gr2" draw:text-style-name="P2" draw:layer="layout" draw:type="line" svg:x1="4.271cm" svg:y1="11.794cm" svg:x2="6.271cm" svg:y2="13.524cm" draw:start-shape="id291" draw:start-glue-point="2" draw:end-shape="id293" draw:end-glue-point="0" svg:d="M4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294" draw:start-glue-point="2" draw:end-shape="id295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296" draw:start-glue-point="2" draw:end-shape="id297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297" draw:start-glue-point="2" draw:end-shape="id298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294" draw:start-glue-point="2" draw:end-shape="id296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297" draw:start-glue-point="2" draw:end-shape="id299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300" draw:start-glue-point="2" draw:end-shape="id294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301" draw:start-glue-point="0" draw:end-shape="id302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302" draw:start-glue-point="0" draw:end-shape="id300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9.271cm" svg:y2="2.794cm" draw:start-shape="id300" draw:start-glue-point="0" draw:end-shape="id287" draw:end-glue-point="2" svg:d="M15271 4524l-6000-1730" svg:viewBox="0 0 6001 1731">
          <text:p/>
        </draw:connector>
        <draw:custom-shape draw:style-name="gr8" draw:text-style-name="P8" xml:id="id303" draw:id="id303" draw:layer="layout" svg:width="1.524cm" svg:height="1.27cm" svg:x="7.509cm" svg:y="10.524cm">
          <text:p text:style-name="P1">37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line" svg:x1="6.271cm" svg:y1="8.794cm" svg:x2="8.271cm" svg:y2="10.524cm" draw:start-shape="id290" draw:start-glue-point="2" draw:end-shape="id303" draw:end-glue-point="0" svg:d="M6271 8794l2000 1730" svg:viewBox="0 0 2001 1731">
          <text:p/>
        </draw:connector>
      </draw:page>
      <draw:page draw:name="page19" draw:style-name="dp1" draw:master-page-name="Default">
        <draw:custom-shape draw:style-name="gr3" draw:text-style-name="P2" xml:id="id304" draw:id="id304" draw:layer="layout" svg:width="1.524cm" svg:height="1.27cm" svg:x="8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305" draw:id="id305" draw:layer="layout" svg:width="1.524cm" svg:height="1.27cm" svg:x="2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317" draw:id="id317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311" draw:id="id311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319" draw:id="id319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2" xml:id="id313" draw:id="id313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312" draw:id="id312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314" draw:id="id314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3" draw:text-style-name="P2" xml:id="id315" draw:id="id315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316" draw:id="id316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318" draw:id="id318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307" draw:id="id307" draw:layer="layout" svg:width="1.524cm" svg:height="1.27cm" svg:x="5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306" draw:id="id306" draw:layer="layout" svg:width="1.524cm" svg:height="1.27cm" svg:x="-0.491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308" draw:id="id308" draw:layer="layout" svg:width="1.524cm" svg:height="1.27cm" svg:x="3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310" draw:id="id310" draw:layer="layout" svg:width="1.524cm" svg:height="1.27cm" svg:x="5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309" draw:id="id309" draw:layer="layout" svg:width="1.524cm" svg:height="1.27cm" svg:x="1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271cm" svg:y1="2.794cm" svg:x2="3.271cm" svg:y2="4.524cm" draw:start-shape="id304" draw:start-glue-point="2" draw:end-shape="id305" draw:end-glue-point="0" svg:d="M9271 2794l-6000 1730" svg:viewBox="0 0 6001 1731">
          <text:p/>
        </draw:connector>
        <draw:connector draw:style-name="gr2" draw:text-style-name="P2" draw:layer="layout" draw:type="line" svg:x1="3.271cm" svg:y1="5.794cm" svg:x2="0.271cm" svg:y2="7.524cm" draw:start-shape="id305" draw:start-glue-point="2" draw:end-shape="id306" draw:end-glue-point="0" svg:d="M3271 5794l-3000 1730" svg:viewBox="0 0 3001 1731">
          <text:p/>
        </draw:connector>
        <draw:connector draw:style-name="gr2" draw:text-style-name="P2" draw:layer="layout" draw:type="line" svg:x1="3.271cm" svg:y1="5.794cm" svg:x2="6.271cm" svg:y2="7.524cm" draw:start-shape="id305" draw:start-glue-point="2" draw:end-shape="id307" draw:end-glue-point="0" svg:d="M3271 5794l3000 1730" svg:viewBox="0 0 3001 1731">
          <text:p/>
        </draw:connector>
        <draw:connector draw:style-name="gr2" draw:text-style-name="P2" draw:layer="layout" draw:type="line" svg:x1="6.271cm" svg:y1="8.794cm" svg:x2="4.271cm" svg:y2="10.524cm" draw:start-shape="id307" draw:start-glue-point="2" draw:end-shape="id308" draw:end-glue-point="0" svg:d="M6271 8794l-2000 1730" svg:viewBox="0 0 2001 1731">
          <text:p/>
        </draw:connector>
        <draw:connector draw:style-name="gr2" draw:text-style-name="P2" draw:layer="layout" draw:type="line" svg:x1="4.271cm" svg:y1="11.794cm" svg:x2="2.271cm" svg:y2="13.524cm" draw:start-shape="id308" draw:start-glue-point="2" draw:end-shape="id309" draw:end-glue-point="0" svg:d="M4271 11794l-2000 1730" svg:viewBox="0 0 2001 1731">
          <text:p/>
        </draw:connector>
        <draw:connector draw:style-name="gr2" draw:text-style-name="P2" draw:layer="layout" draw:type="line" svg:x1="4.271cm" svg:y1="11.794cm" svg:x2="6.271cm" svg:y2="13.524cm" draw:start-shape="id308" draw:start-glue-point="2" draw:end-shape="id310" draw:end-glue-point="0" svg:d="M4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311" draw:start-glue-point="2" draw:end-shape="id312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313" draw:start-glue-point="2" draw:end-shape="id314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314" draw:start-glue-point="2" draw:end-shape="id315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311" draw:start-glue-point="2" draw:end-shape="id313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314" draw:start-glue-point="2" draw:end-shape="id316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317" draw:start-glue-point="2" draw:end-shape="id311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318" draw:start-glue-point="0" draw:end-shape="id319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319" draw:start-glue-point="0" draw:end-shape="id317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9.271cm" svg:y2="2.794cm" draw:start-shape="id317" draw:start-glue-point="0" draw:end-shape="id304" draw:end-glue-point="2" svg:d="M15271 4524l-6000-1730" svg:viewBox="0 0 6001 1731">
          <text:p/>
        </draw:connector>
      </draw:page>
      <draw:page draw:name="page20" draw:style-name="dp1" draw:master-page-name="Default">
        <draw:custom-shape draw:style-name="gr3" draw:text-style-name="P2" xml:id="id320" draw:id="id320" draw:layer="layout" svg:width="1.524cm" svg:height="1.27cm" svg:x="8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321" draw:id="id321" draw:layer="layout" svg:width="1.524cm" svg:height="1.27cm" svg:x="2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333" draw:id="id333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327" draw:id="id327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335" draw:id="id335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2" xml:id="id329" draw:id="id329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328" draw:id="id328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330" draw:id="id330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3" draw:text-style-name="P2" xml:id="id331" draw:id="id331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332" draw:id="id332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334" draw:id="id334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323" draw:id="id323" draw:layer="layout" svg:width="1.524cm" svg:height="1.27cm" svg:x="5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322" draw:id="id322" draw:layer="layout" svg:width="1.524cm" svg:height="1.27cm" svg:x="-0.491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324" draw:id="id324" draw:layer="layout" svg:width="1.524cm" svg:height="1.27cm" svg:x="3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326" draw:id="id326" draw:layer="layout" svg:width="1.524cm" svg:height="1.27cm" svg:x="5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325" draw:id="id325" draw:layer="layout" svg:width="1.524cm" svg:height="1.27cm" svg:x="1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271cm" svg:y1="2.794cm" svg:x2="3.271cm" svg:y2="4.524cm" draw:start-shape="id320" draw:start-glue-point="2" draw:end-shape="id321" draw:end-glue-point="0" svg:d="M9271 2794l-6000 1730" svg:viewBox="0 0 6001 1731">
          <text:p/>
        </draw:connector>
        <draw:connector draw:style-name="gr2" draw:text-style-name="P2" draw:layer="layout" draw:type="line" svg:x1="3.271cm" svg:y1="5.794cm" svg:x2="0.271cm" svg:y2="7.524cm" draw:start-shape="id321" draw:start-glue-point="2" draw:end-shape="id322" draw:end-glue-point="0" svg:d="M3271 5794l-3000 1730" svg:viewBox="0 0 3001 1731">
          <text:p/>
        </draw:connector>
        <draw:connector draw:style-name="gr2" draw:text-style-name="P2" draw:layer="layout" draw:type="line" svg:x1="3.271cm" svg:y1="5.794cm" svg:x2="6.271cm" svg:y2="7.524cm" draw:start-shape="id321" draw:start-glue-point="2" draw:end-shape="id323" draw:end-glue-point="0" svg:d="M3271 5794l3000 1730" svg:viewBox="0 0 3001 1731">
          <text:p/>
        </draw:connector>
        <draw:connector draw:style-name="gr2" draw:text-style-name="P2" draw:layer="layout" draw:type="line" svg:x1="6.271cm" svg:y1="8.794cm" svg:x2="4.271cm" svg:y2="10.524cm" draw:start-shape="id323" draw:start-glue-point="2" draw:end-shape="id324" draw:end-glue-point="0" svg:d="M6271 8794l-2000 1730" svg:viewBox="0 0 2001 1731">
          <text:p/>
        </draw:connector>
        <draw:connector draw:style-name="gr2" draw:text-style-name="P2" draw:layer="layout" draw:type="line" svg:x1="4.271cm" svg:y1="11.794cm" svg:x2="2.271cm" svg:y2="13.524cm" draw:start-shape="id324" draw:start-glue-point="2" draw:end-shape="id325" draw:end-glue-point="0" svg:d="M4271 11794l-2000 1730" svg:viewBox="0 0 2001 1731">
          <text:p/>
        </draw:connector>
        <draw:connector draw:style-name="gr2" draw:text-style-name="P2" draw:layer="layout" draw:type="line" svg:x1="4.271cm" svg:y1="11.794cm" svg:x2="6.271cm" svg:y2="13.524cm" draw:start-shape="id324" draw:start-glue-point="2" draw:end-shape="id326" draw:end-glue-point="0" svg:d="M4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327" draw:start-glue-point="2" draw:end-shape="id328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329" draw:start-glue-point="2" draw:end-shape="id330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330" draw:start-glue-point="2" draw:end-shape="id331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327" draw:start-glue-point="2" draw:end-shape="id329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330" draw:start-glue-point="2" draw:end-shape="id332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333" draw:start-glue-point="2" draw:end-shape="id327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334" draw:start-glue-point="0" draw:end-shape="id335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335" draw:start-glue-point="0" draw:end-shape="id333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9.271cm" svg:y2="2.794cm" draw:start-shape="id333" draw:start-glue-point="0" draw:end-shape="id320" draw:end-glue-point="2" svg:d="M15271 4524l-6000-1730" svg:viewBox="0 0 6001 1731">
          <text:p/>
        </draw:connector>
      </draw:page>
      <draw:page draw:name="page21" draw:style-name="dp1" draw:master-page-name="Default">
        <draw:custom-shape draw:style-name="gr3" draw:text-style-name="P2" xml:id="id336" draw:id="id336" draw:layer="layout" svg:width="1.524cm" svg:height="1.27cm" svg:x="8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337" draw:id="id337" draw:layer="layout" svg:width="1.524cm" svg:height="1.27cm" svg:x="2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349" draw:id="id349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343" draw:id="id343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351" draw:id="id351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2" xml:id="id345" draw:id="id345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344" draw:id="id344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346" draw:id="id346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3" draw:text-style-name="P2" xml:id="id347" draw:id="id347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348" draw:id="id348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350" draw:id="id350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339" draw:id="id339" draw:layer="layout" svg:width="1.524cm" svg:height="1.27cm" svg:x="5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338" draw:id="id338" draw:layer="layout" svg:width="1.524cm" svg:height="1.27cm" svg:x="-0.491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340" draw:id="id340" draw:layer="layout" svg:width="1.524cm" svg:height="1.27cm" svg:x="3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342" draw:id="id342" draw:layer="layout" svg:width="1.524cm" svg:height="1.27cm" svg:x="5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341" draw:id="id341" draw:layer="layout" svg:width="1.524cm" svg:height="1.27cm" svg:x="1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271cm" svg:y1="2.794cm" svg:x2="3.271cm" svg:y2="4.524cm" draw:start-shape="id336" draw:start-glue-point="2" draw:end-shape="id337" draw:end-glue-point="0" svg:d="M9271 2794l-6000 1730" svg:viewBox="0 0 6001 1731">
          <text:p/>
        </draw:connector>
        <draw:connector draw:style-name="gr2" draw:text-style-name="P2" draw:layer="layout" draw:type="line" svg:x1="3.271cm" svg:y1="5.794cm" svg:x2="0.271cm" svg:y2="7.524cm" draw:start-shape="id337" draw:start-glue-point="2" draw:end-shape="id338" draw:end-glue-point="0" svg:d="M3271 5794l-3000 1730" svg:viewBox="0 0 3001 1731">
          <text:p/>
        </draw:connector>
        <draw:connector draw:style-name="gr2" draw:text-style-name="P2" draw:layer="layout" draw:type="line" svg:x1="3.271cm" svg:y1="5.794cm" svg:x2="6.271cm" svg:y2="7.524cm" draw:start-shape="id337" draw:start-glue-point="2" draw:end-shape="id339" draw:end-glue-point="0" svg:d="M3271 5794l3000 1730" svg:viewBox="0 0 3001 1731">
          <text:p/>
        </draw:connector>
        <draw:connector draw:style-name="gr2" draw:text-style-name="P2" draw:layer="layout" draw:type="line" svg:x1="6.271cm" svg:y1="8.794cm" svg:x2="4.271cm" svg:y2="10.524cm" draw:start-shape="id339" draw:start-glue-point="2" draw:end-shape="id340" draw:end-glue-point="0" svg:d="M6271 8794l-2000 1730" svg:viewBox="0 0 2001 1731">
          <text:p/>
        </draw:connector>
        <draw:connector draw:style-name="gr2" draw:text-style-name="P2" draw:layer="layout" draw:type="line" svg:x1="4.271cm" svg:y1="11.794cm" svg:x2="2.271cm" svg:y2="13.524cm" draw:start-shape="id340" draw:start-glue-point="2" draw:end-shape="id341" draw:end-glue-point="0" svg:d="M4271 11794l-2000 1730" svg:viewBox="0 0 2001 1731">
          <text:p/>
        </draw:connector>
        <draw:connector draw:style-name="gr2" draw:text-style-name="P2" draw:layer="layout" draw:type="line" svg:x1="4.271cm" svg:y1="11.794cm" svg:x2="6.271cm" svg:y2="13.524cm" draw:start-shape="id340" draw:start-glue-point="2" draw:end-shape="id342" draw:end-glue-point="0" svg:d="M4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343" draw:start-glue-point="2" draw:end-shape="id344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345" draw:start-glue-point="2" draw:end-shape="id346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346" draw:start-glue-point="2" draw:end-shape="id347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343" draw:start-glue-point="2" draw:end-shape="id345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346" draw:start-glue-point="2" draw:end-shape="id348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349" draw:start-glue-point="2" draw:end-shape="id343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350" draw:start-glue-point="0" draw:end-shape="id351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351" draw:start-glue-point="0" draw:end-shape="id349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9.271cm" svg:y2="2.794cm" draw:start-shape="id349" draw:start-glue-point="0" draw:end-shape="id336" draw:end-glue-point="2" svg:d="M15271 4524l-6000-1730" svg:viewBox="0 0 6001 1731">
          <text:p/>
        </draw:connector>
        <draw:custom-shape draw:style-name="gr5" draw:text-style-name="P6" xml:id="id352" draw:id="id352" draw:layer="layout" svg:width="1.524cm" svg:height="1.27cm" svg:x="15.509cm" svg:y="13.524cm">
          <text:p text:style-name="P1">87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14.271cm" svg:y1="11.794cm" svg:x2="16.271cm" svg:y2="13.524cm" draw:start-shape="id345" draw:start-glue-point="2" draw:end-shape="id352" draw:end-glue-point="0" svg:d="M14271 11794l2000 1730" svg:viewBox="0 0 2001 1731">
          <text:p/>
        </draw:connector>
      </draw:page>
      <draw:page draw:name="page22" draw:style-name="dp1" draw:master-page-name="Default">
        <draw:custom-shape draw:style-name="gr3" draw:text-style-name="P2" xml:id="id353" draw:id="id353" draw:layer="layout" svg:width="1.524cm" svg:height="1.27cm" svg:x="8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354" draw:id="id354" draw:layer="layout" svg:width="1.524cm" svg:height="1.27cm" svg:x="2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366" draw:id="id366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360" draw:id="id360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368" draw:id="id368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2" xml:id="id362" draw:id="id362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361" draw:id="id361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363" draw:id="id363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3" draw:text-style-name="P2" xml:id="id364" draw:id="id364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365" draw:id="id365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367" draw:id="id367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356" draw:id="id356" draw:layer="layout" svg:width="1.524cm" svg:height="1.27cm" svg:x="5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355" draw:id="id355" draw:layer="layout" svg:width="1.524cm" svg:height="1.27cm" svg:x="-0.491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357" draw:id="id357" draw:layer="layout" svg:width="1.524cm" svg:height="1.27cm" svg:x="3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359" draw:id="id359" draw:layer="layout" svg:width="1.524cm" svg:height="1.27cm" svg:x="5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358" draw:id="id358" draw:layer="layout" svg:width="1.524cm" svg:height="1.27cm" svg:x="1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271cm" svg:y1="2.794cm" svg:x2="3.271cm" svg:y2="4.524cm" draw:start-shape="id353" draw:start-glue-point="2" draw:end-shape="id354" draw:end-glue-point="0" svg:d="M9271 2794l-6000 1730" svg:viewBox="0 0 6001 1731">
          <text:p/>
        </draw:connector>
        <draw:connector draw:style-name="gr2" draw:text-style-name="P2" draw:layer="layout" draw:type="line" svg:x1="3.271cm" svg:y1="5.794cm" svg:x2="0.271cm" svg:y2="7.524cm" draw:start-shape="id354" draw:start-glue-point="2" draw:end-shape="id355" draw:end-glue-point="0" svg:d="M3271 5794l-3000 1730" svg:viewBox="0 0 3001 1731">
          <text:p/>
        </draw:connector>
        <draw:connector draw:style-name="gr2" draw:text-style-name="P2" draw:layer="layout" draw:type="line" svg:x1="3.271cm" svg:y1="5.794cm" svg:x2="6.271cm" svg:y2="7.524cm" draw:start-shape="id354" draw:start-glue-point="2" draw:end-shape="id356" draw:end-glue-point="0" svg:d="M3271 5794l3000 1730" svg:viewBox="0 0 3001 1731">
          <text:p/>
        </draw:connector>
        <draw:connector draw:style-name="gr2" draw:text-style-name="P2" draw:layer="layout" draw:type="line" svg:x1="6.271cm" svg:y1="8.794cm" svg:x2="4.271cm" svg:y2="10.524cm" draw:start-shape="id356" draw:start-glue-point="2" draw:end-shape="id357" draw:end-glue-point="0" svg:d="M6271 8794l-2000 1730" svg:viewBox="0 0 2001 1731">
          <text:p/>
        </draw:connector>
        <draw:connector draw:style-name="gr2" draw:text-style-name="P2" draw:layer="layout" draw:type="line" svg:x1="4.271cm" svg:y1="11.794cm" svg:x2="2.271cm" svg:y2="13.524cm" draw:start-shape="id357" draw:start-glue-point="2" draw:end-shape="id358" draw:end-glue-point="0" svg:d="M4271 11794l-2000 1730" svg:viewBox="0 0 2001 1731">
          <text:p/>
        </draw:connector>
        <draw:connector draw:style-name="gr2" draw:text-style-name="P2" draw:layer="layout" draw:type="line" svg:x1="4.271cm" svg:y1="11.794cm" svg:x2="6.271cm" svg:y2="13.524cm" draw:start-shape="id357" draw:start-glue-point="2" draw:end-shape="id359" draw:end-glue-point="0" svg:d="M4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360" draw:start-glue-point="2" draw:end-shape="id361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362" draw:start-glue-point="2" draw:end-shape="id363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363" draw:start-glue-point="2" draw:end-shape="id364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360" draw:start-glue-point="2" draw:end-shape="id362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363" draw:start-glue-point="2" draw:end-shape="id365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366" draw:start-glue-point="2" draw:end-shape="id360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367" draw:start-glue-point="0" draw:end-shape="id368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368" draw:start-glue-point="0" draw:end-shape="id366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9.271cm" svg:y2="2.794cm" draw:start-shape="id366" draw:start-glue-point="0" draw:end-shape="id353" draw:end-glue-point="2" svg:d="M15271 4524l-6000-1730" svg:viewBox="0 0 6001 1731">
          <text:p/>
        </draw:connector>
        <draw:custom-shape draw:style-name="gr8" draw:text-style-name="P8" xml:id="id369" draw:id="id369" draw:layer="layout" svg:width="1.524cm" svg:height="1.27cm" svg:x="15.509cm" svg:y="13.524cm">
          <text:p text:style-name="P1">87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type="line" svg:x1="14.271cm" svg:y1="11.794cm" svg:x2="16.271cm" svg:y2="13.524cm" draw:start-shape="id362" draw:start-glue-point="2" draw:end-shape="id369" draw:end-glue-point="0" svg:d="M14271 11794l2000 1730" svg:viewBox="0 0 2001 1731">
          <text:p/>
        </draw:connector>
      </draw:page>
      <draw:page draw:name="page23" draw:style-name="dp1" draw:master-page-name="Default">
        <draw:custom-shape draw:style-name="gr3" draw:text-style-name="P2" xml:id="id370" draw:id="id370" draw:layer="layout" svg:width="1.524cm" svg:height="1.27cm" svg:x="8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371" draw:id="id371" draw:layer="layout" svg:width="1.524cm" svg:height="1.27cm" svg:x="2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383" draw:id="id383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377" draw:id="id377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385" draw:id="id385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2" xml:id="id379" draw:id="id379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378" draw:id="id378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380" draw:id="id380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3" draw:text-style-name="P2" xml:id="id381" draw:id="id381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382" draw:id="id382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384" draw:id="id384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373" draw:id="id373" draw:layer="layout" svg:width="1.524cm" svg:height="1.27cm" svg:x="5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372" draw:id="id372" draw:layer="layout" svg:width="1.524cm" svg:height="1.27cm" svg:x="-0.491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374" draw:id="id374" draw:layer="layout" svg:width="1.524cm" svg:height="1.27cm" svg:x="3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376" draw:id="id376" draw:layer="layout" svg:width="1.524cm" svg:height="1.27cm" svg:x="5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375" draw:id="id375" draw:layer="layout" svg:width="1.524cm" svg:height="1.27cm" svg:x="1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271cm" svg:y1="2.794cm" svg:x2="3.271cm" svg:y2="4.524cm" draw:start-shape="id370" draw:start-glue-point="2" draw:end-shape="id371" draw:end-glue-point="0" svg:d="M9271 2794l-6000 1730" svg:viewBox="0 0 6001 1731">
          <text:p/>
        </draw:connector>
        <draw:connector draw:style-name="gr2" draw:text-style-name="P2" draw:layer="layout" draw:type="line" svg:x1="3.271cm" svg:y1="5.794cm" svg:x2="0.271cm" svg:y2="7.524cm" draw:start-shape="id371" draw:start-glue-point="2" draw:end-shape="id372" draw:end-glue-point="0" svg:d="M3271 5794l-3000 1730" svg:viewBox="0 0 3001 1731">
          <text:p/>
        </draw:connector>
        <draw:connector draw:style-name="gr2" draw:text-style-name="P2" draw:layer="layout" draw:type="line" svg:x1="3.271cm" svg:y1="5.794cm" svg:x2="6.271cm" svg:y2="7.524cm" draw:start-shape="id371" draw:start-glue-point="2" draw:end-shape="id373" draw:end-glue-point="0" svg:d="M3271 5794l3000 1730" svg:viewBox="0 0 3001 1731">
          <text:p/>
        </draw:connector>
        <draw:connector draw:style-name="gr2" draw:text-style-name="P2" draw:layer="layout" draw:type="line" svg:x1="6.271cm" svg:y1="8.794cm" svg:x2="4.271cm" svg:y2="10.524cm" draw:start-shape="id373" draw:start-glue-point="2" draw:end-shape="id374" draw:end-glue-point="0" svg:d="M6271 8794l-2000 1730" svg:viewBox="0 0 2001 1731">
          <text:p/>
        </draw:connector>
        <draw:connector draw:style-name="gr2" draw:text-style-name="P2" draw:layer="layout" draw:type="line" svg:x1="4.271cm" svg:y1="11.794cm" svg:x2="2.271cm" svg:y2="13.524cm" draw:start-shape="id374" draw:start-glue-point="2" draw:end-shape="id375" draw:end-glue-point="0" svg:d="M4271 11794l-2000 1730" svg:viewBox="0 0 2001 1731">
          <text:p/>
        </draw:connector>
        <draw:connector draw:style-name="gr2" draw:text-style-name="P2" draw:layer="layout" draw:type="line" svg:x1="4.271cm" svg:y1="11.794cm" svg:x2="6.271cm" svg:y2="13.524cm" draw:start-shape="id374" draw:start-glue-point="2" draw:end-shape="id376" draw:end-glue-point="0" svg:d="M4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377" draw:start-glue-point="2" draw:end-shape="id378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379" draw:start-glue-point="2" draw:end-shape="id380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380" draw:start-glue-point="2" draw:end-shape="id381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377" draw:start-glue-point="2" draw:end-shape="id379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380" draw:start-glue-point="2" draw:end-shape="id382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383" draw:start-glue-point="2" draw:end-shape="id377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384" draw:start-glue-point="0" draw:end-shape="id385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385" draw:start-glue-point="0" draw:end-shape="id383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9.271cm" svg:y2="2.794cm" draw:start-shape="id383" draw:start-glue-point="0" draw:end-shape="id370" draw:end-glue-point="2" svg:d="M15271 4524l-6000-1730" svg:viewBox="0 0 6001 1731">
          <text:p/>
        </draw:connector>
      </draw:page>
      <draw:page draw:name="page24" draw:style-name="dp1" draw:master-page-name="Default">
        <draw:custom-shape draw:style-name="gr3" draw:text-style-name="P2" xml:id="id386" draw:id="id386" draw:layer="layout" svg:width="1.524cm" svg:height="1.27cm" svg:x="8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387" draw:id="id387" draw:layer="layout" svg:width="1.524cm" svg:height="1.27cm" svg:x="2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399" draw:id="id399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393" draw:id="id393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401" draw:id="id401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2" xml:id="id395" draw:id="id395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394" draw:id="id394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396" draw:id="id396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3" draw:text-style-name="P2" xml:id="id397" draw:id="id397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398" draw:id="id398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400" draw:id="id400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389" draw:id="id389" draw:layer="layout" svg:width="1.524cm" svg:height="1.27cm" svg:x="5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388" draw:id="id388" draw:layer="layout" svg:width="1.524cm" svg:height="1.27cm" svg:x="-0.491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390" draw:id="id390" draw:layer="layout" svg:width="1.524cm" svg:height="1.27cm" svg:x="3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392" draw:id="id392" draw:layer="layout" svg:width="1.524cm" svg:height="1.27cm" svg:x="5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391" draw:id="id391" draw:layer="layout" svg:width="1.524cm" svg:height="1.27cm" svg:x="1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271cm" svg:y1="2.794cm" svg:x2="3.271cm" svg:y2="4.524cm" draw:start-shape="id386" draw:start-glue-point="2" draw:end-shape="id387" draw:end-glue-point="0" svg:d="M9271 2794l-6000 1730" svg:viewBox="0 0 6001 1731">
          <text:p/>
        </draw:connector>
        <draw:connector draw:style-name="gr2" draw:text-style-name="P2" draw:layer="layout" draw:type="line" svg:x1="3.271cm" svg:y1="5.794cm" svg:x2="0.271cm" svg:y2="7.524cm" draw:start-shape="id387" draw:start-glue-point="2" draw:end-shape="id388" draw:end-glue-point="0" svg:d="M3271 5794l-3000 1730" svg:viewBox="0 0 3001 1731">
          <text:p/>
        </draw:connector>
        <draw:connector draw:style-name="gr2" draw:text-style-name="P2" draw:layer="layout" draw:type="line" svg:x1="3.271cm" svg:y1="5.794cm" svg:x2="6.271cm" svg:y2="7.524cm" draw:start-shape="id387" draw:start-glue-point="2" draw:end-shape="id389" draw:end-glue-point="0" svg:d="M3271 5794l3000 1730" svg:viewBox="0 0 3001 1731">
          <text:p/>
        </draw:connector>
        <draw:connector draw:style-name="gr2" draw:text-style-name="P2" draw:layer="layout" draw:type="line" svg:x1="6.271cm" svg:y1="8.794cm" svg:x2="4.271cm" svg:y2="10.524cm" draw:start-shape="id389" draw:start-glue-point="2" draw:end-shape="id390" draw:end-glue-point="0" svg:d="M6271 8794l-2000 1730" svg:viewBox="0 0 2001 1731">
          <text:p/>
        </draw:connector>
        <draw:connector draw:style-name="gr2" draw:text-style-name="P2" draw:layer="layout" draw:type="line" svg:x1="4.271cm" svg:y1="11.794cm" svg:x2="2.271cm" svg:y2="13.524cm" draw:start-shape="id390" draw:start-glue-point="2" draw:end-shape="id391" draw:end-glue-point="0" svg:d="M4271 11794l-2000 1730" svg:viewBox="0 0 2001 1731">
          <text:p/>
        </draw:connector>
        <draw:connector draw:style-name="gr2" draw:text-style-name="P2" draw:layer="layout" draw:type="line" svg:x1="4.271cm" svg:y1="11.794cm" svg:x2="6.271cm" svg:y2="13.524cm" draw:start-shape="id390" draw:start-glue-point="2" draw:end-shape="id392" draw:end-glue-point="0" svg:d="M4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393" draw:start-glue-point="2" draw:end-shape="id394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395" draw:start-glue-point="2" draw:end-shape="id396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396" draw:start-glue-point="2" draw:end-shape="id397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393" draw:start-glue-point="2" draw:end-shape="id395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396" draw:start-glue-point="2" draw:end-shape="id398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399" draw:start-glue-point="2" draw:end-shape="id393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400" draw:start-glue-point="0" draw:end-shape="id401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401" draw:start-glue-point="0" draw:end-shape="id399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9.271cm" svg:y2="2.794cm" draw:start-shape="id399" draw:start-glue-point="0" draw:end-shape="id386" draw:end-glue-point="2" svg:d="M15271 4524l-6000-1730" svg:viewBox="0 0 6001 1731">
          <text:p/>
        </draw:connector>
      </draw:page>
      <draw:page draw:name="page25" draw:style-name="dp1" draw:master-page-name="Default">
        <draw:custom-shape draw:style-name="gr3" draw:text-style-name="P2" xml:id="id402" draw:id="id402" draw:layer="layout" svg:width="1.524cm" svg:height="1.27cm" svg:x="8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403" draw:id="id403" draw:layer="layout" svg:width="1.524cm" svg:height="1.27cm" svg:x="2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415" draw:id="id415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409" draw:id="id409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417" draw:id="id417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2" xml:id="id411" draw:id="id411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410" draw:id="id410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412" draw:id="id412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3" draw:text-style-name="P2" xml:id="id413" draw:id="id413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414" draw:id="id414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416" draw:id="id416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405" draw:id="id405" draw:layer="layout" svg:width="1.524cm" svg:height="1.27cm" svg:x="5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404" draw:id="id404" draw:layer="layout" svg:width="1.524cm" svg:height="1.27cm" svg:x="-0.491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406" draw:id="id406" draw:layer="layout" svg:width="1.524cm" svg:height="1.27cm" svg:x="3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408" draw:id="id408" draw:layer="layout" svg:width="1.524cm" svg:height="1.27cm" svg:x="5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407" draw:id="id407" draw:layer="layout" svg:width="1.524cm" svg:height="1.27cm" svg:x="1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271cm" svg:y1="2.794cm" svg:x2="3.271cm" svg:y2="4.524cm" draw:start-shape="id402" draw:start-glue-point="2" draw:end-shape="id403" draw:end-glue-point="0" svg:d="M9271 2794l-6000 1730" svg:viewBox="0 0 6001 1731">
          <text:p/>
        </draw:connector>
        <draw:connector draw:style-name="gr2" draw:text-style-name="P2" draw:layer="layout" draw:type="line" svg:x1="3.271cm" svg:y1="5.794cm" svg:x2="0.271cm" svg:y2="7.524cm" draw:start-shape="id403" draw:start-glue-point="2" draw:end-shape="id404" draw:end-glue-point="0" svg:d="M3271 5794l-3000 1730" svg:viewBox="0 0 3001 1731">
          <text:p/>
        </draw:connector>
        <draw:connector draw:style-name="gr2" draw:text-style-name="P2" draw:layer="layout" draw:type="line" svg:x1="3.271cm" svg:y1="5.794cm" svg:x2="6.271cm" svg:y2="7.524cm" draw:start-shape="id403" draw:start-glue-point="2" draw:end-shape="id405" draw:end-glue-point="0" svg:d="M3271 5794l3000 1730" svg:viewBox="0 0 3001 1731">
          <text:p/>
        </draw:connector>
        <draw:connector draw:style-name="gr2" draw:text-style-name="P2" draw:layer="layout" draw:type="line" svg:x1="6.271cm" svg:y1="8.794cm" svg:x2="4.271cm" svg:y2="10.524cm" draw:start-shape="id405" draw:start-glue-point="2" draw:end-shape="id406" draw:end-glue-point="0" svg:d="M6271 8794l-2000 1730" svg:viewBox="0 0 2001 1731">
          <text:p/>
        </draw:connector>
        <draw:connector draw:style-name="gr2" draw:text-style-name="P2" draw:layer="layout" draw:type="line" svg:x1="4.271cm" svg:y1="11.794cm" svg:x2="2.271cm" svg:y2="13.524cm" draw:start-shape="id406" draw:start-glue-point="2" draw:end-shape="id407" draw:end-glue-point="0" svg:d="M4271 11794l-2000 1730" svg:viewBox="0 0 2001 1731">
          <text:p/>
        </draw:connector>
        <draw:connector draw:style-name="gr2" draw:text-style-name="P2" draw:layer="layout" draw:type="line" svg:x1="4.271cm" svg:y1="11.794cm" svg:x2="6.271cm" svg:y2="13.524cm" draw:start-shape="id406" draw:start-glue-point="2" draw:end-shape="id408" draw:end-glue-point="0" svg:d="M4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409" draw:start-glue-point="2" draw:end-shape="id410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411" draw:start-glue-point="2" draw:end-shape="id412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412" draw:start-glue-point="2" draw:end-shape="id413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409" draw:start-glue-point="2" draw:end-shape="id411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412" draw:start-glue-point="2" draw:end-shape="id414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415" draw:start-glue-point="2" draw:end-shape="id409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416" draw:start-glue-point="0" draw:end-shape="id417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417" draw:start-glue-point="0" draw:end-shape="id415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9.271cm" svg:y2="2.794cm" draw:start-shape="id415" draw:start-glue-point="0" draw:end-shape="id402" draw:end-glue-point="2" svg:d="M15271 4524l-6000-1730" svg:viewBox="0 0 6001 1731">
          <text:p/>
        </draw:connector>
      </draw:page>
      <draw:page draw:name="page26" draw:style-name="dp1" draw:master-page-name="Default">
        <draw:custom-shape draw:style-name="gr3" draw:text-style-name="P2" xml:id="id418" draw:id="id418" draw:layer="layout" svg:width="1.524cm" svg:height="1.27cm" svg:x="8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419" draw:id="id419" draw:layer="layout" svg:width="1.524cm" svg:height="1.27cm" svg:x="2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431" draw:id="id431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425" draw:id="id425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433" draw:id="id433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2" xml:id="id427" draw:id="id427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426" draw:id="id426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428" draw:id="id428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3" draw:text-style-name="P2" xml:id="id429" draw:id="id429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430" draw:id="id430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432" draw:id="id432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421" draw:id="id421" draw:layer="layout" svg:width="1.524cm" svg:height="1.27cm" svg:x="5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420" draw:id="id420" draw:layer="layout" svg:width="1.524cm" svg:height="1.27cm" svg:x="-0.491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422" draw:id="id422" draw:layer="layout" svg:width="1.524cm" svg:height="1.27cm" svg:x="3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424" draw:id="id424" draw:layer="layout" svg:width="1.524cm" svg:height="1.27cm" svg:x="5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423" draw:id="id423" draw:layer="layout" svg:width="1.524cm" svg:height="1.27cm" svg:x="1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271cm" svg:y1="2.794cm" svg:x2="3.271cm" svg:y2="4.524cm" draw:start-shape="id418" draw:start-glue-point="2" draw:end-shape="id419" draw:end-glue-point="0" svg:d="M9271 2794l-6000 1730" svg:viewBox="0 0 6001 1731">
          <text:p/>
        </draw:connector>
        <draw:connector draw:style-name="gr2" draw:text-style-name="P2" draw:layer="layout" draw:type="line" svg:x1="3.271cm" svg:y1="5.794cm" svg:x2="0.271cm" svg:y2="7.524cm" draw:start-shape="id419" draw:start-glue-point="2" draw:end-shape="id420" draw:end-glue-point="0" svg:d="M3271 5794l-3000 1730" svg:viewBox="0 0 3001 1731">
          <text:p/>
        </draw:connector>
        <draw:connector draw:style-name="gr2" draw:text-style-name="P2" draw:layer="layout" draw:type="line" svg:x1="3.271cm" svg:y1="5.794cm" svg:x2="6.271cm" svg:y2="7.524cm" draw:start-shape="id419" draw:start-glue-point="2" draw:end-shape="id421" draw:end-glue-point="0" svg:d="M3271 5794l3000 1730" svg:viewBox="0 0 3001 1731">
          <text:p/>
        </draw:connector>
        <draw:connector draw:style-name="gr2" draw:text-style-name="P2" draw:layer="layout" draw:type="line" svg:x1="6.271cm" svg:y1="8.794cm" svg:x2="4.271cm" svg:y2="10.524cm" draw:start-shape="id421" draw:start-glue-point="2" draw:end-shape="id422" draw:end-glue-point="0" svg:d="M6271 8794l-2000 1730" svg:viewBox="0 0 2001 1731">
          <text:p/>
        </draw:connector>
        <draw:connector draw:style-name="gr2" draw:text-style-name="P2" draw:layer="layout" draw:type="line" svg:x1="4.271cm" svg:y1="11.794cm" svg:x2="2.271cm" svg:y2="13.524cm" draw:start-shape="id422" draw:start-glue-point="2" draw:end-shape="id423" draw:end-glue-point="0" svg:d="M4271 11794l-2000 1730" svg:viewBox="0 0 2001 1731">
          <text:p/>
        </draw:connector>
        <draw:connector draw:style-name="gr2" draw:text-style-name="P2" draw:layer="layout" draw:type="line" svg:x1="4.271cm" svg:y1="11.794cm" svg:x2="6.271cm" svg:y2="13.524cm" draw:start-shape="id422" draw:start-glue-point="2" draw:end-shape="id424" draw:end-glue-point="0" svg:d="M4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425" draw:start-glue-point="2" draw:end-shape="id426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427" draw:start-glue-point="2" draw:end-shape="id428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428" draw:start-glue-point="2" draw:end-shape="id429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425" draw:start-glue-point="2" draw:end-shape="id427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428" draw:start-glue-point="2" draw:end-shape="id430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431" draw:start-glue-point="2" draw:end-shape="id425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432" draw:start-glue-point="0" draw:end-shape="id433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433" draw:start-glue-point="0" draw:end-shape="id431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9.271cm" svg:y2="2.794cm" draw:start-shape="id431" draw:start-glue-point="0" draw:end-shape="id418" draw:end-glue-point="2" svg:d="M15271 4524l-6000-1730" svg:viewBox="0 0 6001 1731">
          <text:p/>
        </draw:connector>
      </draw:page>
      <draw:page draw:name="page27" draw:style-name="dp1" draw:master-page-name="Default">
        <draw:custom-shape draw:style-name="gr3" draw:text-style-name="P2" xml:id="id434" draw:id="id434" draw:layer="layout" svg:width="1.524cm" svg:height="1.27cm" svg:x="8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435" draw:id="id435" draw:layer="layout" svg:width="1.524cm" svg:height="1.27cm" svg:x="2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447" draw:id="id447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441" draw:id="id441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449" draw:id="id449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2" xml:id="id443" draw:id="id443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442" draw:id="id442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444" draw:id="id444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3" draw:text-style-name="P2" xml:id="id445" draw:id="id445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446" draw:id="id446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448" draw:id="id448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437" draw:id="id437" draw:layer="layout" svg:width="1.524cm" svg:height="1.27cm" svg:x="5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436" draw:id="id436" draw:layer="layout" svg:width="1.524cm" svg:height="1.27cm" svg:x="-0.491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438" draw:id="id438" draw:layer="layout" svg:width="1.524cm" svg:height="1.27cm" svg:x="3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440" draw:id="id440" draw:layer="layout" svg:width="1.524cm" svg:height="1.27cm" svg:x="5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439" draw:id="id439" draw:layer="layout" svg:width="1.524cm" svg:height="1.27cm" svg:x="1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271cm" svg:y1="2.794cm" svg:x2="3.271cm" svg:y2="4.524cm" draw:start-shape="id434" draw:start-glue-point="2" draw:end-shape="id435" draw:end-glue-point="0" svg:d="M9271 2794l-6000 1730" svg:viewBox="0 0 6001 1731">
          <text:p/>
        </draw:connector>
        <draw:connector draw:style-name="gr2" draw:text-style-name="P2" draw:layer="layout" draw:type="line" svg:x1="3.271cm" svg:y1="5.794cm" svg:x2="0.271cm" svg:y2="7.524cm" draw:start-shape="id435" draw:start-glue-point="2" draw:end-shape="id436" draw:end-glue-point="0" svg:d="M3271 5794l-3000 1730" svg:viewBox="0 0 3001 1731">
          <text:p/>
        </draw:connector>
        <draw:connector draw:style-name="gr2" draw:text-style-name="P2" draw:layer="layout" draw:type="line" svg:x1="3.271cm" svg:y1="5.794cm" svg:x2="6.271cm" svg:y2="7.524cm" draw:start-shape="id435" draw:start-glue-point="2" draw:end-shape="id437" draw:end-glue-point="0" svg:d="M3271 5794l3000 1730" svg:viewBox="0 0 3001 1731">
          <text:p/>
        </draw:connector>
        <draw:connector draw:style-name="gr2" draw:text-style-name="P2" draw:layer="layout" draw:type="line" svg:x1="6.271cm" svg:y1="8.794cm" svg:x2="4.271cm" svg:y2="10.524cm" draw:start-shape="id437" draw:start-glue-point="2" draw:end-shape="id438" draw:end-glue-point="0" svg:d="M6271 8794l-2000 1730" svg:viewBox="0 0 2001 1731">
          <text:p/>
        </draw:connector>
        <draw:connector draw:style-name="gr2" draw:text-style-name="P2" draw:layer="layout" draw:type="line" svg:x1="4.271cm" svg:y1="11.794cm" svg:x2="2.271cm" svg:y2="13.524cm" draw:start-shape="id438" draw:start-glue-point="2" draw:end-shape="id439" draw:end-glue-point="0" svg:d="M4271 11794l-2000 1730" svg:viewBox="0 0 2001 1731">
          <text:p/>
        </draw:connector>
        <draw:connector draw:style-name="gr2" draw:text-style-name="P2" draw:layer="layout" draw:type="line" svg:x1="4.271cm" svg:y1="11.794cm" svg:x2="6.271cm" svg:y2="13.524cm" draw:start-shape="id438" draw:start-glue-point="2" draw:end-shape="id440" draw:end-glue-point="0" svg:d="M4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441" draw:start-glue-point="2" draw:end-shape="id442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443" draw:start-glue-point="2" draw:end-shape="id444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444" draw:start-glue-point="2" draw:end-shape="id445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441" draw:start-glue-point="2" draw:end-shape="id443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444" draw:start-glue-point="2" draw:end-shape="id446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447" draw:start-glue-point="2" draw:end-shape="id441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448" draw:start-glue-point="0" draw:end-shape="id449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449" draw:start-glue-point="0" draw:end-shape="id447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9.271cm" svg:y2="2.794cm" draw:start-shape="id447" draw:start-glue-point="0" draw:end-shape="id434" draw:end-glue-point="2" svg:d="M15271 4524l-6000-1730" svg:viewBox="0 0 6001 1731">
          <text:p/>
        </draw:connector>
      </draw:page>
      <draw:page draw:name="page28" draw:style-name="dp1" draw:master-page-name="Default">
        <draw:custom-shape draw:style-name="gr3" draw:text-style-name="P2" xml:id="id450" draw:id="id450" draw:layer="layout" svg:width="1.524cm" svg:height="1.27cm" svg:x="8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451" draw:id="id451" draw:layer="layout" svg:width="1.524cm" svg:height="1.27cm" svg:x="2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463" draw:id="id463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457" draw:id="id457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465" draw:id="id465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2" xml:id="id459" draw:id="id459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458" draw:id="id458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460" draw:id="id460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3" draw:text-style-name="P2" xml:id="id461" draw:id="id461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462" draw:id="id462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464" draw:id="id464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453" draw:id="id453" draw:layer="layout" svg:width="1.524cm" svg:height="1.27cm" svg:x="5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452" draw:id="id452" draw:layer="layout" svg:width="1.524cm" svg:height="1.27cm" svg:x="-0.491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454" draw:id="id454" draw:layer="layout" svg:width="1.524cm" svg:height="1.27cm" svg:x="3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456" draw:id="id456" draw:layer="layout" svg:width="1.524cm" svg:height="1.27cm" svg:x="5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455" draw:id="id455" draw:layer="layout" svg:width="1.524cm" svg:height="1.27cm" svg:x="1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271cm" svg:y1="2.794cm" svg:x2="3.271cm" svg:y2="4.524cm" draw:start-shape="id450" draw:start-glue-point="2" draw:end-shape="id451" draw:end-glue-point="0" svg:d="M9271 2794l-6000 1730" svg:viewBox="0 0 6001 1731">
          <text:p/>
        </draw:connector>
        <draw:connector draw:style-name="gr2" draw:text-style-name="P2" draw:layer="layout" draw:type="line" svg:x1="3.271cm" svg:y1="5.794cm" svg:x2="0.271cm" svg:y2="7.524cm" draw:start-shape="id451" draw:start-glue-point="2" draw:end-shape="id452" draw:end-glue-point="0" svg:d="M3271 5794l-3000 1730" svg:viewBox="0 0 3001 1731">
          <text:p/>
        </draw:connector>
        <draw:connector draw:style-name="gr2" draw:text-style-name="P2" draw:layer="layout" draw:type="line" svg:x1="3.271cm" svg:y1="5.794cm" svg:x2="6.271cm" svg:y2="7.524cm" draw:start-shape="id451" draw:start-glue-point="2" draw:end-shape="id453" draw:end-glue-point="0" svg:d="M3271 5794l3000 1730" svg:viewBox="0 0 3001 1731">
          <text:p/>
        </draw:connector>
        <draw:connector draw:style-name="gr2" draw:text-style-name="P2" draw:layer="layout" draw:type="line" svg:x1="6.271cm" svg:y1="8.794cm" svg:x2="4.271cm" svg:y2="10.524cm" draw:start-shape="id453" draw:start-glue-point="2" draw:end-shape="id454" draw:end-glue-point="0" svg:d="M6271 8794l-2000 1730" svg:viewBox="0 0 2001 1731">
          <text:p/>
        </draw:connector>
        <draw:connector draw:style-name="gr2" draw:text-style-name="P2" draw:layer="layout" draw:type="line" svg:x1="4.271cm" svg:y1="11.794cm" svg:x2="2.271cm" svg:y2="13.524cm" draw:start-shape="id454" draw:start-glue-point="2" draw:end-shape="id455" draw:end-glue-point="0" svg:d="M4271 11794l-2000 1730" svg:viewBox="0 0 2001 1731">
          <text:p/>
        </draw:connector>
        <draw:connector draw:style-name="gr2" draw:text-style-name="P2" draw:layer="layout" draw:type="line" svg:x1="4.271cm" svg:y1="11.794cm" svg:x2="6.271cm" svg:y2="13.524cm" draw:start-shape="id454" draw:start-glue-point="2" draw:end-shape="id456" draw:end-glue-point="0" svg:d="M4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457" draw:start-glue-point="2" draw:end-shape="id458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459" draw:start-glue-point="2" draw:end-shape="id460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460" draw:start-glue-point="2" draw:end-shape="id461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457" draw:start-glue-point="2" draw:end-shape="id459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460" draw:start-glue-point="2" draw:end-shape="id462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463" draw:start-glue-point="2" draw:end-shape="id457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464" draw:start-glue-point="0" draw:end-shape="id465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465" draw:start-glue-point="0" draw:end-shape="id463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9.271cm" svg:y2="2.794cm" draw:start-shape="id463" draw:start-glue-point="0" draw:end-shape="id450" draw:end-glue-point="2" svg:d="M15271 4524l-6000-1730" svg:viewBox="0 0 6001 1731">
          <text:p/>
        </draw:connector>
      </draw:page>
      <draw:page draw:name="page29" draw:style-name="dp1" draw:master-page-name="Default">
        <draw:custom-shape draw:style-name="gr3" draw:text-style-name="P2" xml:id="id466" draw:id="id466" draw:layer="layout" svg:width="1.524cm" svg:height="1.27cm" svg:x="8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467" draw:id="id467" draw:layer="layout" svg:width="1.524cm" svg:height="1.27cm" svg:x="2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479" draw:id="id479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473" draw:id="id473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481" draw:id="id481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2" xml:id="id475" draw:id="id475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474" draw:id="id474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476" draw:id="id476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5" draw:text-style-name="P6" xml:id="id477" draw:id="id477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478" draw:id="id478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480" draw:id="id480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469" draw:id="id469" draw:layer="layout" svg:width="1.524cm" svg:height="1.27cm" svg:x="5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468" draw:id="id468" draw:layer="layout" svg:width="1.524cm" svg:height="1.27cm" svg:x="-0.491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470" draw:id="id470" draw:layer="layout" svg:width="1.524cm" svg:height="1.27cm" svg:x="3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472" draw:id="id472" draw:layer="layout" svg:width="1.524cm" svg:height="1.27cm" svg:x="5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471" draw:id="id471" draw:layer="layout" svg:width="1.524cm" svg:height="1.27cm" svg:x="1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271cm" svg:y1="2.794cm" svg:x2="3.271cm" svg:y2="4.524cm" draw:start-shape="id466" draw:start-glue-point="2" draw:end-shape="id467" draw:end-glue-point="0" svg:d="M9271 2794l-6000 1730" svg:viewBox="0 0 6001 1731">
          <text:p/>
        </draw:connector>
        <draw:connector draw:style-name="gr2" draw:text-style-name="P2" draw:layer="layout" draw:type="line" svg:x1="3.271cm" svg:y1="5.794cm" svg:x2="0.271cm" svg:y2="7.524cm" draw:start-shape="id467" draw:start-glue-point="2" draw:end-shape="id468" draw:end-glue-point="0" svg:d="M3271 5794l-3000 1730" svg:viewBox="0 0 3001 1731">
          <text:p/>
        </draw:connector>
        <draw:connector draw:style-name="gr2" draw:text-style-name="P2" draw:layer="layout" draw:type="line" svg:x1="3.271cm" svg:y1="5.794cm" svg:x2="6.271cm" svg:y2="7.524cm" draw:start-shape="id467" draw:start-glue-point="2" draw:end-shape="id469" draw:end-glue-point="0" svg:d="M3271 5794l3000 1730" svg:viewBox="0 0 3001 1731">
          <text:p/>
        </draw:connector>
        <draw:connector draw:style-name="gr2" draw:text-style-name="P2" draw:layer="layout" draw:type="line" svg:x1="6.271cm" svg:y1="8.794cm" svg:x2="4.271cm" svg:y2="10.524cm" draw:start-shape="id469" draw:start-glue-point="2" draw:end-shape="id470" draw:end-glue-point="0" svg:d="M6271 8794l-2000 1730" svg:viewBox="0 0 2001 1731">
          <text:p/>
        </draw:connector>
        <draw:connector draw:style-name="gr2" draw:text-style-name="P2" draw:layer="layout" draw:type="line" svg:x1="4.271cm" svg:y1="11.794cm" svg:x2="2.271cm" svg:y2="13.524cm" draw:start-shape="id470" draw:start-glue-point="2" draw:end-shape="id471" draw:end-glue-point="0" svg:d="M4271 11794l-2000 1730" svg:viewBox="0 0 2001 1731">
          <text:p/>
        </draw:connector>
        <draw:connector draw:style-name="gr2" draw:text-style-name="P2" draw:layer="layout" draw:type="line" svg:x1="4.271cm" svg:y1="11.794cm" svg:x2="6.271cm" svg:y2="13.524cm" draw:start-shape="id470" draw:start-glue-point="2" draw:end-shape="id472" draw:end-glue-point="0" svg:d="M4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473" draw:start-glue-point="2" draw:end-shape="id474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475" draw:start-glue-point="2" draw:end-shape="id476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476" draw:start-glue-point="2" draw:end-shape="id477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473" draw:start-glue-point="2" draw:end-shape="id475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476" draw:start-glue-point="2" draw:end-shape="id478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479" draw:start-glue-point="2" draw:end-shape="id473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480" draw:start-glue-point="0" draw:end-shape="id481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481" draw:start-glue-point="0" draw:end-shape="id479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9.271cm" svg:y2="2.794cm" draw:start-shape="id479" draw:start-glue-point="0" draw:end-shape="id466" draw:end-glue-point="2" svg:d="M15271 4524l-6000-1730" svg:viewBox="0 0 6001 1731">
          <text:p/>
        </draw:connector>
      </draw:page>
      <draw:page draw:name="page30" draw:style-name="dp1" draw:master-page-name="Default">
        <draw:custom-shape draw:style-name="gr3" draw:text-style-name="P2" xml:id="id482" draw:id="id482" draw:layer="layout" svg:width="1.524cm" svg:height="1.27cm" svg:x="8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483" draw:id="id483" draw:layer="layout" svg:width="1.524cm" svg:height="1.27cm" svg:x="2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495" draw:id="id495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489" draw:id="id489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497" draw:id="id497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2" xml:id="id491" draw:id="id491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490" draw:id="id490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492" draw:id="id492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5" draw:text-style-name="P6" xml:id="id493" draw:id="id493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494" draw:id="id494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496" draw:id="id496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485" draw:id="id485" draw:layer="layout" svg:width="1.524cm" svg:height="1.27cm" svg:x="5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484" draw:id="id484" draw:layer="layout" svg:width="1.524cm" svg:height="1.27cm" svg:x="-0.491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486" draw:id="id486" draw:layer="layout" svg:width="1.524cm" svg:height="1.27cm" svg:x="3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488" draw:id="id488" draw:layer="layout" svg:width="1.524cm" svg:height="1.27cm" svg:x="5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487" draw:id="id487" draw:layer="layout" svg:width="1.524cm" svg:height="1.27cm" svg:x="1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271cm" svg:y1="2.794cm" svg:x2="3.271cm" svg:y2="4.524cm" draw:start-shape="id482" draw:start-glue-point="2" draw:end-shape="id483" draw:end-glue-point="0" svg:d="M9271 2794l-6000 1730" svg:viewBox="0 0 6001 1731">
          <text:p/>
        </draw:connector>
        <draw:connector draw:style-name="gr2" draw:text-style-name="P2" draw:layer="layout" draw:type="line" svg:x1="3.271cm" svg:y1="5.794cm" svg:x2="0.271cm" svg:y2="7.524cm" draw:start-shape="id483" draw:start-glue-point="2" draw:end-shape="id484" draw:end-glue-point="0" svg:d="M3271 5794l-3000 1730" svg:viewBox="0 0 3001 1731">
          <text:p/>
        </draw:connector>
        <draw:connector draw:style-name="gr2" draw:text-style-name="P2" draw:layer="layout" draw:type="line" svg:x1="3.271cm" svg:y1="5.794cm" svg:x2="6.271cm" svg:y2="7.524cm" draw:start-shape="id483" draw:start-glue-point="2" draw:end-shape="id485" draw:end-glue-point="0" svg:d="M3271 5794l3000 1730" svg:viewBox="0 0 3001 1731">
          <text:p/>
        </draw:connector>
        <draw:connector draw:style-name="gr2" draw:text-style-name="P2" draw:layer="layout" draw:type="line" svg:x1="6.271cm" svg:y1="8.794cm" svg:x2="4.271cm" svg:y2="10.524cm" draw:start-shape="id485" draw:start-glue-point="2" draw:end-shape="id486" draw:end-glue-point="0" svg:d="M6271 8794l-2000 1730" svg:viewBox="0 0 2001 1731">
          <text:p/>
        </draw:connector>
        <draw:connector draw:style-name="gr2" draw:text-style-name="P2" draw:layer="layout" draw:type="line" svg:x1="4.271cm" svg:y1="11.794cm" svg:x2="2.271cm" svg:y2="13.524cm" draw:start-shape="id486" draw:start-glue-point="2" draw:end-shape="id487" draw:end-glue-point="0" svg:d="M4271 11794l-2000 1730" svg:viewBox="0 0 2001 1731">
          <text:p/>
        </draw:connector>
        <draw:connector draw:style-name="gr2" draw:text-style-name="P2" draw:layer="layout" draw:type="line" svg:x1="4.271cm" svg:y1="11.794cm" svg:x2="6.271cm" svg:y2="13.524cm" draw:start-shape="id486" draw:start-glue-point="2" draw:end-shape="id488" draw:end-glue-point="0" svg:d="M4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489" draw:start-glue-point="2" draw:end-shape="id490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491" draw:start-glue-point="2" draw:end-shape="id492" draw:end-glue-point="0" svg:d="M14271 11794l-2000 1730" svg:viewBox="0 0 2001 1731">
          <text:p/>
        </draw:connector>
        <draw:connector draw:style-name="gr10" draw:text-style-name="P10" draw:layer="layout" draw:type="line" svg:x1="12.271cm" svg:y1="14.794cm" svg:x2="11.271cm" svg:y2="16.524cm" draw:start-shape="id492" draw:start-glue-point="2" draw:end-shape="id493" draw:end-glue-point="0" svg:d="M12271 14794l-1000 1730" svg:viewBox="0 0 1001 1731">
          <text:p text:style-name="P9"><text:span text:style-name="T1">X</text:span></text:p>
        </draw:connector>
        <draw:connector draw:style-name="gr2" draw:text-style-name="P2" draw:layer="layout" draw:type="line" svg:x1="12.271cm" svg:y1="8.794cm" svg:x2="14.271cm" svg:y2="10.524cm" draw:start-shape="id489" draw:start-glue-point="2" draw:end-shape="id491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492" draw:start-glue-point="2" draw:end-shape="id494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495" draw:start-glue-point="2" draw:end-shape="id489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496" draw:start-glue-point="0" draw:end-shape="id497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497" draw:start-glue-point="0" draw:end-shape="id495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9.271cm" svg:y2="2.794cm" draw:start-shape="id495" draw:start-glue-point="0" draw:end-shape="id482" draw:end-glue-point="2" svg:d="M15271 4524l-6000-1730" svg:viewBox="0 0 6001 1731">
          <text:p/>
        </draw:connector>
      </draw:page>
      <draw:page draw:name="page31" draw:style-name="dp1" draw:master-page-name="Default">
        <draw:custom-shape draw:style-name="gr3" draw:text-style-name="P2" xml:id="id498" draw:id="id498" draw:layer="layout" svg:width="1.524cm" svg:height="1.27cm" svg:x="8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499" draw:id="id499" draw:layer="layout" svg:width="1.524cm" svg:height="1.27cm" svg:x="2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511" draw:id="id511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505" draw:id="id505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513" draw:id="id513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2" xml:id="id507" draw:id="id507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506" draw:id="id506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508" draw:id="id508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8" draw:text-style-name="P8" xml:id="id509" draw:id="id509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510" draw:id="id510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512" draw:id="id512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501" draw:id="id501" draw:layer="layout" svg:width="1.524cm" svg:height="1.27cm" svg:x="5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500" draw:id="id500" draw:layer="layout" svg:width="1.524cm" svg:height="1.27cm" svg:x="-0.491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502" draw:id="id502" draw:layer="layout" svg:width="1.524cm" svg:height="1.27cm" svg:x="3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504" draw:id="id504" draw:layer="layout" svg:width="1.524cm" svg:height="1.27cm" svg:x="5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503" draw:id="id503" draw:layer="layout" svg:width="1.524cm" svg:height="1.27cm" svg:x="1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271cm" svg:y1="2.794cm" svg:x2="3.271cm" svg:y2="4.524cm" draw:start-shape="id498" draw:start-glue-point="2" draw:end-shape="id499" draw:end-glue-point="0" svg:d="M9271 2794l-6000 1730" svg:viewBox="0 0 6001 1731">
          <text:p/>
        </draw:connector>
        <draw:connector draw:style-name="gr2" draw:text-style-name="P2" draw:layer="layout" draw:type="line" svg:x1="3.271cm" svg:y1="5.794cm" svg:x2="0.271cm" svg:y2="7.524cm" draw:start-shape="id499" draw:start-glue-point="2" draw:end-shape="id500" draw:end-glue-point="0" svg:d="M3271 5794l-3000 1730" svg:viewBox="0 0 3001 1731">
          <text:p/>
        </draw:connector>
        <draw:connector draw:style-name="gr2" draw:text-style-name="P2" draw:layer="layout" draw:type="line" svg:x1="3.271cm" svg:y1="5.794cm" svg:x2="6.271cm" svg:y2="7.524cm" draw:start-shape="id499" draw:start-glue-point="2" draw:end-shape="id501" draw:end-glue-point="0" svg:d="M3271 5794l3000 1730" svg:viewBox="0 0 3001 1731">
          <text:p/>
        </draw:connector>
        <draw:connector draw:style-name="gr2" draw:text-style-name="P2" draw:layer="layout" draw:type="line" svg:x1="6.271cm" svg:y1="8.794cm" svg:x2="4.271cm" svg:y2="10.524cm" draw:start-shape="id501" draw:start-glue-point="2" draw:end-shape="id502" draw:end-glue-point="0" svg:d="M6271 8794l-2000 1730" svg:viewBox="0 0 2001 1731">
          <text:p/>
        </draw:connector>
        <draw:connector draw:style-name="gr2" draw:text-style-name="P2" draw:layer="layout" draw:type="line" svg:x1="4.271cm" svg:y1="11.794cm" svg:x2="2.271cm" svg:y2="13.524cm" draw:start-shape="id502" draw:start-glue-point="2" draw:end-shape="id503" draw:end-glue-point="0" svg:d="M4271 11794l-2000 1730" svg:viewBox="0 0 2001 1731">
          <text:p/>
        </draw:connector>
        <draw:connector draw:style-name="gr2" draw:text-style-name="P2" draw:layer="layout" draw:type="line" svg:x1="4.271cm" svg:y1="11.794cm" svg:x2="6.271cm" svg:y2="13.524cm" draw:start-shape="id502" draw:start-glue-point="2" draw:end-shape="id504" draw:end-glue-point="0" svg:d="M4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505" draw:start-glue-point="2" draw:end-shape="id506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507" draw:start-glue-point="2" draw:end-shape="id508" draw:end-glue-point="0" svg:d="M14271 11794l-2000 1730" svg:viewBox="0 0 2001 1731">
          <text:p/>
        </draw:connector>
        <draw:connector draw:style-name="gr10" draw:text-style-name="P10" draw:layer="layout" draw:type="line" svg:x1="12.271cm" svg:y1="14.794cm" svg:x2="11.271cm" svg:y2="16.524cm" draw:start-shape="id508" draw:start-glue-point="2" draw:end-shape="id509" draw:end-glue-point="0" svg:d="M12271 14794l-1000 1730" svg:viewBox="0 0 1001 1731">
          <text:p text:style-name="P9"><text:span text:style-name="T1"/></text:p>
        </draw:connector>
        <draw:connector draw:style-name="gr2" draw:text-style-name="P2" draw:layer="layout" draw:type="line" svg:x1="12.271cm" svg:y1="8.794cm" svg:x2="14.271cm" svg:y2="10.524cm" draw:start-shape="id505" draw:start-glue-point="2" draw:end-shape="id507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508" draw:start-glue-point="2" draw:end-shape="id510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511" draw:start-glue-point="2" draw:end-shape="id505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512" draw:start-glue-point="0" draw:end-shape="id513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513" draw:start-glue-point="0" draw:end-shape="id511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9.271cm" svg:y2="2.794cm" draw:start-shape="id511" draw:start-glue-point="0" draw:end-shape="id498" draw:end-glue-point="2" svg:d="M15271 4524l-6000-1730" svg:viewBox="0 0 6001 1731">
          <text:p/>
        </draw:connector>
      </draw:page>
      <draw:page draw:name="page32" draw:style-name="dp1" draw:master-page-name="Default">
        <draw:custom-shape draw:style-name="gr3" draw:text-style-name="P2" xml:id="id514" draw:id="id514" draw:layer="layout" svg:width="1.524cm" svg:height="1.27cm" svg:x="8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515" draw:id="id515" draw:layer="layout" svg:width="1.524cm" svg:height="1.27cm" svg:x="2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527" draw:id="id527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521" draw:id="id521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529" draw:id="id529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5" draw:text-style-name="P6" xml:id="id523" draw:id="id523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522" draw:id="id522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524" draw:id="id524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8" draw:text-style-name="P8" xml:id="id525" draw:id="id525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526" draw:id="id526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528" draw:id="id528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517" draw:id="id517" draw:layer="layout" svg:width="1.524cm" svg:height="1.27cm" svg:x="5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516" draw:id="id516" draw:layer="layout" svg:width="1.524cm" svg:height="1.27cm" svg:x="-0.491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518" draw:id="id518" draw:layer="layout" svg:width="1.524cm" svg:height="1.27cm" svg:x="3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520" draw:id="id520" draw:layer="layout" svg:width="1.524cm" svg:height="1.27cm" svg:x="5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519" draw:id="id519" draw:layer="layout" svg:width="1.524cm" svg:height="1.27cm" svg:x="1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271cm" svg:y1="2.794cm" svg:x2="3.271cm" svg:y2="4.524cm" draw:start-shape="id514" draw:start-glue-point="2" draw:end-shape="id515" draw:end-glue-point="0" svg:d="M9271 2794l-6000 1730" svg:viewBox="0 0 6001 1731">
          <text:p/>
        </draw:connector>
        <draw:connector draw:style-name="gr2" draw:text-style-name="P2" draw:layer="layout" draw:type="line" svg:x1="3.271cm" svg:y1="5.794cm" svg:x2="0.271cm" svg:y2="7.524cm" draw:start-shape="id515" draw:start-glue-point="2" draw:end-shape="id516" draw:end-glue-point="0" svg:d="M3271 5794l-3000 1730" svg:viewBox="0 0 3001 1731">
          <text:p/>
        </draw:connector>
        <draw:connector draw:style-name="gr2" draw:text-style-name="P2" draw:layer="layout" draw:type="line" svg:x1="3.271cm" svg:y1="5.794cm" svg:x2="6.271cm" svg:y2="7.524cm" draw:start-shape="id515" draw:start-glue-point="2" draw:end-shape="id517" draw:end-glue-point="0" svg:d="M3271 5794l3000 1730" svg:viewBox="0 0 3001 1731">
          <text:p/>
        </draw:connector>
        <draw:connector draw:style-name="gr2" draw:text-style-name="P2" draw:layer="layout" draw:type="line" svg:x1="6.271cm" svg:y1="8.794cm" svg:x2="4.271cm" svg:y2="10.524cm" draw:start-shape="id517" draw:start-glue-point="2" draw:end-shape="id518" draw:end-glue-point="0" svg:d="M6271 8794l-2000 1730" svg:viewBox="0 0 2001 1731">
          <text:p/>
        </draw:connector>
        <draw:connector draw:style-name="gr2" draw:text-style-name="P2" draw:layer="layout" draw:type="line" svg:x1="4.271cm" svg:y1="11.794cm" svg:x2="2.271cm" svg:y2="13.524cm" draw:start-shape="id518" draw:start-glue-point="2" draw:end-shape="id519" draw:end-glue-point="0" svg:d="M4271 11794l-2000 1730" svg:viewBox="0 0 2001 1731">
          <text:p/>
        </draw:connector>
        <draw:connector draw:style-name="gr2" draw:text-style-name="P2" draw:layer="layout" draw:type="line" svg:x1="4.271cm" svg:y1="11.794cm" svg:x2="6.271cm" svg:y2="13.524cm" draw:start-shape="id518" draw:start-glue-point="2" draw:end-shape="id520" draw:end-glue-point="0" svg:d="M4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521" draw:start-glue-point="2" draw:end-shape="id522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523" draw:start-glue-point="2" draw:end-shape="id524" draw:end-glue-point="0" svg:d="M14271 11794l-2000 1730" svg:viewBox="0 0 2001 1731">
          <text:p/>
        </draw:connector>
        <draw:connector draw:style-name="gr10" draw:text-style-name="P10" draw:layer="layout" draw:type="line" svg:x1="12.271cm" svg:y1="14.794cm" svg:x2="11.271cm" svg:y2="16.524cm" draw:start-shape="id524" draw:start-glue-point="2" draw:end-shape="id525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521" draw:start-glue-point="2" draw:end-shape="id523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524" draw:start-glue-point="2" draw:end-shape="id526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527" draw:start-glue-point="2" draw:end-shape="id521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528" draw:start-glue-point="0" draw:end-shape="id529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529" draw:start-glue-point="0" draw:end-shape="id527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9.271cm" svg:y2="2.794cm" draw:start-shape="id527" draw:start-glue-point="0" draw:end-shape="id514" draw:end-glue-point="2" svg:d="M15271 4524l-6000-1730" svg:viewBox="0 0 6001 1731">
          <text:p/>
        </draw:connector>
      </draw:page>
      <draw:page draw:name="page33" draw:style-name="dp1" draw:master-page-name="Default">
        <draw:custom-shape draw:style-name="gr3" draw:text-style-name="P2" xml:id="id530" draw:id="id530" draw:layer="layout" svg:width="1.524cm" svg:height="1.27cm" svg:x="8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531" draw:id="id531" draw:layer="layout" svg:width="1.524cm" svg:height="1.27cm" svg:x="2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543" draw:id="id543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537" draw:id="id537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545" draw:id="id545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5" draw:text-style-name="P6" xml:id="id539" draw:id="id539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538" draw:id="id538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540" draw:id="id540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8" draw:text-style-name="P8" xml:id="id541" draw:id="id541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542" draw:id="id542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544" draw:id="id544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533" draw:id="id533" draw:layer="layout" svg:width="1.524cm" svg:height="1.27cm" svg:x="5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532" draw:id="id532" draw:layer="layout" svg:width="1.524cm" svg:height="1.27cm" svg:x="-0.491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534" draw:id="id534" draw:layer="layout" svg:width="1.524cm" svg:height="1.27cm" svg:x="3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536" draw:id="id536" draw:layer="layout" svg:width="1.524cm" svg:height="1.27cm" svg:x="5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535" draw:id="id535" draw:layer="layout" svg:width="1.524cm" svg:height="1.27cm" svg:x="1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271cm" svg:y1="2.794cm" svg:x2="3.271cm" svg:y2="4.524cm" draw:start-shape="id530" draw:start-glue-point="2" draw:end-shape="id531" draw:end-glue-point="0" svg:d="M9271 2794l-6000 1730" svg:viewBox="0 0 6001 1731">
          <text:p/>
        </draw:connector>
        <draw:connector draw:style-name="gr2" draw:text-style-name="P2" draw:layer="layout" draw:type="line" svg:x1="3.271cm" svg:y1="5.794cm" svg:x2="0.271cm" svg:y2="7.524cm" draw:start-shape="id531" draw:start-glue-point="2" draw:end-shape="id532" draw:end-glue-point="0" svg:d="M3271 5794l-3000 1730" svg:viewBox="0 0 3001 1731">
          <text:p/>
        </draw:connector>
        <draw:connector draw:style-name="gr2" draw:text-style-name="P2" draw:layer="layout" draw:type="line" svg:x1="3.271cm" svg:y1="5.794cm" svg:x2="6.271cm" svg:y2="7.524cm" draw:start-shape="id531" draw:start-glue-point="2" draw:end-shape="id533" draw:end-glue-point="0" svg:d="M3271 5794l3000 1730" svg:viewBox="0 0 3001 1731">
          <text:p/>
        </draw:connector>
        <draw:connector draw:style-name="gr2" draw:text-style-name="P2" draw:layer="layout" draw:type="line" svg:x1="6.271cm" svg:y1="8.794cm" svg:x2="4.271cm" svg:y2="10.524cm" draw:start-shape="id533" draw:start-glue-point="2" draw:end-shape="id534" draw:end-glue-point="0" svg:d="M6271 8794l-2000 1730" svg:viewBox="0 0 2001 1731">
          <text:p/>
        </draw:connector>
        <draw:connector draw:style-name="gr2" draw:text-style-name="P2" draw:layer="layout" draw:type="line" svg:x1="4.271cm" svg:y1="11.794cm" svg:x2="2.271cm" svg:y2="13.524cm" draw:start-shape="id534" draw:start-glue-point="2" draw:end-shape="id535" draw:end-glue-point="0" svg:d="M4271 11794l-2000 1730" svg:viewBox="0 0 2001 1731">
          <text:p/>
        </draw:connector>
        <draw:connector draw:style-name="gr2" draw:text-style-name="P2" draw:layer="layout" draw:type="line" svg:x1="4.271cm" svg:y1="11.794cm" svg:x2="6.271cm" svg:y2="13.524cm" draw:start-shape="id534" draw:start-glue-point="2" draw:end-shape="id536" draw:end-glue-point="0" svg:d="M4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537" draw:start-glue-point="2" draw:end-shape="id538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539" draw:start-glue-point="2" draw:end-shape="id540" draw:end-glue-point="0" svg:d="M14271 11794l-2000 1730" svg:viewBox="0 0 2001 1731">
          <text:p/>
        </draw:connector>
        <draw:connector draw:style-name="gr10" draw:text-style-name="P10" draw:layer="layout" draw:type="line" svg:x1="12.271cm" svg:y1="14.794cm" svg:x2="11.271cm" svg:y2="16.524cm" draw:start-shape="id540" draw:start-glue-point="2" draw:end-shape="id541" draw:end-glue-point="0" svg:d="M12271 14794l-1000 1730" svg:viewBox="0 0 1001 1731">
          <text:p/>
        </draw:connector>
        <draw:connector draw:style-name="gr2" draw:text-style-name="P2" draw:layer="layout" draw:type="line" svg:x1="12.271cm" svg:y1="14.794cm" svg:x2="13.271cm" svg:y2="16.524cm" draw:start-shape="id540" draw:start-glue-point="2" draw:end-shape="id542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543" draw:start-glue-point="2" draw:end-shape="id537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544" draw:start-glue-point="0" draw:end-shape="id545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545" draw:start-glue-point="0" draw:end-shape="id543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9.271cm" svg:y2="2.794cm" draw:start-shape="id543" draw:start-glue-point="0" draw:end-shape="id530" draw:end-glue-point="2" svg:d="M15271 4524l-6000-1730" svg:viewBox="0 0 6001 1731">
          <text:p/>
        </draw:connector>
        <draw:connector draw:style-name="gr11" draw:text-style-name="P7" draw:layer="layout" draw:type="line" svg:x1="12.271cm" svg:y1="8.794cm" svg:x2="12.271cm" svg:y2="13.524cm" draw:start-shape="id537" draw:start-glue-point="2" draw:end-shape="id540" draw:end-glue-point="0" svg:d="M12271 8794v4730" svg:viewBox="0 0 1 4731">
          <text:p/>
        </draw:connector>
      </draw:page>
      <draw:page draw:name="page34" draw:style-name="dp1" draw:master-page-name="Default">
        <draw:custom-shape draw:style-name="gr3" draw:text-style-name="P2" xml:id="id546" draw:id="id546" draw:layer="layout" svg:width="1.524cm" svg:height="1.27cm" svg:x="8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547" draw:id="id547" draw:layer="layout" svg:width="1.524cm" svg:height="1.27cm" svg:x="2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558" draw:id="id558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553" draw:id="id553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560" draw:id="id560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554" draw:id="id554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555" draw:id="id555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8" draw:text-style-name="P8" xml:id="id556" draw:id="id556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557" draw:id="id557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559" draw:id="id559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549" draw:id="id549" draw:layer="layout" svg:width="1.524cm" svg:height="1.27cm" svg:x="5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548" draw:id="id548" draw:layer="layout" svg:width="1.524cm" svg:height="1.27cm" svg:x="-0.491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550" draw:id="id550" draw:layer="layout" svg:width="1.524cm" svg:height="1.27cm" svg:x="3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552" draw:id="id552" draw:layer="layout" svg:width="1.524cm" svg:height="1.27cm" svg:x="5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551" draw:id="id551" draw:layer="layout" svg:width="1.524cm" svg:height="1.27cm" svg:x="1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271cm" svg:y1="2.794cm" svg:x2="3.271cm" svg:y2="4.524cm" draw:start-shape="id546" draw:start-glue-point="2" draw:end-shape="id547" draw:end-glue-point="0" svg:d="M9271 2794l-6000 1730" svg:viewBox="0 0 6001 1731">
          <text:p/>
        </draw:connector>
        <draw:connector draw:style-name="gr2" draw:text-style-name="P2" draw:layer="layout" draw:type="line" svg:x1="3.271cm" svg:y1="5.794cm" svg:x2="0.271cm" svg:y2="7.524cm" draw:start-shape="id547" draw:start-glue-point="2" draw:end-shape="id548" draw:end-glue-point="0" svg:d="M3271 5794l-3000 1730" svg:viewBox="0 0 3001 1731">
          <text:p/>
        </draw:connector>
        <draw:connector draw:style-name="gr2" draw:text-style-name="P2" draw:layer="layout" draw:type="line" svg:x1="3.271cm" svg:y1="5.794cm" svg:x2="6.271cm" svg:y2="7.524cm" draw:start-shape="id547" draw:start-glue-point="2" draw:end-shape="id549" draw:end-glue-point="0" svg:d="M3271 5794l3000 1730" svg:viewBox="0 0 3001 1731">
          <text:p/>
        </draw:connector>
        <draw:connector draw:style-name="gr2" draw:text-style-name="P2" draw:layer="layout" draw:type="line" svg:x1="6.271cm" svg:y1="8.794cm" svg:x2="4.271cm" svg:y2="10.524cm" draw:start-shape="id549" draw:start-glue-point="2" draw:end-shape="id550" draw:end-glue-point="0" svg:d="M6271 8794l-2000 1730" svg:viewBox="0 0 2001 1731">
          <text:p/>
        </draw:connector>
        <draw:connector draw:style-name="gr2" draw:text-style-name="P2" draw:layer="layout" draw:type="line" svg:x1="4.271cm" svg:y1="11.794cm" svg:x2="2.271cm" svg:y2="13.524cm" draw:start-shape="id550" draw:start-glue-point="2" draw:end-shape="id551" draw:end-glue-point="0" svg:d="M4271 11794l-2000 1730" svg:viewBox="0 0 2001 1731">
          <text:p/>
        </draw:connector>
        <draw:connector draw:style-name="gr2" draw:text-style-name="P2" draw:layer="layout" draw:type="line" svg:x1="4.271cm" svg:y1="11.794cm" svg:x2="6.271cm" svg:y2="13.524cm" draw:start-shape="id550" draw:start-glue-point="2" draw:end-shape="id552" draw:end-glue-point="0" svg:d="M4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553" draw:start-glue-point="2" draw:end-shape="id554" draw:end-glue-point="0" svg:d="M12271 8794l-2000 1730" svg:viewBox="0 0 2001 1731">
          <text:p/>
        </draw:connector>
        <draw:connector draw:style-name="gr10" draw:text-style-name="P10" draw:layer="layout" draw:type="line" svg:x1="12.271cm" svg:y1="14.794cm" svg:x2="11.271cm" svg:y2="16.524cm" draw:start-shape="id555" draw:start-glue-point="2" draw:end-shape="id556" draw:end-glue-point="0" svg:d="M12271 14794l-1000 1730" svg:viewBox="0 0 1001 1731">
          <text:p/>
        </draw:connector>
        <draw:connector draw:style-name="gr2" draw:text-style-name="P2" draw:layer="layout" draw:type="line" svg:x1="12.271cm" svg:y1="14.794cm" svg:x2="13.271cm" svg:y2="16.524cm" draw:start-shape="id555" draw:start-glue-point="2" draw:end-shape="id557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558" draw:start-glue-point="2" draw:end-shape="id553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559" draw:start-glue-point="0" draw:end-shape="id560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560" draw:start-glue-point="0" draw:end-shape="id558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9.271cm" svg:y2="2.794cm" draw:start-shape="id558" draw:start-glue-point="0" draw:end-shape="id546" draw:end-glue-point="2" svg:d="M15271 4524l-6000-1730" svg:viewBox="0 0 6001 1731">
          <text:p/>
        </draw:connector>
        <draw:connector draw:style-name="gr12" draw:text-style-name="P7" draw:layer="layout" draw:type="line" svg:x1="12.271cm" svg:y1="8.794cm" svg:x2="12.271cm" svg:y2="13.524cm" draw:start-shape="id553" draw:start-glue-point="2" draw:end-shape="id555" draw:end-glue-point="0" svg:d="M12271 8794v4730" svg:viewBox="0 0 1 4731">
          <text:p/>
        </draw:connector>
      </draw:page>
      <draw:page draw:name="page35" draw:style-name="dp1" draw:master-page-name="Default">
        <draw:custom-shape draw:style-name="gr3" draw:text-style-name="P2" xml:id="id561" draw:id="id561" draw:layer="layout" svg:width="1.524cm" svg:height="1.27cm" svg:x="8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562" draw:id="id562" draw:layer="layout" svg:width="1.524cm" svg:height="1.27cm" svg:x="2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573" draw:id="id573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568" draw:id="id568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575" draw:id="id575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2" xml:id="id569" draw:id="id569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570" draw:id="id570" draw:layer="layout" svg:width="1.524cm" svg:height="1.27cm" svg:x="13.509cm" svg:y="10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8" draw:text-style-name="P8" xml:id="id571" draw:id="id571" draw:layer="layout" svg:width="1.524cm" svg:height="1.27cm" svg:x="12.509cm" svg:y="13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572" draw:id="id572" draw:layer="layout" svg:width="1.524cm" svg:height="1.27cm" svg:x="14.509cm" svg:y="13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574" draw:id="id574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564" draw:id="id564" draw:layer="layout" svg:width="1.524cm" svg:height="1.27cm" svg:x="5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563" draw:id="id563" draw:layer="layout" svg:width="1.524cm" svg:height="1.27cm" svg:x="-0.491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565" draw:id="id565" draw:layer="layout" svg:width="1.524cm" svg:height="1.27cm" svg:x="3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567" draw:id="id567" draw:layer="layout" svg:width="1.524cm" svg:height="1.27cm" svg:x="5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566" draw:id="id566" draw:layer="layout" svg:width="1.524cm" svg:height="1.27cm" svg:x="1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271cm" svg:y1="2.794cm" svg:x2="3.271cm" svg:y2="4.524cm" draw:start-shape="id561" draw:start-glue-point="2" draw:end-shape="id562" draw:end-glue-point="0" svg:d="M9271 2794l-6000 1730" svg:viewBox="0 0 6001 1731">
          <text:p/>
        </draw:connector>
        <draw:connector draw:style-name="gr2" draw:text-style-name="P2" draw:layer="layout" draw:type="line" svg:x1="3.271cm" svg:y1="5.794cm" svg:x2="0.271cm" svg:y2="7.524cm" draw:start-shape="id562" draw:start-glue-point="2" draw:end-shape="id563" draw:end-glue-point="0" svg:d="M3271 5794l-3000 1730" svg:viewBox="0 0 3001 1731">
          <text:p/>
        </draw:connector>
        <draw:connector draw:style-name="gr2" draw:text-style-name="P2" draw:layer="layout" draw:type="line" svg:x1="3.271cm" svg:y1="5.794cm" svg:x2="6.271cm" svg:y2="7.524cm" draw:start-shape="id562" draw:start-glue-point="2" draw:end-shape="id564" draw:end-glue-point="0" svg:d="M3271 5794l3000 1730" svg:viewBox="0 0 3001 1731">
          <text:p/>
        </draw:connector>
        <draw:connector draw:style-name="gr2" draw:text-style-name="P2" draw:layer="layout" draw:type="line" svg:x1="6.271cm" svg:y1="8.794cm" svg:x2="4.271cm" svg:y2="10.524cm" draw:start-shape="id564" draw:start-glue-point="2" draw:end-shape="id565" draw:end-glue-point="0" svg:d="M6271 8794l-2000 1730" svg:viewBox="0 0 2001 1731">
          <text:p/>
        </draw:connector>
        <draw:connector draw:style-name="gr2" draw:text-style-name="P2" draw:layer="layout" draw:type="line" svg:x1="4.271cm" svg:y1="11.794cm" svg:x2="2.271cm" svg:y2="13.524cm" draw:start-shape="id565" draw:start-glue-point="2" draw:end-shape="id566" draw:end-glue-point="0" svg:d="M4271 11794l-2000 1730" svg:viewBox="0 0 2001 1731">
          <text:p/>
        </draw:connector>
        <draw:connector draw:style-name="gr2" draw:text-style-name="P2" draw:layer="layout" draw:type="line" svg:x1="4.271cm" svg:y1="11.794cm" svg:x2="6.271cm" svg:y2="13.524cm" draw:start-shape="id565" draw:start-glue-point="2" draw:end-shape="id567" draw:end-glue-point="0" svg:d="M4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568" draw:start-glue-point="2" draw:end-shape="id569" draw:end-glue-point="0" svg:d="M12271 8794l-2000 1730" svg:viewBox="0 0 2001 1731">
          <text:p/>
        </draw:connector>
        <draw:connector draw:style-name="gr10" draw:text-style-name="P10" draw:layer="layout" draw:type="line" svg:x1="14.271cm" svg:y1="11.794cm" svg:x2="13.271cm" svg:y2="13.524cm" draw:start-shape="id570" draw:start-glue-point="2" draw:end-shape="id571" draw:end-glue-point="0" svg:d="M14271 11794l-1000 1730" svg:viewBox="0 0 1001 1731">
          <text:p/>
        </draw:connector>
        <draw:connector draw:style-name="gr2" draw:text-style-name="P2" draw:layer="layout" draw:type="line" svg:x1="14.271cm" svg:y1="11.794cm" svg:x2="15.271cm" svg:y2="13.524cm" draw:start-shape="id570" draw:start-glue-point="2" draw:end-shape="id572" draw:end-glue-point="0" svg:d="M14271 11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573" draw:start-glue-point="2" draw:end-shape="id568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574" draw:start-glue-point="0" draw:end-shape="id575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575" draw:start-glue-point="0" draw:end-shape="id573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9.271cm" svg:y2="2.794cm" draw:start-shape="id573" draw:start-glue-point="0" draw:end-shape="id561" draw:end-glue-point="2" svg:d="M15271 4524l-6000-1730" svg:viewBox="0 0 6001 1731">
          <text:p/>
        </draw:connector>
        <draw:connector draw:style-name="gr6" draw:text-style-name="P7" draw:layer="layout" draw:type="line" svg:x1="12.271cm" svg:y1="8.794cm" svg:x2="14.271cm" svg:y2="10.524cm" draw:start-shape="id568" draw:start-glue-point="2" draw:end-shape="id570" draw:end-glue-point="0" svg:d="M12271 8794l2000 1730" svg:viewBox="0 0 2001 1731">
          <text:p/>
        </draw:connector>
      </draw:page>
      <draw:page draw:name="page36" draw:style-name="dp1" draw:master-page-name="Default">
        <draw:custom-shape draw:style-name="gr3" draw:text-style-name="P2" xml:id="id576" draw:id="id576" draw:layer="layout" svg:width="1.524cm" svg:height="1.27cm" svg:x="8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577" draw:id="id577" draw:layer="layout" svg:width="1.524cm" svg:height="1.27cm" svg:x="2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3" draw:text-style-name="P2" xml:id="id589" draw:id="id589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583" draw:id="id583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591" draw:id="id591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2" xml:id="id585" draw:id="id585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584" draw:id="id584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586" draw:id="id586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3" draw:text-style-name="P2" xml:id="id587" draw:id="id587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588" draw:id="id588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590" draw:id="id590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579" draw:id="id579" draw:layer="layout" svg:width="1.524cm" svg:height="1.27cm" svg:x="5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578" draw:id="id578" draw:layer="layout" svg:width="1.524cm" svg:height="1.27cm" svg:x="-0.491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580" draw:id="id580" draw:layer="layout" svg:width="1.524cm" svg:height="1.27cm" svg:x="3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582" draw:id="id582" draw:layer="layout" svg:width="1.524cm" svg:height="1.27cm" svg:x="5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581" draw:id="id581" draw:layer="layout" svg:width="1.524cm" svg:height="1.27cm" svg:x="1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271cm" svg:y1="2.794cm" svg:x2="3.271cm" svg:y2="4.524cm" draw:start-shape="id576" draw:start-glue-point="2" draw:end-shape="id577" draw:end-glue-point="0" svg:d="M9271 2794l-6000 1730" svg:viewBox="0 0 6001 1731">
          <text:p/>
        </draw:connector>
        <draw:connector draw:style-name="gr2" draw:text-style-name="P2" draw:layer="layout" draw:type="line" svg:x1="3.271cm" svg:y1="5.794cm" svg:x2="0.271cm" svg:y2="7.524cm" draw:start-shape="id577" draw:start-glue-point="2" draw:end-shape="id578" draw:end-glue-point="0" svg:d="M3271 5794l-3000 1730" svg:viewBox="0 0 3001 1731">
          <text:p/>
        </draw:connector>
        <draw:connector draw:style-name="gr2" draw:text-style-name="P2" draw:layer="layout" draw:type="line" svg:x1="3.271cm" svg:y1="5.794cm" svg:x2="6.271cm" svg:y2="7.524cm" draw:start-shape="id577" draw:start-glue-point="2" draw:end-shape="id579" draw:end-glue-point="0" svg:d="M3271 5794l3000 1730" svg:viewBox="0 0 3001 1731">
          <text:p/>
        </draw:connector>
        <draw:connector draw:style-name="gr2" draw:text-style-name="P2" draw:layer="layout" draw:type="line" svg:x1="6.271cm" svg:y1="8.794cm" svg:x2="4.271cm" svg:y2="10.524cm" draw:start-shape="id579" draw:start-glue-point="2" draw:end-shape="id580" draw:end-glue-point="0" svg:d="M6271 8794l-2000 1730" svg:viewBox="0 0 2001 1731">
          <text:p/>
        </draw:connector>
        <draw:connector draw:style-name="gr2" draw:text-style-name="P2" draw:layer="layout" draw:type="line" svg:x1="4.271cm" svg:y1="11.794cm" svg:x2="2.271cm" svg:y2="13.524cm" draw:start-shape="id580" draw:start-glue-point="2" draw:end-shape="id581" draw:end-glue-point="0" svg:d="M4271 11794l-2000 1730" svg:viewBox="0 0 2001 1731">
          <text:p/>
        </draw:connector>
        <draw:connector draw:style-name="gr2" draw:text-style-name="P2" draw:layer="layout" draw:type="line" svg:x1="4.271cm" svg:y1="11.794cm" svg:x2="6.271cm" svg:y2="13.524cm" draw:start-shape="id580" draw:start-glue-point="2" draw:end-shape="id582" draw:end-glue-point="0" svg:d="M4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583" draw:start-glue-point="2" draw:end-shape="id584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585" draw:start-glue-point="2" draw:end-shape="id586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586" draw:start-glue-point="2" draw:end-shape="id587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583" draw:start-glue-point="2" draw:end-shape="id585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586" draw:start-glue-point="2" draw:end-shape="id588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589" draw:start-glue-point="2" draw:end-shape="id583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590" draw:start-glue-point="0" draw:end-shape="id591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591" draw:start-glue-point="0" draw:end-shape="id589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9.271cm" svg:y2="2.794cm" draw:start-shape="id589" draw:start-glue-point="0" draw:end-shape="id576" draw:end-glue-point="2" svg:d="M15271 4524l-6000-1730" svg:viewBox="0 0 6001 1731">
          <text:p/>
        </draw:connector>
      </draw:page>
      <draw:page draw:name="page37" draw:style-name="dp1" draw:master-page-name="Default">
        <draw:custom-shape draw:style-name="gr3" draw:text-style-name="P2" xml:id="id592" draw:id="id592" draw:layer="layout" svg:width="1.524cm" svg:height="1.27cm" svg:x="8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593" draw:id="id593" draw:layer="layout" svg:width="1.524cm" svg:height="1.27cm" svg:x="2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5" draw:text-style-name="P6" xml:id="id605" draw:id="id605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599" draw:id="id599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607" draw:id="id607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2" xml:id="id601" draw:id="id601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600" draw:id="id600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602" draw:id="id602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3" draw:text-style-name="P2" xml:id="id603" draw:id="id603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604" draw:id="id604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606" draw:id="id606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595" draw:id="id595" draw:layer="layout" svg:width="1.524cm" svg:height="1.27cm" svg:x="5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594" draw:id="id594" draw:layer="layout" svg:width="1.524cm" svg:height="1.27cm" svg:x="-0.491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596" draw:id="id596" draw:layer="layout" svg:width="1.524cm" svg:height="1.27cm" svg:x="3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598" draw:id="id598" draw:layer="layout" svg:width="1.524cm" svg:height="1.27cm" svg:x="5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597" draw:id="id597" draw:layer="layout" svg:width="1.524cm" svg:height="1.27cm" svg:x="1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271cm" svg:y1="2.794cm" svg:x2="3.271cm" svg:y2="4.524cm" draw:start-shape="id592" draw:start-glue-point="2" draw:end-shape="id593" draw:end-glue-point="0" svg:d="M9271 2794l-6000 1730" svg:viewBox="0 0 6001 1731">
          <text:p/>
        </draw:connector>
        <draw:connector draw:style-name="gr2" draw:text-style-name="P2" draw:layer="layout" draw:type="line" svg:x1="3.271cm" svg:y1="5.794cm" svg:x2="0.271cm" svg:y2="7.524cm" draw:start-shape="id593" draw:start-glue-point="2" draw:end-shape="id594" draw:end-glue-point="0" svg:d="M3271 5794l-3000 1730" svg:viewBox="0 0 3001 1731">
          <text:p/>
        </draw:connector>
        <draw:connector draw:style-name="gr2" draw:text-style-name="P2" draw:layer="layout" draw:type="line" svg:x1="3.271cm" svg:y1="5.794cm" svg:x2="6.271cm" svg:y2="7.524cm" draw:start-shape="id593" draw:start-glue-point="2" draw:end-shape="id595" draw:end-glue-point="0" svg:d="M3271 5794l3000 1730" svg:viewBox="0 0 3001 1731">
          <text:p/>
        </draw:connector>
        <draw:connector draw:style-name="gr2" draw:text-style-name="P2" draw:layer="layout" draw:type="line" svg:x1="6.271cm" svg:y1="8.794cm" svg:x2="4.271cm" svg:y2="10.524cm" draw:start-shape="id595" draw:start-glue-point="2" draw:end-shape="id596" draw:end-glue-point="0" svg:d="M6271 8794l-2000 1730" svg:viewBox="0 0 2001 1731">
          <text:p/>
        </draw:connector>
        <draw:connector draw:style-name="gr2" draw:text-style-name="P2" draw:layer="layout" draw:type="line" svg:x1="4.271cm" svg:y1="11.794cm" svg:x2="2.271cm" svg:y2="13.524cm" draw:start-shape="id596" draw:start-glue-point="2" draw:end-shape="id597" draw:end-glue-point="0" svg:d="M4271 11794l-2000 1730" svg:viewBox="0 0 2001 1731">
          <text:p/>
        </draw:connector>
        <draw:connector draw:style-name="gr2" draw:text-style-name="P2" draw:layer="layout" draw:type="line" svg:x1="4.271cm" svg:y1="11.794cm" svg:x2="6.271cm" svg:y2="13.524cm" draw:start-shape="id596" draw:start-glue-point="2" draw:end-shape="id598" draw:end-glue-point="0" svg:d="M4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599" draw:start-glue-point="2" draw:end-shape="id600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601" draw:start-glue-point="2" draw:end-shape="id602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602" draw:start-glue-point="2" draw:end-shape="id603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599" draw:start-glue-point="2" draw:end-shape="id601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602" draw:start-glue-point="2" draw:end-shape="id604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605" draw:start-glue-point="2" draw:end-shape="id599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606" draw:start-glue-point="0" draw:end-shape="id607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607" draw:start-glue-point="0" draw:end-shape="id605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9.271cm" svg:y2="2.794cm" draw:start-shape="id605" draw:start-glue-point="0" draw:end-shape="id592" draw:end-glue-point="2" svg:d="M15271 4524l-6000-1730" svg:viewBox="0 0 6001 1731">
          <text:p/>
        </draw:connector>
        <draw:custom-shape draw:style-name="gr3" draw:text-style-name="P2" xml:id="id608" draw:id="id608" draw:layer="layout" svg:width="1.524cm" svg:height="1.27cm" svg:x="19.509cm" svg:y="10.524cm">
          <text:p text:style-name="P1">99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8.271cm" svg:y1="8.794cm" svg:x2="20.271cm" svg:y2="10.524cm" draw:start-shape="id607" draw:start-glue-point="2" draw:end-shape="id608" draw:end-glue-point="0" svg:d="M18271 8794l2000 1730" svg:viewBox="0 0 2001 1731">
          <text:p/>
        </draw:connector>
      </draw:page>
      <draw:page draw:name="page38" draw:style-name="dp1" draw:master-page-name="Default">
        <draw:custom-shape draw:style-name="gr3" draw:text-style-name="P2" xml:id="id609" draw:id="id609" draw:layer="layout" svg:width="1.524cm" svg:height="1.27cm" svg:x="8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610" draw:id="id610" draw:layer="layout" svg:width="1.524cm" svg:height="1.27cm" svg:x="2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5" draw:text-style-name="P6" xml:id="id622" draw:id="id622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616" draw:id="id616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624" draw:id="id624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2" xml:id="id618" draw:id="id618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617" draw:id="id617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619" draw:id="id619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3" draw:text-style-name="P2" xml:id="id620" draw:id="id620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621" draw:id="id621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623" draw:id="id623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612" draw:id="id612" draw:layer="layout" svg:width="1.524cm" svg:height="1.27cm" svg:x="5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611" draw:id="id611" draw:layer="layout" svg:width="1.524cm" svg:height="1.27cm" svg:x="-0.491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613" draw:id="id613" draw:layer="layout" svg:width="1.524cm" svg:height="1.27cm" svg:x="3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615" draw:id="id615" draw:layer="layout" svg:width="1.524cm" svg:height="1.27cm" svg:x="5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614" draw:id="id614" draw:layer="layout" svg:width="1.524cm" svg:height="1.27cm" svg:x="1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271cm" svg:y1="2.794cm" svg:x2="3.271cm" svg:y2="4.524cm" draw:start-shape="id609" draw:start-glue-point="2" draw:end-shape="id610" draw:end-glue-point="0" svg:d="M9271 2794l-6000 1730" svg:viewBox="0 0 6001 1731">
          <text:p/>
        </draw:connector>
        <draw:connector draw:style-name="gr2" draw:text-style-name="P2" draw:layer="layout" draw:type="line" svg:x1="3.271cm" svg:y1="5.794cm" svg:x2="0.271cm" svg:y2="7.524cm" draw:start-shape="id610" draw:start-glue-point="2" draw:end-shape="id611" draw:end-glue-point="0" svg:d="M3271 5794l-3000 1730" svg:viewBox="0 0 3001 1731">
          <text:p/>
        </draw:connector>
        <draw:connector draw:style-name="gr2" draw:text-style-name="P2" draw:layer="layout" draw:type="line" svg:x1="3.271cm" svg:y1="5.794cm" svg:x2="6.271cm" svg:y2="7.524cm" draw:start-shape="id610" draw:start-glue-point="2" draw:end-shape="id612" draw:end-glue-point="0" svg:d="M3271 5794l3000 1730" svg:viewBox="0 0 3001 1731">
          <text:p/>
        </draw:connector>
        <draw:connector draw:style-name="gr2" draw:text-style-name="P2" draw:layer="layout" draw:type="line" svg:x1="6.271cm" svg:y1="8.794cm" svg:x2="4.271cm" svg:y2="10.524cm" draw:start-shape="id612" draw:start-glue-point="2" draw:end-shape="id613" draw:end-glue-point="0" svg:d="M6271 8794l-2000 1730" svg:viewBox="0 0 2001 1731">
          <text:p/>
        </draw:connector>
        <draw:connector draw:style-name="gr2" draw:text-style-name="P2" draw:layer="layout" draw:type="line" svg:x1="4.271cm" svg:y1="11.794cm" svg:x2="2.271cm" svg:y2="13.524cm" draw:start-shape="id613" draw:start-glue-point="2" draw:end-shape="id614" draw:end-glue-point="0" svg:d="M4271 11794l-2000 1730" svg:viewBox="0 0 2001 1731">
          <text:p/>
        </draw:connector>
        <draw:connector draw:style-name="gr2" draw:text-style-name="P2" draw:layer="layout" draw:type="line" svg:x1="4.271cm" svg:y1="11.794cm" svg:x2="6.271cm" svg:y2="13.524cm" draw:start-shape="id613" draw:start-glue-point="2" draw:end-shape="id615" draw:end-glue-point="0" svg:d="M4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616" draw:start-glue-point="2" draw:end-shape="id617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618" draw:start-glue-point="2" draw:end-shape="id619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619" draw:start-glue-point="2" draw:end-shape="id620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616" draw:start-glue-point="2" draw:end-shape="id618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619" draw:start-glue-point="2" draw:end-shape="id621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622" draw:start-glue-point="2" draw:end-shape="id616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623" draw:start-glue-point="0" draw:end-shape="id624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624" draw:start-glue-point="0" draw:end-shape="id622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9.271cm" svg:y2="2.794cm" draw:start-shape="id622" draw:start-glue-point="0" draw:end-shape="id609" draw:end-glue-point="2" svg:d="M15271 4524l-6000-1730" svg:viewBox="0 0 6001 1731">
          <text:p/>
        </draw:connector>
        <draw:custom-shape draw:style-name="gr3" draw:text-style-name="P2" xml:id="id625" draw:id="id625" draw:layer="layout" svg:width="1.524cm" svg:height="1.27cm" svg:x="19.509cm" svg:y="10.524cm">
          <text:p text:style-name="P1">99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8.271cm" svg:y1="8.794cm" svg:x2="20.271cm" svg:y2="10.524cm" draw:start-shape="id624" draw:start-glue-point="2" draw:end-shape="id625" draw:end-glue-point="0" svg:d="M18271 8794l2000 1730" svg:viewBox="0 0 2001 1731">
          <text:p/>
        </draw:connector>
      </draw:page>
      <draw:page draw:name="page39" draw:style-name="dp1" draw:master-page-name="Default">
        <draw:custom-shape draw:style-name="gr3" draw:text-style-name="P2" xml:id="id626" draw:id="id626" draw:layer="layout" svg:width="1.524cm" svg:height="1.27cm" svg:x="8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627" draw:id="id627" draw:layer="layout" svg:width="1.524cm" svg:height="1.27cm" svg:x="2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5" draw:text-style-name="P6" xml:id="id639" draw:id="id639" draw:layer="layout" svg:width="1.524cm" svg:height="1.27cm" svg:x="14.509cm" svg:y="4.524cm">
          <text:p text:style-name="P1">88</text:p>
          <draw:enhanced-geometry svg:viewBox="0 0 21600 21600" draw:type="rectangle" draw:enhanced-path="M 0 0 L 21600 0 21600 21600 0 21600 0 0 Z N"/>
        </draw:custom-shape>
        <draw:custom-shape draw:style-name="gr3" draw:text-style-name="P2" xml:id="id633" draw:id="id633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641" draw:id="id641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13" draw:text-style-name="P11" xml:id="id635" draw:id="id635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634" draw:id="id634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636" draw:id="id636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3" draw:text-style-name="P2" xml:id="id637" draw:id="id637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638" draw:id="id638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640" draw:id="id640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629" draw:id="id629" draw:layer="layout" svg:width="1.524cm" svg:height="1.27cm" svg:x="5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628" draw:id="id628" draw:layer="layout" svg:width="1.524cm" svg:height="1.27cm" svg:x="-0.491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630" draw:id="id630" draw:layer="layout" svg:width="1.524cm" svg:height="1.27cm" svg:x="3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632" draw:id="id632" draw:layer="layout" svg:width="1.524cm" svg:height="1.27cm" svg:x="5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631" draw:id="id631" draw:layer="layout" svg:width="1.524cm" svg:height="1.27cm" svg:x="1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271cm" svg:y1="2.794cm" svg:x2="3.271cm" svg:y2="4.524cm" draw:start-shape="id626" draw:start-glue-point="2" draw:end-shape="id627" draw:end-glue-point="0" svg:d="M9271 2794l-6000 1730" svg:viewBox="0 0 6001 1731">
          <text:p/>
        </draw:connector>
        <draw:connector draw:style-name="gr2" draw:text-style-name="P2" draw:layer="layout" draw:type="line" svg:x1="3.271cm" svg:y1="5.794cm" svg:x2="0.271cm" svg:y2="7.524cm" draw:start-shape="id627" draw:start-glue-point="2" draw:end-shape="id628" draw:end-glue-point="0" svg:d="M3271 5794l-3000 1730" svg:viewBox="0 0 3001 1731">
          <text:p/>
        </draw:connector>
        <draw:connector draw:style-name="gr2" draw:text-style-name="P2" draw:layer="layout" draw:type="line" svg:x1="3.271cm" svg:y1="5.794cm" svg:x2="6.271cm" svg:y2="7.524cm" draw:start-shape="id627" draw:start-glue-point="2" draw:end-shape="id629" draw:end-glue-point="0" svg:d="M3271 5794l3000 1730" svg:viewBox="0 0 3001 1731">
          <text:p/>
        </draw:connector>
        <draw:connector draw:style-name="gr2" draw:text-style-name="P2" draw:layer="layout" draw:type="line" svg:x1="6.271cm" svg:y1="8.794cm" svg:x2="4.271cm" svg:y2="10.524cm" draw:start-shape="id629" draw:start-glue-point="2" draw:end-shape="id630" draw:end-glue-point="0" svg:d="M6271 8794l-2000 1730" svg:viewBox="0 0 2001 1731">
          <text:p/>
        </draw:connector>
        <draw:connector draw:style-name="gr2" draw:text-style-name="P2" draw:layer="layout" draw:type="line" svg:x1="4.271cm" svg:y1="11.794cm" svg:x2="2.271cm" svg:y2="13.524cm" draw:start-shape="id630" draw:start-glue-point="2" draw:end-shape="id631" draw:end-glue-point="0" svg:d="M4271 11794l-2000 1730" svg:viewBox="0 0 2001 1731">
          <text:p/>
        </draw:connector>
        <draw:connector draw:style-name="gr2" draw:text-style-name="P2" draw:layer="layout" draw:type="line" svg:x1="4.271cm" svg:y1="11.794cm" svg:x2="6.271cm" svg:y2="13.524cm" draw:start-shape="id630" draw:start-glue-point="2" draw:end-shape="id632" draw:end-glue-point="0" svg:d="M4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633" draw:start-glue-point="2" draw:end-shape="id634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635" draw:start-glue-point="2" draw:end-shape="id636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636" draw:start-glue-point="2" draw:end-shape="id637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633" draw:start-glue-point="2" draw:end-shape="id635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636" draw:start-glue-point="2" draw:end-shape="id638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639" draw:start-glue-point="2" draw:end-shape="id633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640" draw:start-glue-point="0" draw:end-shape="id641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641" draw:start-glue-point="0" draw:end-shape="id639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9.271cm" svg:y2="2.794cm" draw:start-shape="id639" draw:start-glue-point="0" draw:end-shape="id626" draw:end-glue-point="2" svg:d="M15271 4524l-6000-1730" svg:viewBox="0 0 6001 1731">
          <text:p/>
        </draw:connector>
        <draw:custom-shape draw:style-name="gr3" draw:text-style-name="P2" xml:id="id642" draw:id="id642" draw:layer="layout" svg:width="1.524cm" svg:height="1.27cm" svg:x="19.509cm" svg:y="10.524cm">
          <text:p text:style-name="P1">99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8.271cm" svg:y1="8.794cm" svg:x2="20.271cm" svg:y2="10.524cm" draw:start-shape="id641" draw:start-glue-point="2" draw:end-shape="id642" draw:end-glue-point="0" svg:d="M18271 8794l2000 1730" svg:viewBox="0 0 2001 1731">
          <text:p/>
        </draw:connector>
      </draw:page>
      <draw:page draw:name="page40" draw:style-name="dp1" draw:master-page-name="Default">
        <draw:custom-shape draw:style-name="gr3" draw:text-style-name="P2" xml:id="id643" draw:id="id643" draw:layer="layout" svg:width="1.524cm" svg:height="1.27cm" svg:x="8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644" draw:id="id644" draw:layer="layout" svg:width="1.524cm" svg:height="1.27cm" svg:x="2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5" draw:text-style-name="P13" xml:id="id656" draw:id="id656" draw:layer="layout" svg:width="1.524cm" svg:height="1.27cm" svg:x="14.509cm" svg:y="4.524cm">
          <text:p text:style-name="P12"><text:span text:style-name="T2">8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50" draw:id="id650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658" draw:id="id658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13" draw:text-style-name="P11" xml:id="id652" draw:id="id652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651" draw:id="id651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653" draw:id="id653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3" draw:text-style-name="P2" xml:id="id654" draw:id="id654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655" draw:id="id655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657" draw:id="id657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646" draw:id="id646" draw:layer="layout" svg:width="1.524cm" svg:height="1.27cm" svg:x="5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645" draw:id="id645" draw:layer="layout" svg:width="1.524cm" svg:height="1.27cm" svg:x="-0.491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647" draw:id="id647" draw:layer="layout" svg:width="1.524cm" svg:height="1.27cm" svg:x="3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649" draw:id="id649" draw:layer="layout" svg:width="1.524cm" svg:height="1.27cm" svg:x="5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648" draw:id="id648" draw:layer="layout" svg:width="1.524cm" svg:height="1.27cm" svg:x="1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271cm" svg:y1="2.794cm" svg:x2="3.271cm" svg:y2="4.524cm" draw:start-shape="id643" draw:start-glue-point="2" draw:end-shape="id644" draw:end-glue-point="0" svg:d="M9271 2794l-6000 1730" svg:viewBox="0 0 6001 1731">
          <text:p/>
        </draw:connector>
        <draw:connector draw:style-name="gr2" draw:text-style-name="P2" draw:layer="layout" draw:type="line" svg:x1="3.271cm" svg:y1="5.794cm" svg:x2="0.271cm" svg:y2="7.524cm" draw:start-shape="id644" draw:start-glue-point="2" draw:end-shape="id645" draw:end-glue-point="0" svg:d="M3271 5794l-3000 1730" svg:viewBox="0 0 3001 1731">
          <text:p/>
        </draw:connector>
        <draw:connector draw:style-name="gr2" draw:text-style-name="P2" draw:layer="layout" draw:type="line" svg:x1="3.271cm" svg:y1="5.794cm" svg:x2="6.271cm" svg:y2="7.524cm" draw:start-shape="id644" draw:start-glue-point="2" draw:end-shape="id646" draw:end-glue-point="0" svg:d="M3271 5794l3000 1730" svg:viewBox="0 0 3001 1731">
          <text:p/>
        </draw:connector>
        <draw:connector draw:style-name="gr2" draw:text-style-name="P2" draw:layer="layout" draw:type="line" svg:x1="6.271cm" svg:y1="8.794cm" svg:x2="4.271cm" svg:y2="10.524cm" draw:start-shape="id646" draw:start-glue-point="2" draw:end-shape="id647" draw:end-glue-point="0" svg:d="M6271 8794l-2000 1730" svg:viewBox="0 0 2001 1731">
          <text:p/>
        </draw:connector>
        <draw:connector draw:style-name="gr2" draw:text-style-name="P2" draw:layer="layout" draw:type="line" svg:x1="4.271cm" svg:y1="11.794cm" svg:x2="2.271cm" svg:y2="13.524cm" draw:start-shape="id647" draw:start-glue-point="2" draw:end-shape="id648" draw:end-glue-point="0" svg:d="M4271 11794l-2000 1730" svg:viewBox="0 0 2001 1731">
          <text:p/>
        </draw:connector>
        <draw:connector draw:style-name="gr2" draw:text-style-name="P2" draw:layer="layout" draw:type="line" svg:x1="4.271cm" svg:y1="11.794cm" svg:x2="6.271cm" svg:y2="13.524cm" draw:start-shape="id647" draw:start-glue-point="2" draw:end-shape="id649" draw:end-glue-point="0" svg:d="M4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650" draw:start-glue-point="2" draw:end-shape="id651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652" draw:start-glue-point="2" draw:end-shape="id653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653" draw:start-glue-point="2" draw:end-shape="id654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650" draw:start-glue-point="2" draw:end-shape="id652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653" draw:start-glue-point="2" draw:end-shape="id655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656" draw:start-glue-point="2" draw:end-shape="id650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657" draw:start-glue-point="0" draw:end-shape="id658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658" draw:start-glue-point="0" draw:end-shape="id656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9.271cm" svg:y2="2.794cm" draw:start-shape="id656" draw:start-glue-point="0" draw:end-shape="id643" draw:end-glue-point="2" svg:d="M15271 4524l-6000-1730" svg:viewBox="0 0 6001 1731">
          <text:p/>
        </draw:connector>
        <draw:custom-shape draw:style-name="gr3" draw:text-style-name="P2" xml:id="id659" draw:id="id659" draw:layer="layout" svg:width="1.524cm" svg:height="1.27cm" svg:x="19.509cm" svg:y="10.524cm">
          <text:p text:style-name="P1">99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8.271cm" svg:y1="8.794cm" svg:x2="20.271cm" svg:y2="10.524cm" draw:start-shape="id658" draw:start-glue-point="2" draw:end-shape="id659" draw:end-glue-point="0" svg:d="M18271 8794l2000 1730" svg:viewBox="0 0 2001 1731">
          <text:p/>
        </draw:connector>
        <draw:frame draw:style-name="gr14" draw:text-style-name="P15" draw:layer="layout" svg:width="1.205cm" svg:height="0.962cm" svg:x="15.605cm" svg:y="3.467cm">
          <draw:text-box>
            <text:p text:style-name="P14"><text:span text:style-name="T3">82</text:span></text:p>
          </draw:text-box>
        </draw:frame>
        <draw:line draw:style-name="gr15" draw:text-style-name="P7" draw:layer="layout" svg:x1="14.716cm" svg:y1="5.164cm" svg:x2="15.859cm" svg:y2="5.164cm">
          <text:p/>
        </draw:line>
      </draw:page>
      <draw:page draw:name="page41" draw:style-name="dp1" draw:master-page-name="Default">
        <draw:custom-shape draw:style-name="gr3" draw:text-style-name="P2" xml:id="id660" draw:id="id660" draw:layer="layout" svg:width="1.524cm" svg:height="1.27cm" svg:x="8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661" draw:id="id661" draw:layer="layout" svg:width="1.524cm" svg:height="1.27cm" svg:x="2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8" draw:text-style-name="P17" xml:id="id673" draw:id="id673" draw:layer="layout" svg:width="1.524cm" svg:height="1.27cm" svg:x="14.509cm" svg:y="4.524cm">
          <text:p text:style-name="P16"><text:span text:style-name="T4">8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67" draw:id="id667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675" draw:id="id675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13" draw:text-style-name="P11" xml:id="id669" draw:id="id669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668" draw:id="id668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670" draw:id="id670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3" draw:text-style-name="P2" xml:id="id671" draw:id="id671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672" draw:id="id672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674" draw:id="id674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663" draw:id="id663" draw:layer="layout" svg:width="1.524cm" svg:height="1.27cm" svg:x="5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662" draw:id="id662" draw:layer="layout" svg:width="1.524cm" svg:height="1.27cm" svg:x="-0.491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664" draw:id="id664" draw:layer="layout" svg:width="1.524cm" svg:height="1.27cm" svg:x="3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666" draw:id="id666" draw:layer="layout" svg:width="1.524cm" svg:height="1.27cm" svg:x="5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665" draw:id="id665" draw:layer="layout" svg:width="1.524cm" svg:height="1.27cm" svg:x="1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271cm" svg:y1="2.794cm" svg:x2="3.271cm" svg:y2="4.524cm" draw:start-shape="id660" draw:start-glue-point="2" draw:end-shape="id661" draw:end-glue-point="0" svg:d="M9271 2794l-6000 1730" svg:viewBox="0 0 6001 1731">
          <text:p/>
        </draw:connector>
        <draw:connector draw:style-name="gr2" draw:text-style-name="P2" draw:layer="layout" draw:type="line" svg:x1="3.271cm" svg:y1="5.794cm" svg:x2="0.271cm" svg:y2="7.524cm" draw:start-shape="id661" draw:start-glue-point="2" draw:end-shape="id662" draw:end-glue-point="0" svg:d="M3271 5794l-3000 1730" svg:viewBox="0 0 3001 1731">
          <text:p/>
        </draw:connector>
        <draw:connector draw:style-name="gr2" draw:text-style-name="P2" draw:layer="layout" draw:type="line" svg:x1="3.271cm" svg:y1="5.794cm" svg:x2="6.271cm" svg:y2="7.524cm" draw:start-shape="id661" draw:start-glue-point="2" draw:end-shape="id663" draw:end-glue-point="0" svg:d="M3271 5794l3000 1730" svg:viewBox="0 0 3001 1731">
          <text:p/>
        </draw:connector>
        <draw:connector draw:style-name="gr2" draw:text-style-name="P2" draw:layer="layout" draw:type="line" svg:x1="6.271cm" svg:y1="8.794cm" svg:x2="4.271cm" svg:y2="10.524cm" draw:start-shape="id663" draw:start-glue-point="2" draw:end-shape="id664" draw:end-glue-point="0" svg:d="M6271 8794l-2000 1730" svg:viewBox="0 0 2001 1731">
          <text:p/>
        </draw:connector>
        <draw:connector draw:style-name="gr2" draw:text-style-name="P2" draw:layer="layout" draw:type="line" svg:x1="4.271cm" svg:y1="11.794cm" svg:x2="2.271cm" svg:y2="13.524cm" draw:start-shape="id664" draw:start-glue-point="2" draw:end-shape="id665" draw:end-glue-point="0" svg:d="M4271 11794l-2000 1730" svg:viewBox="0 0 2001 1731">
          <text:p/>
        </draw:connector>
        <draw:connector draw:style-name="gr2" draw:text-style-name="P2" draw:layer="layout" draw:type="line" svg:x1="4.271cm" svg:y1="11.794cm" svg:x2="6.271cm" svg:y2="13.524cm" draw:start-shape="id664" draw:start-glue-point="2" draw:end-shape="id666" draw:end-glue-point="0" svg:d="M4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667" draw:start-glue-point="2" draw:end-shape="id668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669" draw:start-glue-point="2" draw:end-shape="id670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670" draw:start-glue-point="2" draw:end-shape="id671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667" draw:start-glue-point="2" draw:end-shape="id669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670" draw:start-glue-point="2" draw:end-shape="id672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673" draw:start-glue-point="2" draw:end-shape="id667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674" draw:start-glue-point="0" draw:end-shape="id675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675" draw:start-glue-point="0" draw:end-shape="id673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9.271cm" svg:y2="2.794cm" draw:start-shape="id673" draw:start-glue-point="0" draw:end-shape="id660" draw:end-glue-point="2" svg:d="M15271 4524l-6000-1730" svg:viewBox="0 0 6001 1731">
          <text:p/>
        </draw:connector>
        <draw:custom-shape draw:style-name="gr3" draw:text-style-name="P2" xml:id="id676" draw:id="id676" draw:layer="layout" svg:width="1.524cm" svg:height="1.27cm" svg:x="19.509cm" svg:y="10.524cm">
          <text:p text:style-name="P1">99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8.271cm" svg:y1="8.794cm" svg:x2="20.271cm" svg:y2="10.524cm" draw:start-shape="id675" draw:start-glue-point="2" draw:end-shape="id676" draw:end-glue-point="0" svg:d="M18271 8794l2000 1730" svg:viewBox="0 0 2001 1731">
          <text:p/>
        </draw:connector>
      </draw:page>
      <draw:page draw:name="page42" draw:style-name="dp1" draw:master-page-name="Default">
        <draw:custom-shape draw:style-name="gr3" draw:text-style-name="P2" xml:id="id677" draw:id="id677" draw:layer="layout" svg:width="1.524cm" svg:height="1.27cm" svg:x="8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678" draw:id="id678" draw:layer="layout" svg:width="1.524cm" svg:height="1.27cm" svg:x="2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8" draw:text-style-name="P17" xml:id="id690" draw:id="id690" draw:layer="layout" svg:width="1.524cm" svg:height="1.27cm" svg:x="14.509cm" svg:y="4.524cm">
          <text:p text:style-name="P16"><text:span text:style-name="T4">8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84" draw:id="id684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692" draw:id="id692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5" draw:text-style-name="P6" xml:id="id686" draw:id="id686" draw:layer="layout" svg:width="1.524cm" svg:height="1.27cm" svg:x="13.509cm" svg:y="10.524cm">
          <text:p text:style-name="P1">82</text:p>
          <draw:enhanced-geometry svg:viewBox="0 0 21600 21600" draw:type="rectangle" draw:enhanced-path="M 0 0 L 21600 0 21600 21600 0 21600 0 0 Z N"/>
        </draw:custom-shape>
        <draw:custom-shape draw:style-name="gr3" draw:text-style-name="P2" xml:id="id685" draw:id="id685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687" draw:id="id687" draw:layer="layout" svg:width="1.524cm" svg:height="1.27cm" svg:x="11.509cm" svg:y="13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3" draw:text-style-name="P2" xml:id="id688" draw:id="id688" draw:layer="layout" svg:width="1.524cm" svg:height="1.27cm" svg:x="10.509cm" svg:y="16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689" draw:id="id689" draw:layer="layout" svg:width="1.524cm" svg:height="1.27cm" svg:x="12.509cm" svg:y="16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691" draw:id="id691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680" draw:id="id680" draw:layer="layout" svg:width="1.524cm" svg:height="1.27cm" svg:x="5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679" draw:id="id679" draw:layer="layout" svg:width="1.524cm" svg:height="1.27cm" svg:x="-0.491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681" draw:id="id681" draw:layer="layout" svg:width="1.524cm" svg:height="1.27cm" svg:x="3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683" draw:id="id683" draw:layer="layout" svg:width="1.524cm" svg:height="1.27cm" svg:x="5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682" draw:id="id682" draw:layer="layout" svg:width="1.524cm" svg:height="1.27cm" svg:x="1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271cm" svg:y1="2.794cm" svg:x2="3.271cm" svg:y2="4.524cm" draw:start-shape="id677" draw:start-glue-point="2" draw:end-shape="id678" draw:end-glue-point="0" svg:d="M9271 2794l-6000 1730" svg:viewBox="0 0 6001 1731">
          <text:p/>
        </draw:connector>
        <draw:connector draw:style-name="gr2" draw:text-style-name="P2" draw:layer="layout" draw:type="line" svg:x1="3.271cm" svg:y1="5.794cm" svg:x2="0.271cm" svg:y2="7.524cm" draw:start-shape="id678" draw:start-glue-point="2" draw:end-shape="id679" draw:end-glue-point="0" svg:d="M3271 5794l-3000 1730" svg:viewBox="0 0 3001 1731">
          <text:p/>
        </draw:connector>
        <draw:connector draw:style-name="gr2" draw:text-style-name="P2" draw:layer="layout" draw:type="line" svg:x1="3.271cm" svg:y1="5.794cm" svg:x2="6.271cm" svg:y2="7.524cm" draw:start-shape="id678" draw:start-glue-point="2" draw:end-shape="id680" draw:end-glue-point="0" svg:d="M3271 5794l3000 1730" svg:viewBox="0 0 3001 1731">
          <text:p/>
        </draw:connector>
        <draw:connector draw:style-name="gr2" draw:text-style-name="P2" draw:layer="layout" draw:type="line" svg:x1="6.271cm" svg:y1="8.794cm" svg:x2="4.271cm" svg:y2="10.524cm" draw:start-shape="id680" draw:start-glue-point="2" draw:end-shape="id681" draw:end-glue-point="0" svg:d="M6271 8794l-2000 1730" svg:viewBox="0 0 2001 1731">
          <text:p/>
        </draw:connector>
        <draw:connector draw:style-name="gr2" draw:text-style-name="P2" draw:layer="layout" draw:type="line" svg:x1="4.271cm" svg:y1="11.794cm" svg:x2="2.271cm" svg:y2="13.524cm" draw:start-shape="id681" draw:start-glue-point="2" draw:end-shape="id682" draw:end-glue-point="0" svg:d="M4271 11794l-2000 1730" svg:viewBox="0 0 2001 1731">
          <text:p/>
        </draw:connector>
        <draw:connector draw:style-name="gr2" draw:text-style-name="P2" draw:layer="layout" draw:type="line" svg:x1="4.271cm" svg:y1="11.794cm" svg:x2="6.271cm" svg:y2="13.524cm" draw:start-shape="id681" draw:start-glue-point="2" draw:end-shape="id683" draw:end-glue-point="0" svg:d="M4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684" draw:start-glue-point="2" draw:end-shape="id685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2.271cm" svg:y2="13.524cm" draw:start-shape="id686" draw:start-glue-point="2" draw:end-shape="id687" draw:end-glue-point="0" svg:d="M14271 11794l-2000 1730" svg:viewBox="0 0 2001 1731">
          <text:p/>
        </draw:connector>
        <draw:connector draw:style-name="gr2" draw:text-style-name="P2" draw:layer="layout" draw:type="line" svg:x1="12.271cm" svg:y1="14.794cm" svg:x2="11.271cm" svg:y2="16.524cm" draw:start-shape="id687" draw:start-glue-point="2" draw:end-shape="id688" draw:end-glue-point="0" svg:d="M12271 14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684" draw:start-glue-point="2" draw:end-shape="id686" draw:end-glue-point="0" svg:d="M12271 8794l2000 1730" svg:viewBox="0 0 2001 1731">
          <text:p/>
        </draw:connector>
        <draw:connector draw:style-name="gr2" draw:text-style-name="P2" draw:layer="layout" draw:type="line" svg:x1="12.271cm" svg:y1="14.794cm" svg:x2="13.271cm" svg:y2="16.524cm" draw:start-shape="id687" draw:start-glue-point="2" draw:end-shape="id689" draw:end-glue-point="0" svg:d="M12271 14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690" draw:start-glue-point="2" draw:end-shape="id684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691" draw:start-glue-point="0" draw:end-shape="id692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692" draw:start-glue-point="0" draw:end-shape="id690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9.271cm" svg:y2="2.794cm" draw:start-shape="id690" draw:start-glue-point="0" draw:end-shape="id677" draw:end-glue-point="2" svg:d="M15271 4524l-6000-1730" svg:viewBox="0 0 6001 1731">
          <text:p/>
        </draw:connector>
        <draw:custom-shape draw:style-name="gr3" draw:text-style-name="P2" xml:id="id693" draw:id="id693" draw:layer="layout" svg:width="1.524cm" svg:height="1.27cm" svg:x="19.509cm" svg:y="10.524cm">
          <text:p text:style-name="P1">99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8.271cm" svg:y1="8.794cm" svg:x2="20.271cm" svg:y2="10.524cm" draw:start-shape="id692" draw:start-glue-point="2" draw:end-shape="id693" draw:end-glue-point="0" svg:d="M18271 8794l2000 1730" svg:viewBox="0 0 2001 1731">
          <text:p/>
        </draw:connector>
      </draw:page>
      <draw:page draw:name="page43" draw:style-name="dp1" draw:master-page-name="Default">
        <draw:custom-shape draw:style-name="gr3" draw:text-style-name="P2" xml:id="id694" draw:id="id694" draw:layer="layout" svg:width="1.524cm" svg:height="1.27cm" svg:x="8.509cm" svg:y="1.524cm">
          <text:p text:style-name="P1">44</text:p>
          <draw:enhanced-geometry svg:viewBox="0 0 21600 21600" draw:type="rectangle" draw:enhanced-path="M 0 0 L 21600 0 21600 21600 0 21600 0 0 Z N"/>
        </draw:custom-shape>
        <draw:custom-shape draw:style-name="gr3" draw:text-style-name="P2" xml:id="id695" draw:id="id695" draw:layer="layout" svg:width="1.524cm" svg:height="1.27cm" svg:x="2.509cm" svg:y="4.524cm">
          <text:p text:style-name="P1">17</text:p>
          <draw:enhanced-geometry svg:viewBox="0 0 21600 21600" draw:type="rectangle" draw:enhanced-path="M 0 0 L 21600 0 21600 21600 0 21600 0 0 Z N"/>
        </draw:custom-shape>
        <draw:custom-shape draw:style-name="gr8" draw:text-style-name="P17" xml:id="id706" draw:id="id706" draw:layer="layout" svg:width="1.524cm" svg:height="1.27cm" svg:x="14.509cm" svg:y="4.524cm">
          <text:p text:style-name="P16"><text:span text:style-name="T4">8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701" draw:id="id701" draw:layer="layout" svg:width="1.524cm" svg:height="1.27cm" svg:x="11.509cm" svg:y="7.524cm">
          <text:p text:style-name="P1">65</text:p>
          <draw:enhanced-geometry svg:viewBox="0 0 21600 21600" draw:type="rectangle" draw:enhanced-path="M 0 0 L 21600 0 21600 21600 0 21600 0 0 Z N"/>
        </draw:custom-shape>
        <draw:custom-shape draw:style-name="gr3" draw:text-style-name="P2" xml:id="id708" draw:id="id708" draw:layer="layout" svg:width="1.524cm" svg:height="1.27cm" svg:x="17.509cm" svg:y="7.524cm">
          <text:p text:style-name="P1">97</text:p>
          <draw:enhanced-geometry svg:viewBox="0 0 21600 21600" draw:type="rectangle" draw:enhanced-path="M 0 0 L 21600 0 21600 21600 0 21600 0 0 Z N"/>
        </draw:custom-shape>
        <draw:custom-shape draw:style-name="gr3" draw:text-style-name="P2" xml:id="id702" draw:id="id702" draw:layer="layout" svg:width="1.524cm" svg:height="1.27cm" svg:x="9.509cm" svg:y="10.524cm">
          <text:p text:style-name="P1">54</text:p>
          <draw:enhanced-geometry svg:viewBox="0 0 21600 21600" draw:type="rectangle" draw:enhanced-path="M 0 0 L 21600 0 21600 21600 0 21600 0 0 Z N"/>
        </draw:custom-shape>
        <draw:custom-shape draw:style-name="gr3" draw:text-style-name="P2" xml:id="id703" draw:id="id703" draw:layer="layout" svg:width="1.524cm" svg:height="1.27cm" svg:x="13.509cm" svg:y="10.524cm">
          <text:p text:style-name="P1">76</text:p>
          <draw:enhanced-geometry svg:viewBox="0 0 21600 21600" draw:type="rectangle" draw:enhanced-path="M 0 0 L 21600 0 21600 21600 0 21600 0 0 Z N"/>
        </draw:custom-shape>
        <draw:custom-shape draw:style-name="gr3" draw:text-style-name="P2" xml:id="id704" draw:id="id704" draw:layer="layout" svg:width="1.524cm" svg:height="1.27cm" svg:x="12.509cm" svg:y="13.524cm">
          <text:p text:style-name="P1">68</text:p>
          <draw:enhanced-geometry svg:viewBox="0 0 21600 21600" draw:type="rectangle" draw:enhanced-path="M 0 0 L 21600 0 21600 21600 0 21600 0 0 Z N"/>
        </draw:custom-shape>
        <draw:custom-shape draw:style-name="gr3" draw:text-style-name="P2" xml:id="id705" draw:id="id705" draw:layer="layout" svg:width="1.524cm" svg:height="1.27cm" svg:x="14.509cm" svg:y="13.52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2" xml:id="id707" draw:id="id707" draw:layer="layout" svg:width="1.524cm" svg:height="1.27cm" svg:x="15.509cm" svg:y="10.524cm">
          <text:p text:style-name="P1">93</text:p>
          <draw:enhanced-geometry svg:viewBox="0 0 21600 21600" draw:type="rectangle" draw:enhanced-path="M 0 0 L 21600 0 21600 21600 0 21600 0 0 Z N"/>
        </draw:custom-shape>
        <draw:custom-shape draw:style-name="gr3" draw:text-style-name="P2" xml:id="id697" draw:id="id697" draw:layer="layout" svg:width="1.524cm" svg:height="1.27cm" svg:x="5.509cm" svg:y="7.524cm">
          <text:p text:style-name="P1">32</text:p>
          <draw:enhanced-geometry svg:viewBox="0 0 21600 21600" draw:type="rectangle" draw:enhanced-path="M 0 0 L 21600 0 21600 21600 0 21600 0 0 Z N"/>
        </draw:custom-shape>
        <draw:custom-shape draw:style-name="gr3" draw:text-style-name="P2" xml:id="id696" draw:id="id696" draw:layer="layout" svg:width="1.524cm" svg:height="1.27cm" svg:x="-0.491cm" svg:y="7.524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3" draw:text-style-name="P2" xml:id="id698" draw:id="id698" draw:layer="layout" svg:width="1.524cm" svg:height="1.27cm" svg:x="3.509cm" svg:y="10.524cm">
          <text:p text:style-name="P1">28</text:p>
          <draw:enhanced-geometry svg:viewBox="0 0 21600 21600" draw:type="rectangle" draw:enhanced-path="M 0 0 L 21600 0 21600 21600 0 21600 0 0 Z N"/>
        </draw:custom-shape>
        <draw:custom-shape draw:style-name="gr3" draw:text-style-name="P2" xml:id="id700" draw:id="id700" draw:layer="layout" svg:width="1.524cm" svg:height="1.27cm" svg:x="5.509cm" svg:y="13.524cm">
          <text:p text:style-name="P1">29</text:p>
          <draw:enhanced-geometry svg:viewBox="0 0 21600 21600" draw:type="rectangle" draw:enhanced-path="M 0 0 L 21600 0 21600 21600 0 21600 0 0 Z N"/>
        </draw:custom-shape>
        <draw:custom-shape draw:style-name="gr3" draw:text-style-name="P2" xml:id="id699" draw:id="id699" draw:layer="layout" svg:width="1.524cm" svg:height="1.27cm" svg:x="1.509cm" svg:y="13.524cm">
          <text:p text:style-name="P1">21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9.271cm" svg:y1="2.794cm" svg:x2="3.271cm" svg:y2="4.524cm" draw:start-shape="id694" draw:start-glue-point="2" draw:end-shape="id695" draw:end-glue-point="0" svg:d="M9271 2794l-6000 1730" svg:viewBox="0 0 6001 1731">
          <text:p/>
        </draw:connector>
        <draw:connector draw:style-name="gr2" draw:text-style-name="P2" draw:layer="layout" draw:type="line" svg:x1="3.271cm" svg:y1="5.794cm" svg:x2="0.271cm" svg:y2="7.524cm" draw:start-shape="id695" draw:start-glue-point="2" draw:end-shape="id696" draw:end-glue-point="0" svg:d="M3271 5794l-3000 1730" svg:viewBox="0 0 3001 1731">
          <text:p/>
        </draw:connector>
        <draw:connector draw:style-name="gr2" draw:text-style-name="P2" draw:layer="layout" draw:type="line" svg:x1="3.271cm" svg:y1="5.794cm" svg:x2="6.271cm" svg:y2="7.524cm" draw:start-shape="id695" draw:start-glue-point="2" draw:end-shape="id697" draw:end-glue-point="0" svg:d="M3271 5794l3000 1730" svg:viewBox="0 0 3001 1731">
          <text:p/>
        </draw:connector>
        <draw:connector draw:style-name="gr2" draw:text-style-name="P2" draw:layer="layout" draw:type="line" svg:x1="6.271cm" svg:y1="8.794cm" svg:x2="4.271cm" svg:y2="10.524cm" draw:start-shape="id697" draw:start-glue-point="2" draw:end-shape="id698" draw:end-glue-point="0" svg:d="M6271 8794l-2000 1730" svg:viewBox="0 0 2001 1731">
          <text:p/>
        </draw:connector>
        <draw:connector draw:style-name="gr2" draw:text-style-name="P2" draw:layer="layout" draw:type="line" svg:x1="4.271cm" svg:y1="11.794cm" svg:x2="2.271cm" svg:y2="13.524cm" draw:start-shape="id698" draw:start-glue-point="2" draw:end-shape="id699" draw:end-glue-point="0" svg:d="M4271 11794l-2000 1730" svg:viewBox="0 0 2001 1731">
          <text:p/>
        </draw:connector>
        <draw:connector draw:style-name="gr2" draw:text-style-name="P2" draw:layer="layout" draw:type="line" svg:x1="4.271cm" svg:y1="11.794cm" svg:x2="6.271cm" svg:y2="13.524cm" draw:start-shape="id698" draw:start-glue-point="2" draw:end-shape="id700" draw:end-glue-point="0" svg:d="M4271 11794l2000 1730" svg:viewBox="0 0 2001 1731">
          <text:p/>
        </draw:connector>
        <draw:connector draw:style-name="gr2" draw:text-style-name="P2" draw:layer="layout" draw:type="line" svg:x1="12.271cm" svg:y1="8.794cm" svg:x2="10.271cm" svg:y2="10.524cm" draw:start-shape="id701" draw:start-glue-point="2" draw:end-shape="id702" draw:end-glue-point="0" svg:d="M12271 8794l-2000 1730" svg:viewBox="0 0 2001 1731">
          <text:p/>
        </draw:connector>
        <draw:connector draw:style-name="gr2" draw:text-style-name="P2" draw:layer="layout" draw:type="line" svg:x1="14.271cm" svg:y1="11.794cm" svg:x2="13.271cm" svg:y2="13.524cm" draw:start-shape="id703" draw:start-glue-point="2" draw:end-shape="id704" draw:end-glue-point="0" svg:d="M14271 11794l-1000 1730" svg:viewBox="0 0 1001 1731">
          <text:p/>
        </draw:connector>
        <draw:connector draw:style-name="gr2" draw:text-style-name="P2" draw:layer="layout" draw:type="line" svg:x1="12.271cm" svg:y1="8.794cm" svg:x2="14.271cm" svg:y2="10.524cm" draw:start-shape="id701" draw:start-glue-point="2" svg:d="M12271 8794l2000 1730" svg:viewBox="0 0 2001 1731">
          <text:p/>
        </draw:connector>
        <draw:connector draw:style-name="gr2" draw:text-style-name="P2" draw:layer="layout" draw:type="line" svg:x1="14.271cm" svg:y1="11.794cm" svg:x2="15.271cm" svg:y2="13.524cm" draw:start-shape="id703" draw:start-glue-point="2" draw:end-shape="id705" draw:end-glue-point="0" svg:d="M14271 11794l1000 1730" svg:viewBox="0 0 1001 1731">
          <text:p/>
        </draw:connector>
        <draw:connector draw:style-name="gr2" draw:text-style-name="P2" draw:layer="layout" draw:type="line" svg:x1="15.271cm" svg:y1="5.794cm" svg:x2="12.271cm" svg:y2="7.524cm" draw:start-shape="id706" draw:start-glue-point="2" draw:end-shape="id701" draw:end-glue-point="0" svg:d="M15271 5794l-3000 1730" svg:viewBox="0 0 3001 1731">
          <text:p/>
        </draw:connector>
        <draw:connector draw:style-name="gr2" draw:text-style-name="P2" draw:layer="layout" draw:type="line" svg:x1="16.271cm" svg:y1="10.524cm" svg:x2="18.271cm" svg:y2="8.794cm" draw:start-shape="id707" draw:start-glue-point="0" draw:end-shape="id708" draw:end-glue-point="2" svg:d="M16271 10524l2000-1730" svg:viewBox="0 0 2001 1731">
          <text:p/>
        </draw:connector>
        <draw:connector draw:style-name="gr2" draw:text-style-name="P2" draw:layer="layout" draw:type="line" svg:x1="18.271cm" svg:y1="7.524cm" svg:x2="15.271cm" svg:y2="5.794cm" draw:start-shape="id708" draw:start-glue-point="0" draw:end-shape="id706" draw:end-glue-point="2" svg:d="M18271 7524l-3000-1730" svg:viewBox="0 0 3001 1731">
          <text:p/>
        </draw:connector>
        <draw:connector draw:style-name="gr2" draw:text-style-name="P2" draw:layer="layout" draw:type="line" svg:x1="15.271cm" svg:y1="4.524cm" svg:x2="9.271cm" svg:y2="2.794cm" draw:start-shape="id706" draw:start-glue-point="0" draw:end-shape="id694" draw:end-glue-point="2" svg:d="M15271 4524l-6000-1730" svg:viewBox="0 0 6001 1731">
          <text:p/>
        </draw:connector>
        <draw:custom-shape draw:style-name="gr3" draw:text-style-name="P2" xml:id="id709" draw:id="id709" draw:layer="layout" svg:width="1.524cm" svg:height="1.27cm" svg:x="19.509cm" svg:y="10.524cm">
          <text:p text:style-name="P1">99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8.271cm" svg:y1="8.794cm" svg:x2="20.271cm" svg:y2="10.524cm" draw:start-shape="id708" draw:start-glue-point="2" draw:end-shape="id709" draw:end-glue-point="0" svg:d="M18271 8794l2000 1730" svg:viewBox="0 0 2001 17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8T06:39:43.619588432</meta:creation-date>
    <dc:date>2019-10-08T08:15:53.919599474</dc:date>
    <meta:editing-duration>PT23M13S</meta:editing-duration>
    <meta:editing-cycles>2</meta:editing-cycles>
    <meta:generator>LibreOffice/6.2.7.1$Linux_X86_64 LibreOffice_project/20$Build-1</meta:generator>
    <meta:document-statistic meta:object-count="1377"/>
  </office:meta>
</office:document-meta>
</file>